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5437in">
            <draw:object draw:notify-on-update-of-ranges="Sheet1.A2:Sheet1.A801 Sheet1.B1:Sheet1.B1 Sheet1.B2:Sheet1.B801 Sheet1.A2:Sheet1.A801 Sheet1.C1:Sheet1.C1 Sheet1.C2:Sheet1.C801 Sheet1.A2:Sheet1.A801 Sheet1.D1:Sheet1.D1 Sheet1.D2:Sheet1.D801 Sheet1.A2:Sheet1.A801 Sheet1.E1:Sheet1.E1 Sheet1.E2:Sheet1.E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]-[.E3])-([.D2]-[.E2])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75">
            <text:p>0.00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12499999">
            <text:p>0.0124999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14999999">
            <text:p>0.014999999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17499998">
            <text:p>0.0174999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19999998">
            <text:p>0.01999999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22499997">
            <text:p>0.0224999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24999997">
            <text:p>0.02499999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27499996">
            <text:p>0.0274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398242">
            <text:p>-0.013398242</text:p>
          </table:table-cell>
          <table:table-cell/>
          <table:table-cell table:formula="of:=([.D13]-[.E13])-([.D12]-[.E12])" office:value-type="float" office:value="0.013398242">
            <text:p>0.01339824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29999996">
            <text:p>0.029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398242">
            <text:p>-0.013398242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32499995">
            <text:p>0.0324999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6796484">
            <text:p>-0.026796484</text:p>
          </table:table-cell>
          <table:table-cell/>
          <table:table-cell table:formula="of:=([.D15]-[.E15])-([.D14]-[.E14])" office:value-type="float" office:value="0.013398242">
            <text:p>0.01339824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34999996">
            <text:p>0.03499999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019473">
            <text:p>-0.04019473</text:p>
          </table:table-cell>
          <table:table-cell/>
          <table:table-cell table:formula="of:=([.D16]-[.E16])-([.D15]-[.E15])" office:value-type="float" office:value="0.013398246">
            <text:p>0.01339824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37499998">
            <text:p>0.03749999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0194727">
            <text:p>-0.040194727</text:p>
          </table:table-cell>
          <table:table-cell/>
          <table:table-cell table:formula="of:=([.D17]-[.E17])-([.D16]-[.E16])" office:value-type="float" office:value="-0.00000000299999999842093">
            <text:p>-0.00000000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038946">
            <text:p>-0.08038946</text:p>
          </table:table-cell>
          <table:table-cell/>
          <table:table-cell table:formula="of:=([.D18]-[.E18])-([.D17]-[.E17])" office:value-type="float" office:value="0.040194733">
            <text:p>0.0401947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425">
            <text:p>0.04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6991225">
            <text:p>-0.066991225</text:p>
          </table:table-cell>
          <table:table-cell/>
          <table:table-cell table:formula="of:=([.D19]-[.E19])-([.D18]-[.E18])" office:value-type="float" office:value="-0.013398235">
            <text:p>-0.01339823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45">
            <text:p>0.045</text:p>
          </table:table-cell>
          <table:table-cell office:value-type="float" office:value="0.0109812">
            <text:p>0.0109812</text:p>
          </table:table-cell>
          <table:table-cell office:value-type="float" office:value="0">
            <text:p>0</text:p>
          </table:table-cell>
          <table:table-cell office:value-type="float" office:value="-0.026796488">
            <text:p>-0.026796488</text:p>
          </table:table-cell>
          <table:table-cell/>
          <table:table-cell table:formula="of:=([.D20]-[.E20])-([.D19]-[.E19])" office:value-type="float" office:value="-0.040194737">
            <text:p>-0.04019473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47500003">
            <text:p>0.047500003</text:p>
          </table:table-cell>
          <table:table-cell office:value-type="float" office:value="0.016471801">
            <text:p>0.016471801</text:p>
          </table:table-cell>
          <table:table-cell office:value-type="float" office:value="0">
            <text:p>0</text:p>
          </table:table-cell>
          <table:table-cell office:value-type="float" office:value="-0.013398244">
            <text:p>-0.013398244</text:p>
          </table:table-cell>
          <table:table-cell/>
          <table:table-cell table:formula="of:=([.D21]-[.E21])-([.D20]-[.E20])" office:value-type="float" office:value="-0.013398244">
            <text:p>-0.013398244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50000004">
            <text:p>0.050000004</text:p>
          </table:table-cell>
          <table:table-cell office:value-type="float" office:value="0.020132199">
            <text:p>0.020132199</text:p>
          </table:table-cell>
          <table:table-cell office:value-type="float" office:value="0">
            <text:p>0</text:p>
          </table:table-cell>
          <table:table-cell office:value-type="float" office:value="0.013398244">
            <text:p>0.013398244</text:p>
          </table:table-cell>
          <table:table-cell/>
          <table:table-cell table:formula="of:=([.D22]-[.E22])-([.D21]-[.E21])" office:value-type="float" office:value="-0.026796488">
            <text:p>-0.02679648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52500006">
            <text:p>0.052500006</text:p>
          </table:table-cell>
          <table:table-cell office:value-type="float" office:value="0.020132199">
            <text:p>0.020132199</text:p>
          </table:table-cell>
          <table:table-cell office:value-type="float" office:value="0">
            <text:p>0</text:p>
          </table:table-cell>
          <table:table-cell office:value-type="float" office:value="0.026796479">
            <text:p>0.026796479</text:p>
          </table:table-cell>
          <table:table-cell/>
          <table:table-cell table:formula="of:=([.D23]-[.E23])-([.D22]-[.E22])" office:value-type="float" office:value="-0.013398235">
            <text:p>-0.01339823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55000007">
            <text:p>0.055000007</text:p>
          </table:table-cell>
          <table:table-cell office:value-type="float" office:value="0.027453002">
            <text:p>0.027453002</text:p>
          </table:table-cell>
          <table:table-cell office:value-type="float" office:value="0.01">
            <text:p>0.01</text:p>
          </table:table-cell>
          <table:table-cell office:value-type="float" office:value="0.026796479">
            <text:p>0.026796479</text:p>
          </table:table-cell>
          <table:table-cell/>
          <table:table-cell table:formula="of:=([.D24]-[.E24])-([.D23]-[.E23])" office:value-type="float" office:value="0.01">
            <text:p>0.0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5750001">
            <text:p>0.05750001</text:p>
          </table:table-cell>
          <table:table-cell office:value-type="float" office:value="0.029283201">
            <text:p>0.029283201</text:p>
          </table:table-cell>
          <table:table-cell office:value-type="float" office:value="0.02">
            <text:p>0.02</text:p>
          </table:table-cell>
          <table:table-cell office:value-type="float" office:value="0.026796488">
            <text:p>0.026796488</text:p>
          </table:table-cell>
          <table:table-cell/>
          <table:table-cell table:formula="of:=([.D25]-[.E25])-([.D24]-[.E24])" office:value-type="float" office:value="0.009999991">
            <text:p>0.00999999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6000001">
            <text:p>0.06000001</text:p>
          </table:table-cell>
          <table:table-cell office:value-type="float" office:value="0.036604002">
            <text:p>0.0366040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table:formula="of:=([.D26]-[.E26])-([.D25]-[.E25])" office:value-type="float" office:value="0.036796488">
            <text:p>0.03679648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6250001">
            <text:p>0.06250001</text:p>
          </table:table-cell>
          <table:table-cell office:value-type="float" office:value="0.036604002">
            <text:p>0.0366040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27]-[.E27])-([.D26]-[.E26])" office:value-type="float" office:value="0.01">
            <text:p>0.0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65000005">
            <text:p>0.065000005</text:p>
          </table:table-cell>
          <table:table-cell office:value-type="float" office:value="0.036604002">
            <text:p>0.036604002</text:p>
          </table:table-cell>
          <table:table-cell office:value-type="float" office:value="0.049999997">
            <text:p>0.049999997</text:p>
          </table:table-cell>
          <table:table-cell office:value-type="float" office:value="-0.013398244">
            <text:p>-0.013398244</text:p>
          </table:table-cell>
          <table:table-cell/>
          <table:table-cell table:formula="of:=([.D28]-[.E28])-([.D27]-[.E27])" office:value-type="float" office:value="0.023398241">
            <text:p>0.02339824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675">
            <text:p>0.0675</text:p>
          </table:table-cell>
          <table:table-cell office:value-type="float" office:value="0.0402644">
            <text:p>0.0402644</text:p>
          </table:table-cell>
          <table:table-cell office:value-type="float" office:value="0.059999995">
            <text:p>0.059999995</text:p>
          </table:table-cell>
          <table:table-cell office:value-type="float" office:value="-0.026796488">
            <text:p>-0.026796488</text:p>
          </table:table-cell>
          <table:table-cell/>
          <table:table-cell table:formula="of:=([.D29]-[.E29])-([.D28]-[.E28])" office:value-type="float" office:value="0.023398242">
            <text:p>0.02339824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7">
            <text:p>0.07</text:p>
          </table:table-cell>
          <table:table-cell office:value-type="float" office:value="0.038434204">
            <text:p>0.038434204</text:p>
          </table:table-cell>
          <table:table-cell office:value-type="float" office:value="0.06999999">
            <text:p>0.06999999</text:p>
          </table:table-cell>
          <table:table-cell office:value-type="float" office:value="-0.026796488">
            <text:p>-0.026796488</text:p>
          </table:table-cell>
          <table:table-cell/>
          <table:table-cell table:formula="of:=([.D30]-[.E30])-([.D29]-[.E29])" office:value-type="float" office:value="0.00999999499999998">
            <text:p>0.00999999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725">
            <text:p>0.0725</text:p>
          </table:table-cell>
          <table:table-cell office:value-type="float" office:value="0.045755">
            <text:p>0.045755</text:p>
          </table:table-cell>
          <table:table-cell office:value-type="float" office:value="0.07999999">
            <text:p>0.07999999</text:p>
          </table:table-cell>
          <table:table-cell office:value-type="float" office:value="-0.040194735">
            <text:p>-0.040194735</text:p>
          </table:table-cell>
          <table:table-cell/>
          <table:table-cell table:formula="of:=([.D31]-[.E31])-([.D30]-[.E30])" office:value-type="float" office:value="0.023398247">
            <text:p>0.02339824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74999996">
            <text:p>0.074999996</text:p>
          </table:table-cell>
          <table:table-cell office:value-type="float" office:value="0.045755">
            <text:p>0.045755</text:p>
          </table:table-cell>
          <table:table-cell office:value-type="float" office:value="0.08999999">
            <text:p>0.08999999</text:p>
          </table:table-cell>
          <table:table-cell office:value-type="float" office:value="-0.013398244">
            <text:p>-0.013398244</text:p>
          </table:table-cell>
          <table:table-cell/>
          <table:table-cell table:formula="of:=([.D32]-[.E32])-([.D31]-[.E31])" office:value-type="float" office:value="-0.016796491">
            <text:p>-0.01679649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7749999">
            <text:p>0.07749999</text:p>
          </table:table-cell>
          <table:table-cell office:value-type="float" office:value="0.0512456">
            <text:p>0.0512456</text:p>
          </table:table-cell>
          <table:table-cell office:value-type="float" office:value="0.09999999">
            <text:p>0.09999999</text:p>
          </table:table-cell>
          <table:table-cell office:value-type="float" office:value="0.026796488">
            <text:p>0.026796488</text:p>
          </table:table-cell>
          <table:table-cell/>
          <table:table-cell table:formula="of:=([.D33]-[.E33])-([.D32]-[.E32])" office:value-type="float" office:value="-0.030194732">
            <text:p>-0.03019473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7999999">
            <text:p>0.07999999</text:p>
          </table:table-cell>
          <table:table-cell office:value-type="float" office:value="0.0530758">
            <text:p>0.0530758</text:p>
          </table:table-cell>
          <table:table-cell office:value-type="float" office:value="0.109999985">
            <text:p>0.109999985</text:p>
          </table:table-cell>
          <table:table-cell office:value-type="float" office:value="0.013398244">
            <text:p>0.013398244</text:p>
          </table:table-cell>
          <table:table-cell/>
          <table:table-cell table:formula="of:=([.D34]-[.E34])-([.D33]-[.E33])" office:value-type="float" office:value="0.023398239">
            <text:p>0.02339823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8249999">
            <text:p>0.08249999</text:p>
          </table:table-cell>
          <table:table-cell office:value-type="float" office:value="0.0567362">
            <text:p>0.0567362</text:p>
          </table:table-cell>
          <table:table-cell office:value-type="float" office:value="0.11999998">
            <text:p>0.11999998</text:p>
          </table:table-cell>
          <table:table-cell office:value-type="float" office:value="0.053592958">
            <text:p>0.053592958</text:p>
          </table:table-cell>
          <table:table-cell/>
          <table:table-cell table:formula="of:=([.D35]-[.E35])-([.D34]-[.E34])" office:value-type="float" office:value="-0.030194719">
            <text:p>-0.03019471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84999986">
            <text:p>0.084999986</text:p>
          </table:table-cell>
          <table:table-cell office:value-type="float" office:value="0.0567362">
            <text:p>0.0567362</text:p>
          </table:table-cell>
          <table:table-cell office:value-type="float" office:value="0.12999998">
            <text:p>0.12999998</text:p>
          </table:table-cell>
          <table:table-cell office:value-type="float" office:value="0.026796488">
            <text:p>0.026796488</text:p>
          </table:table-cell>
          <table:table-cell/>
          <table:table-cell table:formula="of:=([.D36]-[.E36])-([.D35]-[.E35])" office:value-type="float" office:value="0.03679647">
            <text:p>0.03679647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8749998">
            <text:p>0.08749998</text:p>
          </table:table-cell>
          <table:table-cell office:value-type="float" office:value="0.062226802">
            <text:p>0.062226802</text:p>
          </table:table-cell>
          <table:table-cell office:value-type="float" office:value="0.13999999">
            <text:p>0.13999999</text:p>
          </table:table-cell>
          <table:table-cell office:value-type="float" office:value="0">
            <text:p>0</text:p>
          </table:table-cell>
          <table:table-cell/>
          <table:table-cell table:formula="of:=([.D37]-[.E37])-([.D36]-[.E36])" office:value-type="float" office:value="0.036796498">
            <text:p>0.03679649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8999998">
            <text:p>0.08999998</text:p>
          </table:table-cell>
          <table:table-cell office:value-type="float" office:value="0.0677174">
            <text:p>0.0677174</text:p>
          </table:table-cell>
          <table:table-cell office:value-type="float" office:value="0.14999999">
            <text:p>0.14999999</text:p>
          </table:table-cell>
          <table:table-cell office:value-type="float" office:value="0.013398244">
            <text:p>0.013398244</text:p>
          </table:table-cell>
          <table:table-cell/>
          <table:table-cell table:formula="of:=([.D38]-[.E38])-([.D37]-[.E37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9249998">
            <text:p>0.09249998</text:p>
          </table:table-cell>
          <table:table-cell office:value-type="float" office:value="0.0695476">
            <text:p>0.069547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table:formula="of:=([.D39]-[.E39])-([.D38]-[.E38])" office:value-type="float" office:value="0.023398254">
            <text:p>0.02339825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9499998">
            <text:p>0.09499998</text:p>
          </table:table-cell>
          <table:table-cell office:value-type="float" office:value="0.07137781">
            <text:p>0.07137781</text:p>
          </table:table-cell>
          <table:table-cell office:value-type="float" office:value="0.17">
            <text:p>0.17</text:p>
          </table:table-cell>
          <table:table-cell office:value-type="float" office:value="-0.026796488">
            <text:p>-0.026796488</text:p>
          </table:table-cell>
          <table:table-cell/>
          <table:table-cell table:formula="of:=([.D40]-[.E40])-([.D39]-[.E39])" office:value-type="float" office:value="0.036796488">
            <text:p>0.03679648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97499974">
            <text:p>0.097499974</text:p>
          </table:table-cell>
          <table:table-cell office:value-type="float" office:value="0.078698605">
            <text:p>0.078698605</text:p>
          </table:table-cell>
          <table:table-cell office:value-type="float" office:value="0.18">
            <text:p>0.18</text:p>
          </table:table-cell>
          <table:table-cell office:value-type="float" office:value="-0.013398244">
            <text:p>-0.013398244</text:p>
          </table:table-cell>
          <table:table-cell/>
          <table:table-cell table:formula="of:=([.D41]-[.E41])-([.D40]-[.E40])" office:value-type="float" office:value="-0.00339824400000002">
            <text:p>-0.00339824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9999997">
            <text:p>0.09999997</text:p>
          </table:table-cell>
          <table:table-cell office:value-type="float" office:value="0.078698605">
            <text:p>0.078698605</text:p>
          </table:table-cell>
          <table:table-cell office:value-type="float" office:value="0.19000001">
            <text:p>0.19000001</text:p>
          </table:table-cell>
          <table:table-cell office:value-type="float" office:value="-0.013398244">
            <text:p>-0.013398244</text:p>
          </table:table-cell>
          <table:table-cell/>
          <table:table-cell table:formula="of:=([.D42]-[.E42])-([.D41]-[.E41])" office:value-type="float" office:value="0.01000001">
            <text:p>0.0100000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10249997">
            <text:p>0.10249997</text:p>
          </table:table-cell>
          <table:table-cell office:value-type="float" office:value="0.0805288">
            <text:p>0.0805288</text:p>
          </table:table-cell>
          <table:table-cell office:value-type="float" office:value="0.20000002">
            <text:p>0.20000002</text:p>
          </table:table-cell>
          <table:table-cell office:value-type="float" office:value="0.013398244">
            <text:p>0.013398244</text:p>
          </table:table-cell>
          <table:table-cell/>
          <table:table-cell table:formula="of:=([.D43]-[.E43])-([.D42]-[.E42])" office:value-type="float" office:value="-0.016796478">
            <text:p>-0.016796478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10499997">
            <text:p>0.10499997</text:p>
          </table:table-cell>
          <table:table-cell office:value-type="float" office:value="0.08418921">
            <text:p>0.08418921</text:p>
          </table:table-cell>
          <table:table-cell office:value-type="float" office:value="0.21000002">
            <text:p>0.21000002</text:p>
          </table:table-cell>
          <table:table-cell office:value-type="float" office:value="0">
            <text:p>0</text:p>
          </table:table-cell>
          <table:table-cell/>
          <table:table-cell table:formula="of:=([.D44]-[.E44])-([.D43]-[.E43])" office:value-type="float" office:value="0.023398244">
            <text:p>0.023398244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107499965">
            <text:p>0.107499965</text:p>
          </table:table-cell>
          <table:table-cell office:value-type="float" office:value="0.0841892">
            <text:p>0.0841892</text:p>
          </table:table-cell>
          <table:table-cell office:value-type="float" office:value="0.22000003">
            <text:p>0.22000003</text:p>
          </table:table-cell>
          <table:table-cell office:value-type="float" office:value="0.040194735">
            <text:p>0.040194735</text:p>
          </table:table-cell>
          <table:table-cell/>
          <table:table-cell table:formula="of:=([.D45]-[.E45])-([.D44]-[.E44])" office:value-type="float" office:value="-0.030194725">
            <text:p>-0.030194725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10999996">
            <text:p>0.10999996</text:p>
          </table:table-cell>
          <table:table-cell office:value-type="float" office:value="0.0878496">
            <text:p>0.0878496</text:p>
          </table:table-cell>
          <table:table-cell office:value-type="float" office:value="0.23000003">
            <text:p>0.23000003</text:p>
          </table:table-cell>
          <table:table-cell office:value-type="float" office:value="0.040194735">
            <text:p>0.040194735</text:p>
          </table:table-cell>
          <table:table-cell/>
          <table:table-cell table:formula="of:=([.D46]-[.E46])-([.D45]-[.E45])" office:value-type="float" office:value="0.00999999999999998">
            <text:p>0.01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11249996">
            <text:p>0.11249996</text:p>
          </table:table-cell>
          <table:table-cell office:value-type="float" office:value="0.0878496">
            <text:p>0.0878496</text:p>
          </table:table-cell>
          <table:table-cell office:value-type="float" office:value="0.24000004">
            <text:p>0.24000004</text:p>
          </table:table-cell>
          <table:table-cell office:value-type="float" office:value="0.026796488">
            <text:p>0.026796488</text:p>
          </table:table-cell>
          <table:table-cell/>
          <table:table-cell table:formula="of:=([.D47]-[.E47])-([.D46]-[.E46])" office:value-type="float" office:value="0.023398257">
            <text:p>0.023398257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11499996">
            <text:p>0.11499996</text:p>
          </table:table-cell>
          <table:table-cell office:value-type="float" office:value="0.0933402">
            <text:p>0.0933402</text:p>
          </table:table-cell>
          <table:table-cell office:value-type="float" office:value="0.25000003">
            <text:p>0.25000003</text:p>
          </table:table-cell>
          <table:table-cell office:value-type="float" office:value="0.040194735">
            <text:p>0.040194735</text:p>
          </table:table-cell>
          <table:table-cell/>
          <table:table-cell table:formula="of:=([.D48]-[.E48])-([.D47]-[.E47])" office:value-type="float" office:value="-0.00339825700000002">
            <text:p>-0.003398257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117499955">
            <text:p>0.117499955</text:p>
          </table:table-cell>
          <table:table-cell office:value-type="float" office:value="0.0970006">
            <text:p>0.0970006</text:p>
          </table:table-cell>
          <table:table-cell office:value-type="float" office:value="0.26000002">
            <text:p>0.26000002</text:p>
          </table:table-cell>
          <table:table-cell office:value-type="float" office:value="0.040194735">
            <text:p>0.040194735</text:p>
          </table:table-cell>
          <table:table-cell/>
          <table:table-cell table:formula="of:=([.D49]-[.E49])-([.D48]-[.E4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11999995">
            <text:p>0.11999995</text:p>
          </table:table-cell>
          <table:table-cell office:value-type="float" office:value="0.0970006">
            <text:p>0.0970006</text:p>
          </table:table-cell>
          <table:table-cell office:value-type="float" office:value="0.27">
            <text:p>0.27</text:p>
          </table:table-cell>
          <table:table-cell office:value-type="float" office:value="0.026796488">
            <text:p>0.026796488</text:p>
          </table:table-cell>
          <table:table-cell/>
          <table:table-cell table:formula="of:=([.D50]-[.E50])-([.D49]-[.E49])" office:value-type="float" office:value="0.023398227">
            <text:p>0.023398227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12249995">
            <text:p>0.12249995</text:p>
          </table:table-cell>
          <table:table-cell office:value-type="float" office:value="0.098830804">
            <text:p>0.098830804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/>
          <table:table-cell table:formula="of:=([.D51]-[.E51])-([.D50]-[.E50])" office:value-type="float" office:value="0.036796488">
            <text:p>0.036796488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12499995">
            <text:p>0.12499995</text:p>
          </table:table-cell>
          <table:table-cell office:value-type="float" office:value="0.100661">
            <text:p>0.100661</text:p>
          </table:table-cell>
          <table:table-cell office:value-type="float" office:value="0.29">
            <text:p>0.29</text:p>
          </table:table-cell>
          <table:table-cell office:value-type="float" office:value="-0.013398244">
            <text:p>-0.013398244</text:p>
          </table:table-cell>
          <table:table-cell/>
          <table:table-cell table:formula="of:=([.D52]-[.E52])-([.D51]-[.E51])" office:value-type="float" office:value="0.023398244">
            <text:p>0.02339824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12749995">
            <text:p>0.12749995</text:p>
          </table:table-cell>
          <table:table-cell office:value-type="float" office:value="0.100661">
            <text:p>0.100661</text:p>
          </table:table-cell>
          <table:table-cell office:value-type="float" office:value="0.29999998">
            <text:p>0.29999998</text:p>
          </table:table-cell>
          <table:table-cell office:value-type="float" office:value="-0.026796488">
            <text:p>-0.026796488</text:p>
          </table:table-cell>
          <table:table-cell/>
          <table:table-cell table:formula="of:=([.D53]-[.E53])-([.D52]-[.E52])" office:value-type="float" office:value="0.023398224">
            <text:p>0.023398224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12999995">
            <text:p>0.12999995</text:p>
          </table:table-cell>
          <table:table-cell office:value-type="float" office:value="0.104321405">
            <text:p>0.104321405</text:p>
          </table:table-cell>
          <table:table-cell office:value-type="float" office:value="0.30999997">
            <text:p>0.30999997</text:p>
          </table:table-cell>
          <table:table-cell office:value-type="float" office:value="-0.026796488">
            <text:p>-0.026796488</text:p>
          </table:table-cell>
          <table:table-cell/>
          <table:table-cell table:formula="of:=([.D54]-[.E54])-([.D53]-[.E53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13249995">
            <text:p>0.13249995</text:p>
          </table:table-cell>
          <table:table-cell office:value-type="float" office:value="0.100661">
            <text:p>0.100661</text:p>
          </table:table-cell>
          <table:table-cell office:value-type="float" office:value="0.31999996">
            <text:p>0.31999996</text:p>
          </table:table-cell>
          <table:table-cell office:value-type="float" office:value="-0.040194735">
            <text:p>-0.040194735</text:p>
          </table:table-cell>
          <table:table-cell/>
          <table:table-cell table:formula="of:=([.D55]-[.E55])-([.D54]-[.E54])" office:value-type="float" office:value="0.023398237">
            <text:p>0.02339823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13499995">
            <text:p>0.13499995</text:p>
          </table:table-cell>
          <table:table-cell office:value-type="float" office:value="0.10981201">
            <text:p>0.10981201</text:p>
          </table:table-cell>
          <table:table-cell office:value-type="float" office:value="0.32999995">
            <text:p>0.32999995</text:p>
          </table:table-cell>
          <table:table-cell office:value-type="float" office:value="-0.013398244">
            <text:p>-0.013398244</text:p>
          </table:table-cell>
          <table:table-cell/>
          <table:table-cell table:formula="of:=([.D56]-[.E56])-([.D55]-[.E55])" office:value-type="float" office:value="-0.016796501">
            <text:p>-0.01679650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13749994">
            <text:p>0.13749994</text:p>
          </table:table-cell>
          <table:table-cell office:value-type="float" office:value="0.111642204">
            <text:p>0.111642204</text:p>
          </table:table-cell>
          <table:table-cell office:value-type="float" office:value="0.33999994">
            <text:p>0.33999994</text:p>
          </table:table-cell>
          <table:table-cell office:value-type="float" office:value="-0.013398244">
            <text:p>-0.013398244</text:p>
          </table:table-cell>
          <table:table-cell/>
          <table:table-cell table:formula="of:=([.D57]-[.E57])-([.D56]-[.E56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13999994">
            <text:p>0.13999994</text:p>
          </table:table-cell>
          <table:table-cell office:value-type="float" office:value="0.117132805">
            <text:p>0.117132805</text:p>
          </table:table-cell>
          <table:table-cell office:value-type="float" office:value="0.34999993">
            <text:p>0.34999993</text:p>
          </table:table-cell>
          <table:table-cell office:value-type="float" office:value="0.013398244">
            <text:p>0.013398244</text:p>
          </table:table-cell>
          <table:table-cell/>
          <table:table-cell table:formula="of:=([.D58]-[.E58])-([.D57]-[.E57])" office:value-type="float" office:value="-0.016796498">
            <text:p>-0.016796498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14249994">
            <text:p>0.14249994</text:p>
          </table:table-cell>
          <table:table-cell office:value-type="float" office:value="0.1207932">
            <text:p>0.1207932</text:p>
          </table:table-cell>
          <table:table-cell office:value-type="float" office:value="0.35999992">
            <text:p>0.35999992</text:p>
          </table:table-cell>
          <table:table-cell office:value-type="float" office:value="0.013398244">
            <text:p>0.013398244</text:p>
          </table:table-cell>
          <table:table-cell/>
          <table:table-cell table:formula="of:=([.D59]-[.E59])-([.D58]-[.E5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14499994">
            <text:p>0.14499994</text:p>
          </table:table-cell>
          <table:table-cell office:value-type="float" office:value="0.1207932">
            <text:p>0.1207932</text:p>
          </table:table-cell>
          <table:table-cell office:value-type="float" office:value="0.36999992">
            <text:p>0.36999992</text:p>
          </table:table-cell>
          <table:table-cell office:value-type="float" office:value="0.026796488">
            <text:p>0.026796488</text:p>
          </table:table-cell>
          <table:table-cell/>
          <table:table-cell table:formula="of:=([.D60]-[.E60])-([.D59]-[.E59])" office:value-type="float" office:value="-0.00339824400000005">
            <text:p>-0.00339824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14749993">
            <text:p>0.14749993</text:p>
          </table:table-cell>
          <table:table-cell office:value-type="float" office:value="0.1207932">
            <text:p>0.1207932</text:p>
          </table:table-cell>
          <table:table-cell office:value-type="float" office:value="0.3799999">
            <text:p>0.3799999</text:p>
          </table:table-cell>
          <table:table-cell office:value-type="float" office:value="0.040194735">
            <text:p>0.040194735</text:p>
          </table:table-cell>
          <table:table-cell/>
          <table:table-cell table:formula="of:=([.D61]-[.E61])-([.D60]-[.E60])" office:value-type="float" office:value="-0.00339826699999995">
            <text:p>-0.003398267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14999993">
            <text:p>0.14999993</text:p>
          </table:table-cell>
          <table:table-cell office:value-type="float" office:value="0.12262341">
            <text:p>0.12262341</text:p>
          </table:table-cell>
          <table:table-cell office:value-type="float" office:value="0.3899999">
            <text:p>0.3899999</text:p>
          </table:table-cell>
          <table:table-cell office:value-type="float" office:value="0.040194735">
            <text:p>0.040194735</text:p>
          </table:table-cell>
          <table:table-cell/>
          <table:table-cell table:formula="of:=([.D62]-[.E62])-([.D61]-[.E61])" office:value-type="float" office:value="0.00999999999999995">
            <text:p>0.0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5249993">
            <text:p>0.15249993</text:p>
          </table:table-cell>
          <table:table-cell office:value-type="float" office:value="0.124453604">
            <text:p>0.124453604</text:p>
          </table:table-cell>
          <table:table-cell office:value-type="float" office:value="0.3999999">
            <text:p>0.3999999</text:p>
          </table:table-cell>
          <table:table-cell office:value-type="float" office:value="0.026796488">
            <text:p>0.026796488</text:p>
          </table:table-cell>
          <table:table-cell/>
          <table:table-cell table:formula="of:=([.D63]-[.E63])-([.D62]-[.E62])" office:value-type="float" office:value="0.023398247">
            <text:p>0.023398247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5499993">
            <text:p>0.15499993</text:p>
          </table:table-cell>
          <table:table-cell office:value-type="float" office:value="0.12628381">
            <text:p>0.12628381</text:p>
          </table:table-cell>
          <table:table-cell office:value-type="float" office:value="0.40999988">
            <text:p>0.40999988</text:p>
          </table:table-cell>
          <table:table-cell office:value-type="float" office:value="0">
            <text:p>0</text:p>
          </table:table-cell>
          <table:table-cell/>
          <table:table-cell table:formula="of:=([.D64]-[.E64])-([.D63]-[.E63])" office:value-type="float" office:value="0.036796468">
            <text:p>0.03679646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5749992">
            <text:p>0.15749992</text:p>
          </table:table-cell>
          <table:table-cell office:value-type="float" office:value="0.128114">
            <text:p>0.128114</text:p>
          </table:table-cell>
          <table:table-cell office:value-type="float" office:value="0.41999987">
            <text:p>0.41999987</text:p>
          </table:table-cell>
          <table:table-cell office:value-type="float" office:value="-0.013398244">
            <text:p>-0.013398244</text:p>
          </table:table-cell>
          <table:table-cell/>
          <table:table-cell table:formula="of:=([.D65]-[.E65])-([.D64]-[.E64])" office:value-type="float" office:value="0.023398234">
            <text:p>0.023398234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5999992">
            <text:p>0.15999992</text:p>
          </table:table-cell>
          <table:table-cell office:value-type="float" office:value="0.1354348">
            <text:p>0.1354348</text:p>
          </table:table-cell>
          <table:table-cell office:value-type="float" office:value="0.42999986">
            <text:p>0.42999986</text:p>
          </table:table-cell>
          <table:table-cell office:value-type="float" office:value="-0.026796488">
            <text:p>-0.026796488</text:p>
          </table:table-cell>
          <table:table-cell/>
          <table:table-cell table:formula="of:=([.D66]-[.E66])-([.D65]-[.E65])" office:value-type="float" office:value="0.023398234">
            <text:p>0.023398234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6249992">
            <text:p>0.16249992</text:p>
          </table:table-cell>
          <table:table-cell office:value-type="float" office:value="0.13726501">
            <text:p>0.13726501</text:p>
          </table:table-cell>
          <table:table-cell office:value-type="float" office:value="0.43999985">
            <text:p>0.43999985</text:p>
          </table:table-cell>
          <table:table-cell office:value-type="float" office:value="-0.040194735">
            <text:p>-0.040194735</text:p>
          </table:table-cell>
          <table:table-cell/>
          <table:table-cell table:formula="of:=([.D67]-[.E67])-([.D66]-[.E66])" office:value-type="float" office:value="0.023398237">
            <text:p>0.023398237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6499992">
            <text:p>0.16499992</text:p>
          </table:table-cell>
          <table:table-cell office:value-type="float" office:value="0.1390952">
            <text:p>0.1390952</text:p>
          </table:table-cell>
          <table:table-cell office:value-type="float" office:value="0.44999984">
            <text:p>0.44999984</text:p>
          </table:table-cell>
          <table:table-cell office:value-type="float" office:value="-0.026796488">
            <text:p>-0.026796488</text:p>
          </table:table-cell>
          <table:table-cell/>
          <table:table-cell table:formula="of:=([.D68]-[.E68])-([.D67]-[.E67])" office:value-type="float" office:value="-0.00339825700000002">
            <text:p>-0.003398257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6749991">
            <text:p>0.16749991</text:p>
          </table:table-cell>
          <table:table-cell office:value-type="float" office:value="0.1409254">
            <text:p>0.1409254</text:p>
          </table:table-cell>
          <table:table-cell office:value-type="float" office:value="0.45999983">
            <text:p>0.45999983</text:p>
          </table:table-cell>
          <table:table-cell office:value-type="float" office:value="-0.013398244">
            <text:p>-0.013398244</text:p>
          </table:table-cell>
          <table:table-cell/>
          <table:table-cell table:formula="of:=([.D69]-[.E69])-([.D68]-[.E68])" office:value-type="float" office:value="-0.00339825399999999">
            <text:p>-0.003398254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6999991">
            <text:p>0.16999991</text:p>
          </table:table-cell>
          <table:table-cell office:value-type="float" office:value="0.1390952">
            <text:p>0.1390952</text:p>
          </table:table-cell>
          <table:table-cell office:value-type="float" office:value="0.46999982">
            <text:p>0.46999982</text:p>
          </table:table-cell>
          <table:table-cell office:value-type="float" office:value="-0.013398244">
            <text:p>-0.013398244</text:p>
          </table:table-cell>
          <table:table-cell/>
          <table:table-cell table:formula="of:=([.D70]-[.E70])-([.D69]-[.E69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7249991">
            <text:p>0.17249991</text:p>
          </table:table-cell>
          <table:table-cell office:value-type="float" office:value="0.1354348">
            <text:p>0.1354348</text:p>
          </table:table-cell>
          <table:table-cell office:value-type="float" office:value="0.4799998">
            <text:p>0.4799998</text:p>
          </table:table-cell>
          <table:table-cell office:value-type="float" office:value="-0.013398244">
            <text:p>-0.013398244</text:p>
          </table:table-cell>
          <table:table-cell/>
          <table:table-cell table:formula="of:=([.D71]-[.E71])-([.D70]-[.E70])" office:value-type="float" office:value="0.00999997999999996">
            <text:p>0.00999998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7499991">
            <text:p>0.17499991</text:p>
          </table:table-cell>
          <table:table-cell office:value-type="float" office:value="0.14641601">
            <text:p>0.14641601</text:p>
          </table:table-cell>
          <table:table-cell office:value-type="float" office:value="0.4899998">
            <text:p>0.4899998</text:p>
          </table:table-cell>
          <table:table-cell office:value-type="float" office:value="0.026796447">
            <text:p>0.026796447</text:p>
          </table:table-cell>
          <table:table-cell/>
          <table:table-cell table:formula="of:=([.D72]-[.E72])-([.D71]-[.E71])" office:value-type="float" office:value="-0.030194691">
            <text:p>-0.030194691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774999">
            <text:p>0.1774999</text:p>
          </table:table-cell>
          <table:table-cell office:value-type="float" office:value="0.1500764">
            <text:p>0.1500764</text:p>
          </table:table-cell>
          <table:table-cell office:value-type="float" office:value="0.4999998">
            <text:p>0.4999998</text:p>
          </table:table-cell>
          <table:table-cell office:value-type="float" office:value="0.026796447">
            <text:p>0.026796447</text:p>
          </table:table-cell>
          <table:table-cell/>
          <table:table-cell table:formula="of:=([.D73]-[.E73])-([.D72]-[.E72])" office:value-type="float" office:value="0.01">
            <text:p>0.01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799999">
            <text:p>0.1799999</text:p>
          </table:table-cell>
          <table:table-cell office:value-type="float" office:value="0.15739721">
            <text:p>0.15739721</text:p>
          </table:table-cell>
          <table:table-cell office:value-type="float" office:value="0.5099998">
            <text:p>0.5099998</text:p>
          </table:table-cell>
          <table:table-cell office:value-type="float" office:value="0.026796447">
            <text:p>0.026796447</text:p>
          </table:table-cell>
          <table:table-cell/>
          <table:table-cell table:formula="of:=([.D74]-[.E74])-([.D73]-[.E73])" office:value-type="float" office:value="0.01">
            <text:p>0.01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824999">
            <text:p>0.1824999</text:p>
          </table:table-cell>
          <table:table-cell office:value-type="float" office:value="0.15373681">
            <text:p>0.15373681</text:p>
          </table:table-cell>
          <table:table-cell office:value-type="float" office:value="0.5199998">
            <text:p>0.5199998</text:p>
          </table:table-cell>
          <table:table-cell office:value-type="float" office:value="0.013398202">
            <text:p>0.013398202</text:p>
          </table:table-cell>
          <table:table-cell/>
          <table:table-cell table:formula="of:=([.D75]-[.E75])-([.D74]-[.E74])" office:value-type="float" office:value="0.023398245">
            <text:p>0.023398245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849999">
            <text:p>0.1849999</text:p>
          </table:table-cell>
          <table:table-cell office:value-type="float" office:value="0.1500764">
            <text:p>0.1500764</text:p>
          </table:table-cell>
          <table:table-cell office:value-type="float" office:value="0.5299998">
            <text:p>0.5299998</text:p>
          </table:table-cell>
          <table:table-cell office:value-type="float" office:value="0.013398202">
            <text:p>0.013398202</text:p>
          </table:table-cell>
          <table:table-cell/>
          <table:table-cell table:formula="of:=([.D76]-[.E76])-([.D75]-[.E75])" office:value-type="float" office:value="0.01">
            <text:p>0.01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874999">
            <text:p>0.1874999</text:p>
          </table:table-cell>
          <table:table-cell office:value-type="float" office:value="0.15373681">
            <text:p>0.15373681</text:p>
          </table:table-cell>
          <table:table-cell office:value-type="float" office:value="0.5399998">
            <text:p>0.5399998</text:p>
          </table:table-cell>
          <table:table-cell office:value-type="float" office:value="-0.013398244">
            <text:p>-0.013398244</text:p>
          </table:table-cell>
          <table:table-cell/>
          <table:table-cell table:formula="of:=([.D77]-[.E77])-([.D76]-[.E76])" office:value-type="float" office:value="0.036796446">
            <text:p>0.036796446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899999">
            <text:p>0.1899999</text:p>
          </table:table-cell>
          <table:table-cell office:value-type="float" office:value="0.15373681">
            <text:p>0.15373681</text:p>
          </table:table-cell>
          <table:table-cell office:value-type="float" office:value="0.5499998">
            <text:p>0.5499998</text:p>
          </table:table-cell>
          <table:table-cell office:value-type="float" office:value="-0.026796488">
            <text:p>-0.026796488</text:p>
          </table:table-cell>
          <table:table-cell/>
          <table:table-cell table:formula="of:=([.D78]-[.E78])-([.D77]-[.E77])" office:value-type="float" office:value="0.0233982439999999">
            <text:p>0.023398244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9249989">
            <text:p>0.19249989</text:p>
          </table:table-cell>
          <table:table-cell office:value-type="float" office:value="0.15922742">
            <text:p>0.15922742</text:p>
          </table:table-cell>
          <table:table-cell office:value-type="float" office:value="0.55999976">
            <text:p>0.55999976</text:p>
          </table:table-cell>
          <table:table-cell office:value-type="float" office:value="0">
            <text:p>0</text:p>
          </table:table-cell>
          <table:table-cell/>
          <table:table-cell table:formula="of:=([.D79]-[.E79])-([.D78]-[.E78])" office:value-type="float" office:value="-0.016796528">
            <text:p>-0.016796528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9499989">
            <text:p>0.19499989</text:p>
          </table:table-cell>
          <table:table-cell office:value-type="float" office:value="0.15922742">
            <text:p>0.15922742</text:p>
          </table:table-cell>
          <table:table-cell office:value-type="float" office:value="0.56999975">
            <text:p>0.56999975</text:p>
          </table:table-cell>
          <table:table-cell office:value-type="float" office:value="-0.013398244">
            <text:p>-0.013398244</text:p>
          </table:table-cell>
          <table:table-cell/>
          <table:table-cell table:formula="of:=([.D80]-[.E80])-([.D79]-[.E79])" office:value-type="float" office:value="0.0233982340000001">
            <text:p>0.02339823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9749989">
            <text:p>0.19749989</text:p>
          </table:table-cell>
          <table:table-cell office:value-type="float" office:value="0.16288781">
            <text:p>0.16288781</text:p>
          </table:table-cell>
          <table:table-cell office:value-type="float" office:value="0.57999974">
            <text:p>0.57999974</text:p>
          </table:table-cell>
          <table:table-cell office:value-type="float" office:value="0.013398244">
            <text:p>0.013398244</text:p>
          </table:table-cell>
          <table:table-cell/>
          <table:table-cell table:formula="of:=([.D81]-[.E81])-([.D80]-[.E80])" office:value-type="float" office:value="-0.016796498">
            <text:p>-0.016796498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9999988">
            <text:p>0.19999988</text:p>
          </table:table-cell>
          <table:table-cell office:value-type="float" office:value="0.1610576">
            <text:p>0.1610576</text:p>
          </table:table-cell>
          <table:table-cell office:value-type="float" office:value="0.58999974">
            <text:p>0.58999974</text:p>
          </table:table-cell>
          <table:table-cell office:value-type="float" office:value="-0.013398244">
            <text:p>-0.013398244</text:p>
          </table:table-cell>
          <table:table-cell/>
          <table:table-cell table:formula="of:=([.D82]-[.E82])-([.D81]-[.E81])" office:value-type="float" office:value="0.036796488">
            <text:p>0.036796488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2">
            <text:p>0.2</text:p>
          </table:table-cell>
          <table:table-cell office:value-type="float" office:value="0.16471802">
            <text:p>0.16471802</text:p>
          </table:table-cell>
          <table:table-cell office:value-type="float" office:value="0.5999997">
            <text:p>0.5999997</text:p>
          </table:table-cell>
          <table:table-cell office:value-type="float" office:value="0.013398244">
            <text:p>0.013398244</text:p>
          </table:table-cell>
          <table:table-cell/>
          <table:table-cell table:formula="of:=([.D83]-[.E83])-([.D82]-[.E82])" office:value-type="float" office:value="-0.016796528">
            <text:p>-0.016796528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2">
            <text:p>0.2</text:p>
          </table:table-cell>
          <table:table-cell office:value-type="float" office:value="0.16471802">
            <text:p>0.16471802</text:p>
          </table:table-cell>
          <table:table-cell office:value-type="float" office:value="0.6099997">
            <text:p>0.6099997</text:p>
          </table:table-cell>
          <table:table-cell office:value-type="float" office:value="0.026796488">
            <text:p>0.026796488</text:p>
          </table:table-cell>
          <table:table-cell/>
          <table:table-cell table:formula="of:=([.D84]-[.E84])-([.D83]-[.E83])" office:value-type="float" office:value="-0.00339824400000011">
            <text:p>-0.003398244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2">
            <text:p>0.2</text:p>
          </table:table-cell>
          <table:table-cell office:value-type="float" office:value="0.16471802">
            <text:p>0.16471802</text:p>
          </table:table-cell>
          <table:table-cell office:value-type="float" office:value="0.6199997">
            <text:p>0.6199997</text:p>
          </table:table-cell>
          <table:table-cell office:value-type="float" office:value="0.013398244">
            <text:p>0.013398244</text:p>
          </table:table-cell>
          <table:table-cell/>
          <table:table-cell table:formula="of:=([.D85]-[.E85])-([.D84]-[.E84])" office:value-type="float" office:value="0.023398244">
            <text:p>0.023398244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2">
            <text:p>0.2</text:p>
          </table:table-cell>
          <table:table-cell office:value-type="float" office:value="0.1720388">
            <text:p>0.1720388</text:p>
          </table:table-cell>
          <table:table-cell office:value-type="float" office:value="0.6299997">
            <text:p>0.6299997</text:p>
          </table:table-cell>
          <table:table-cell office:value-type="float" office:value="0.013398244">
            <text:p>0.013398244</text:p>
          </table:table-cell>
          <table:table-cell/>
          <table:table-cell table:formula="of:=([.D86]-[.E86])-([.D85]-[.E85])" office:value-type="float" office:value="0.01">
            <text:p>0.0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2">
            <text:p>0.2</text:p>
          </table:table-cell>
          <table:table-cell office:value-type="float" office:value="0.1720388">
            <text:p>0.1720388</text:p>
          </table:table-cell>
          <table:table-cell office:value-type="float" office:value="0.6399997">
            <text:p>0.6399997</text:p>
          </table:table-cell>
          <table:table-cell office:value-type="float" office:value="-0.013398244">
            <text:p>-0.013398244</text:p>
          </table:table-cell>
          <table:table-cell/>
          <table:table-cell table:formula="of:=([.D87]-[.E87])-([.D86]-[.E86])" office:value-type="float" office:value="0.036796488">
            <text:p>0.036796488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2">
            <text:p>0.2</text:p>
          </table:table-cell>
          <table:table-cell office:value-type="float" office:value="0.16471802">
            <text:p>0.16471802</text:p>
          </table:table-cell>
          <table:table-cell office:value-type="float" office:value="0.6499997">
            <text:p>0.6499997</text:p>
          </table:table-cell>
          <table:table-cell office:value-type="float" office:value="-0.040194735">
            <text:p>-0.040194735</text:p>
          </table:table-cell>
          <table:table-cell/>
          <table:table-cell table:formula="of:=([.D88]-[.E88])-([.D87]-[.E87])" office:value-type="float" office:value="0.036796491">
            <text:p>0.036796491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2">
            <text:p>0.2</text:p>
          </table:table-cell>
          <table:table-cell office:value-type="float" office:value="0.17020862">
            <text:p>0.17020862</text:p>
          </table:table-cell>
          <table:table-cell office:value-type="float" office:value="0.65999967">
            <text:p>0.65999967</text:p>
          </table:table-cell>
          <table:table-cell office:value-type="float" office:value="-0.026796488">
            <text:p>-0.026796488</text:p>
          </table:table-cell>
          <table:table-cell/>
          <table:table-cell table:formula="of:=([.D89]-[.E89])-([.D88]-[.E88])" office:value-type="float" office:value="-0.00339827699999995">
            <text:p>-0.003398277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2">
            <text:p>0.2</text:p>
          </table:table-cell>
          <table:table-cell office:value-type="float" office:value="0.1756992">
            <text:p>0.1756992</text:p>
          </table:table-cell>
          <table:table-cell office:value-type="float" office:value="0.66999966">
            <text:p>0.66999966</text:p>
          </table:table-cell>
          <table:table-cell office:value-type="float" office:value="-0.026796488">
            <text:p>-0.026796488</text:p>
          </table:table-cell>
          <table:table-cell/>
          <table:table-cell table:formula="of:=([.D90]-[.E90])-([.D89]-[.E89])" office:value-type="float" office:value="0.00999998999999996">
            <text:p>0.00999999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2">
            <text:p>0.2</text:p>
          </table:table-cell>
          <table:table-cell office:value-type="float" office:value="0.1775294">
            <text:p>0.1775294</text:p>
          </table:table-cell>
          <table:table-cell office:value-type="float" office:value="0.67999965">
            <text:p>0.67999965</text:p>
          </table:table-cell>
          <table:table-cell office:value-type="float" office:value="-0.040194735">
            <text:p>-0.040194735</text:p>
          </table:table-cell>
          <table:table-cell/>
          <table:table-cell table:formula="of:=([.D91]-[.E91])-([.D90]-[.E90])" office:value-type="float" office:value="0.0233982370000001">
            <text:p>0.023398237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2">
            <text:p>0.2</text:p>
          </table:table-cell>
          <table:table-cell office:value-type="float" office:value="0.1811898">
            <text:p>0.1811898</text:p>
          </table:table-cell>
          <table:table-cell office:value-type="float" office:value="0.68999964">
            <text:p>0.68999964</text:p>
          </table:table-cell>
          <table:table-cell office:value-type="float" office:value="-0.026796488">
            <text:p>-0.026796488</text:p>
          </table:table-cell>
          <table:table-cell/>
          <table:table-cell table:formula="of:=([.D92]-[.E92])-([.D91]-[.E91])" office:value-type="float" office:value="-0.00339825700000007">
            <text:p>-0.003398257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2">
            <text:p>0.2</text:p>
          </table:table-cell>
          <table:table-cell office:value-type="float" office:value="0.1793596">
            <text:p>0.1793596</text:p>
          </table:table-cell>
          <table:table-cell office:value-type="float" office:value="0.69999963">
            <text:p>0.69999963</text:p>
          </table:table-cell>
          <table:table-cell office:value-type="float" office:value="-0.013398244">
            <text:p>-0.013398244</text:p>
          </table:table-cell>
          <table:table-cell/>
          <table:table-cell table:formula="of:=([.D93]-[.E93])-([.D92]-[.E92])" office:value-type="float" office:value="-0.00339825400000004">
            <text:p>-0.003398254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2">
            <text:p>0.2</text:p>
          </table:table-cell>
          <table:table-cell office:value-type="float" office:value="0.1775294">
            <text:p>0.1775294</text:p>
          </table:table-cell>
          <table:table-cell office:value-type="float" office:value="0.7099996">
            <text:p>0.7099996</text:p>
          </table:table-cell>
          <table:table-cell office:value-type="float" office:value="0">
            <text:p>0</text:p>
          </table:table-cell>
          <table:table-cell/>
          <table:table-cell table:formula="of:=([.D94]-[.E94])-([.D93]-[.E93])" office:value-type="float" office:value="-0.00339827400000003">
            <text:p>-0.003398274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0.7199996">
            <text:p>0.7199996</text:p>
          </table:table-cell>
          <table:table-cell office:value-type="float" office:value="0.013398244">
            <text:p>0.013398244</text:p>
          </table:table-cell>
          <table:table-cell/>
          <table:table-cell table:formula="of:=([.D95]-[.E95])-([.D94]-[.E94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2">
            <text:p>0.2</text:p>
          </table:table-cell>
          <table:table-cell office:value-type="float" office:value="0.1866804">
            <text:p>0.1866804</text:p>
          </table:table-cell>
          <table:table-cell office:value-type="float" office:value="0.7299996">
            <text:p>0.7299996</text:p>
          </table:table-cell>
          <table:table-cell office:value-type="float" office:value="0">
            <text:p>0</text:p>
          </table:table-cell>
          <table:table-cell/>
          <table:table-cell table:formula="of:=([.D96]-[.E96])-([.D95]-[.E95])" office:value-type="float" office:value="0.023398244">
            <text:p>0.023398244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0.7399996">
            <text:p>0.7399996</text:p>
          </table:table-cell>
          <table:table-cell office:value-type="float" office:value="0.013398244">
            <text:p>0.013398244</text:p>
          </table:table-cell>
          <table:table-cell/>
          <table:table-cell table:formula="of:=([.D97]-[.E97])-([.D96]-[.E96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0.7499996">
            <text:p>0.7499996</text:p>
          </table:table-cell>
          <table:table-cell office:value-type="float" office:value="0.040194735">
            <text:p>0.040194735</text:p>
          </table:table-cell>
          <table:table-cell/>
          <table:table-cell table:formula="of:=([.D98]-[.E98])-([.D97]-[.E97])" office:value-type="float" office:value="-0.016796491">
            <text:p>-0.01679649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0.7599996">
            <text:p>0.7599996</text:p>
          </table:table-cell>
          <table:table-cell office:value-type="float" office:value="0.040194735">
            <text:p>0.040194735</text:p>
          </table:table-cell>
          <table:table-cell/>
          <table:table-cell table:formula="of:=([.D99]-[.E99])-([.D98]-[.E98])" office:value-type="float" office:value="0.01">
            <text:p>0.01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0.76999956">
            <text:p>0.76999956</text:p>
          </table:table-cell>
          <table:table-cell office:value-type="float" office:value="0.040194735">
            <text:p>0.040194735</text:p>
          </table:table-cell>
          <table:table-cell/>
          <table:table-cell table:formula="of:=([.D100]-[.E100])-([.D99]-[.E99])" office:value-type="float" office:value="0.00999996000000003">
            <text:p>0.0099999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0.77999955">
            <text:p>0.77999955</text:p>
          </table:table-cell>
          <table:table-cell office:value-type="float" office:value="0.053592976">
            <text:p>0.053592976</text:p>
          </table:table-cell>
          <table:table-cell/>
          <table:table-cell table:formula="of:=([.D101]-[.E101])-([.D100]-[.E100])" office:value-type="float" office:value="-0.00339825100000002">
            <text:p>-0.003398251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0.78999954">
            <text:p>0.78999954</text:p>
          </table:table-cell>
          <table:table-cell office:value-type="float" office:value="0.040194735">
            <text:p>0.040194735</text:p>
          </table:table-cell>
          <table:table-cell/>
          <table:table-cell table:formula="of:=([.D102]-[.E102])-([.D101]-[.E101])" office:value-type="float" office:value="0.023398231">
            <text:p>0.02339823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2">
            <text:p>0.2</text:p>
          </table:table-cell>
          <table:table-cell office:value-type="float" office:value="0.18302">
            <text:p>0.18302</text:p>
          </table:table-cell>
          <table:table-cell office:value-type="float" office:value="0.79999954">
            <text:p>0.79999954</text:p>
          </table:table-cell>
          <table:table-cell office:value-type="float" office:value="0.040194735">
            <text:p>0.040194735</text:p>
          </table:table-cell>
          <table:table-cell/>
          <table:table-cell table:formula="of:=([.D103]-[.E103])-([.D102]-[.E102])" office:value-type="float" office:value="0.01">
            <text:p>0.01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">
            <text:p>0.2</text:p>
          </table:table-cell>
          <table:table-cell office:value-type="float" office:value="0.1866804">
            <text:p>0.1866804</text:p>
          </table:table-cell>
          <table:table-cell office:value-type="float" office:value="0.8099995">
            <text:p>0.8099995</text:p>
          </table:table-cell>
          <table:table-cell office:value-type="float" office:value="0.026796488">
            <text:p>0.026796488</text:p>
          </table:table-cell>
          <table:table-cell/>
          <table:table-cell table:formula="of:=([.D104]-[.E104])-([.D103]-[.E103])" office:value-type="float" office:value="0.0233982069999999">
            <text:p>0.02339820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0.8199995">
            <text:p>0.8199995</text:p>
          </table:table-cell>
          <table:table-cell office:value-type="float" office:value="-0.026796488">
            <text:p>-0.026796488</text:p>
          </table:table-cell>
          <table:table-cell/>
          <table:table-cell table:formula="of:=([.D105]-[.E105])-([.D104]-[.E104])" office:value-type="float" office:value="0.063592976">
            <text:p>0.063592976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0.8299995">
            <text:p>0.8299995</text:p>
          </table:table-cell>
          <table:table-cell office:value-type="float" office:value="0">
            <text:p>0</text:p>
          </table:table-cell>
          <table:table-cell/>
          <table:table-cell table:formula="of:=([.D106]-[.E106])-([.D105]-[.E105])" office:value-type="float" office:value="-0.016796488">
            <text:p>-0.016796488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0.8399995">
            <text:p>0.8399995</text:p>
          </table:table-cell>
          <table:table-cell office:value-type="float" office:value="0.013398244">
            <text:p>0.013398244</text:p>
          </table:table-cell>
          <table:table-cell/>
          <table:table-cell table:formula="of:=([.D107]-[.E107])-([.D106]-[.E106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0.8499995">
            <text:p>0.8499995</text:p>
          </table:table-cell>
          <table:table-cell office:value-type="float" office:value="0">
            <text:p>0</text:p>
          </table:table-cell>
          <table:table-cell/>
          <table:table-cell table:formula="of:=([.D108]-[.E108])-([.D107]-[.E107])" office:value-type="float" office:value="0.0233982439999999">
            <text:p>0.02339824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0.8599995">
            <text:p>0.8599995</text:p>
          </table:table-cell>
          <table:table-cell office:value-type="float" office:value="0">
            <text:p>0</text:p>
          </table:table-cell>
          <table:table-cell/>
          <table:table-cell table:formula="of:=([.D109]-[.E109])-([.D108]-[.E108])" office:value-type="float" office:value="0.01">
            <text:p>0.01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0.86999947">
            <text:p>0.86999947</text:p>
          </table:table-cell>
          <table:table-cell office:value-type="float" office:value="-0.013398244">
            <text:p>-0.013398244</text:p>
          </table:table-cell>
          <table:table-cell/>
          <table:table-cell table:formula="of:=([.D110]-[.E110])-([.D109]-[.E109])" office:value-type="float" office:value="0.0233982140000001">
            <text:p>0.023398214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0.87999946">
            <text:p>0.87999946</text:p>
          </table:table-cell>
          <table:table-cell office:value-type="float" office:value="0.026796488">
            <text:p>0.026796488</text:p>
          </table:table-cell>
          <table:table-cell/>
          <table:table-cell table:formula="of:=([.D111]-[.E111])-([.D110]-[.E110])" office:value-type="float" office:value="-0.0301947419999999">
            <text:p>-0.030194742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0.88999945">
            <text:p>0.88999945</text:p>
          </table:table-cell>
          <table:table-cell office:value-type="float" office:value="-0.013398244">
            <text:p>-0.013398244</text:p>
          </table:table-cell>
          <table:table-cell/>
          <table:table-cell table:formula="of:=([.D112]-[.E112])-([.D111]-[.E111])" office:value-type="float" office:value="0.050194722">
            <text:p>0.050194722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0.89999944">
            <text:p>0.89999944</text:p>
          </table:table-cell>
          <table:table-cell office:value-type="float" office:value="0">
            <text:p>0</text:p>
          </table:table-cell>
          <table:table-cell/>
          <table:table-cell table:formula="of:=([.D113]-[.E113])-([.D112]-[.E112])" office:value-type="float" office:value="-0.00339825400000004">
            <text:p>-0.003398254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0.90999943">
            <text:p>0.90999943</text:p>
          </table:table-cell>
          <table:table-cell office:value-type="float" office:value="-0.013398244">
            <text:p>-0.013398244</text:p>
          </table:table-cell>
          <table:table-cell/>
          <table:table-cell table:formula="of:=([.D114]-[.E114])-([.D113]-[.E113])" office:value-type="float" office:value="0.0233982340000001">
            <text:p>0.02339823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0.9199994">
            <text:p>0.9199994</text:p>
          </table:table-cell>
          <table:table-cell office:value-type="float" office:value="0.013398244">
            <text:p>0.013398244</text:p>
          </table:table-cell>
          <table:table-cell/>
          <table:table-cell table:formula="of:=([.D115]-[.E115])-([.D114]-[.E114])" office:value-type="float" office:value="-0.0167965180000001">
            <text:p>-0.016796518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0.9299994">
            <text:p>0.9299994</text:p>
          </table:table-cell>
          <table:table-cell office:value-type="float" office:value="0.026796488">
            <text:p>0.026796488</text:p>
          </table:table-cell>
          <table:table-cell/>
          <table:table-cell table:formula="of:=([.D116]-[.E116])-([.D115]-[.E115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0.9399994">
            <text:p>0.9399994</text:p>
          </table:table-cell>
          <table:table-cell office:value-type="float" office:value="0">
            <text:p>0</text:p>
          </table:table-cell>
          <table:table-cell/>
          <table:table-cell table:formula="of:=([.D117]-[.E117])-([.D116]-[.E116])" office:value-type="float" office:value="0.036796488">
            <text:p>0.036796488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0.9499994">
            <text:p>0.9499994</text:p>
          </table:table-cell>
          <table:table-cell office:value-type="float" office:value="0.026796488">
            <text:p>0.026796488</text:p>
          </table:table-cell>
          <table:table-cell/>
          <table:table-cell table:formula="of:=([.D118]-[.E118])-([.D117]-[.E117])" office:value-type="float" office:value="-0.016796488">
            <text:p>-0.016796488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0.9599994">
            <text:p>0.9599994</text:p>
          </table:table-cell>
          <table:table-cell office:value-type="float" office:value="0.013398244">
            <text:p>0.013398244</text:p>
          </table:table-cell>
          <table:table-cell/>
          <table:table-cell table:formula="of:=([.D119]-[.E119])-([.D118]-[.E118])" office:value-type="float" office:value="0.023398244">
            <text:p>0.023398244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0.9699994">
            <text:p>0.9699994</text:p>
          </table:table-cell>
          <table:table-cell office:value-type="float" office:value="0">
            <text:p>0</text:p>
          </table:table-cell>
          <table:table-cell/>
          <table:table-cell table:formula="of:=([.D120]-[.E120])-([.D119]-[.E119])" office:value-type="float" office:value="0.023398244">
            <text:p>0.02339824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0.97999936">
            <text:p>0.97999936</text:p>
          </table:table-cell>
          <table:table-cell office:value-type="float" office:value="0">
            <text:p>0</text:p>
          </table:table-cell>
          <table:table-cell/>
          <table:table-cell table:formula="of:=([.D121]-[.E121])-([.D120]-[.E120])" office:value-type="float" office:value="0.00999996000000003">
            <text:p>0.00999996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0.98999935">
            <text:p>0.98999935</text:p>
          </table:table-cell>
          <table:table-cell office:value-type="float" office:value="0.013398244">
            <text:p>0.013398244</text:p>
          </table:table-cell>
          <table:table-cell/>
          <table:table-cell table:formula="of:=([.D122]-[.E122])-([.D121]-[.E121])" office:value-type="float" office:value="-0.00339825399999993">
            <text:p>-0.003398254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0.99999934">
            <text:p>0.99999934</text:p>
          </table:table-cell>
          <table:table-cell office:value-type="float" office:value="0">
            <text:p>0</text:p>
          </table:table-cell>
          <table:table-cell/>
          <table:table-cell table:formula="of:=([.D123]-[.E123])-([.D122]-[.E122])" office:value-type="float" office:value="0.023398234">
            <text:p>0.023398234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">
            <text:p>0.2</text:p>
          </table:table-cell>
          <table:table-cell office:value-type="float" office:value="0.21413341">
            <text:p>0.21413341</text:p>
          </table:table-cell>
          <table:table-cell office:value-type="float" office:value="1.0099994">
            <text:p>1.0099994</text:p>
          </table:table-cell>
          <table:table-cell office:value-type="float" office:value="-0.013398244">
            <text:p>-0.013398244</text:p>
          </table:table-cell>
          <table:table-cell/>
          <table:table-cell table:formula="of:=([.D124]-[.E124])-([.D123]-[.E123])" office:value-type="float" office:value="0.0233983040000001">
            <text:p>0.023398304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">
            <text:p>0.2</text:p>
          </table:table-cell>
          <table:table-cell office:value-type="float" office:value="0.2159636">
            <text:p>0.2159636</text:p>
          </table:table-cell>
          <table:table-cell office:value-type="float" office:value="1.0199994">
            <text:p>1.0199994</text:p>
          </table:table-cell>
          <table:table-cell office:value-type="float" office:value="0">
            <text:p>0</text:p>
          </table:table-cell>
          <table:table-cell/>
          <table:table-cell table:formula="of:=([.D125]-[.E125])-([.D124]-[.E124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0299994">
            <text:p>1.0299994</text:p>
          </table:table-cell>
          <table:table-cell office:value-type="float" office:value="-0.013398244">
            <text:p>-0.013398244</text:p>
          </table:table-cell>
          <table:table-cell/>
          <table:table-cell table:formula="of:=([.D126]-[.E126])-([.D125]-[.E125])" office:value-type="float" office:value="0.0233982439999998">
            <text:p>0.02339824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">
            <text:p>0.2</text:p>
          </table:table-cell>
          <table:table-cell office:value-type="float" office:value="0.2159636">
            <text:p>0.2159636</text:p>
          </table:table-cell>
          <table:table-cell office:value-type="float" office:value="1.0399994">
            <text:p>1.0399994</text:p>
          </table:table-cell>
          <table:table-cell office:value-type="float" office:value="0.013398244">
            <text:p>0.013398244</text:p>
          </table:table-cell>
          <table:table-cell/>
          <table:table-cell table:formula="of:=([.D127]-[.E127])-([.D126]-[.E126])" office:value-type="float" office:value="-0.016796488">
            <text:p>-0.016796488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0499994">
            <text:p>1.0499994</text:p>
          </table:table-cell>
          <table:table-cell office:value-type="float" office:value="0">
            <text:p>0</text:p>
          </table:table-cell>
          <table:table-cell/>
          <table:table-cell table:formula="of:=([.D128]-[.E128])-([.D127]-[.E127])" office:value-type="float" office:value="0.023398244">
            <text:p>0.02339824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">
            <text:p>0.2</text:p>
          </table:table-cell>
          <table:table-cell office:value-type="float" office:value="0.22145422">
            <text:p>0.22145422</text:p>
          </table:table-cell>
          <table:table-cell office:value-type="float" office:value="1.0599993">
            <text:p>1.0599993</text:p>
          </table:table-cell>
          <table:table-cell office:value-type="float" office:value="0">
            <text:p>0</text:p>
          </table:table-cell>
          <table:table-cell/>
          <table:table-cell table:formula="of:=([.D129]-[.E129])-([.D128]-[.E128])" office:value-type="float" office:value="0.00999990000000017">
            <text:p>0.0099999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0699993">
            <text:p>1.0699993</text:p>
          </table:table-cell>
          <table:table-cell office:value-type="float" office:value="0">
            <text:p>0</text:p>
          </table:table-cell>
          <table:table-cell/>
          <table:table-cell table:formula="of:=([.D130]-[.E130])-([.D129]-[.E129])" office:value-type="float" office:value="0.01">
            <text:p>0.0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0799993">
            <text:p>1.0799993</text:p>
          </table:table-cell>
          <table:table-cell office:value-type="float" office:value="0">
            <text:p>0</text:p>
          </table:table-cell>
          <table:table-cell/>
          <table:table-cell table:formula="of:=([.D131]-[.E131])-([.D130]-[.E130])" office:value-type="float" office:value="0.00999999999999979">
            <text:p>0.01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0899993">
            <text:p>1.0899993</text:p>
          </table:table-cell>
          <table:table-cell office:value-type="float" office:value="-0.026796488">
            <text:p>-0.026796488</text:p>
          </table:table-cell>
          <table:table-cell/>
          <table:table-cell table:formula="of:=([.D132]-[.E132])-([.D131]-[.E131])" office:value-type="float" office:value="0.036796488">
            <text:p>0.036796488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0999993">
            <text:p>1.0999993</text:p>
          </table:table-cell>
          <table:table-cell office:value-type="float" office:value="0">
            <text:p>0</text:p>
          </table:table-cell>
          <table:table-cell/>
          <table:table-cell table:formula="of:=([.D133]-[.E133])-([.D132]-[.E132])" office:value-type="float" office:value="-0.016796488">
            <text:p>-0.016796488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1099993">
            <text:p>1.1099993</text:p>
          </table:table-cell>
          <table:table-cell office:value-type="float" office:value="0">
            <text:p>0</text:p>
          </table:table-cell>
          <table:table-cell/>
          <table:table-cell table:formula="of:=([.D134]-[.E134])-([.D133]-[.E133])" office:value-type="float" office:value="0.01">
            <text:p>0.01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1199993">
            <text:p>1.1199993</text:p>
          </table:table-cell>
          <table:table-cell office:value-type="float" office:value="-0.013398244">
            <text:p>-0.013398244</text:p>
          </table:table-cell>
          <table:table-cell/>
          <table:table-cell table:formula="of:=([.D135]-[.E135])-([.D134]-[.E134])" office:value-type="float" office:value="0.023398244">
            <text:p>0.023398244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1299993">
            <text:p>1.1299993</text:p>
          </table:table-cell>
          <table:table-cell office:value-type="float" office:value="-0.06699118">
            <text:p>-0.06699118</text:p>
          </table:table-cell>
          <table:table-cell/>
          <table:table-cell table:formula="of:=([.D136]-[.E136])-([.D135]-[.E135])" office:value-type="float" office:value="0.063592936">
            <text:p>0.063592936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1399993">
            <text:p>1.1399993</text:p>
          </table:table-cell>
          <table:table-cell office:value-type="float" office:value="-0.013398244">
            <text:p>-0.013398244</text:p>
          </table:table-cell>
          <table:table-cell/>
          <table:table-cell table:formula="of:=([.D137]-[.E137])-([.D136]-[.E136])" office:value-type="float" office:value="-0.043592936">
            <text:p>-0.043592936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">
            <text:p>0.2</text:p>
          </table:table-cell>
          <table:table-cell office:value-type="float" office:value="0.21413341">
            <text:p>0.21413341</text:p>
          </table:table-cell>
          <table:table-cell office:value-type="float" office:value="1.1499993">
            <text:p>1.1499993</text:p>
          </table:table-cell>
          <table:table-cell office:value-type="float" office:value="0">
            <text:p>0</text:p>
          </table:table-cell>
          <table:table-cell/>
          <table:table-cell table:formula="of:=([.D138]-[.E138])-([.D137]-[.E137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1599993">
            <text:p>1.1599993</text:p>
          </table:table-cell>
          <table:table-cell office:value-type="float" office:value="-0.026796488">
            <text:p>-0.026796488</text:p>
          </table:table-cell>
          <table:table-cell/>
          <table:table-cell table:formula="of:=([.D139]-[.E139])-([.D138]-[.E138])" office:value-type="float" office:value="0.036796488">
            <text:p>0.036796488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1699992">
            <text:p>1.1699992</text:p>
          </table:table-cell>
          <table:table-cell office:value-type="float" office:value="-0.040194735">
            <text:p>-0.040194735</text:p>
          </table:table-cell>
          <table:table-cell/>
          <table:table-cell table:formula="of:=([.D140]-[.E140])-([.D139]-[.E139])" office:value-type="float" office:value="0.023398147">
            <text:p>0.023398147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1799992">
            <text:p>1.1799992</text:p>
          </table:table-cell>
          <table:table-cell office:value-type="float" office:value="-0.053592976">
            <text:p>-0.053592976</text:p>
          </table:table-cell>
          <table:table-cell/>
          <table:table-cell table:formula="of:=([.D141]-[.E141])-([.D140]-[.E140])" office:value-type="float" office:value="0.023398241">
            <text:p>0.023398241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1899992">
            <text:p>1.1899992</text:p>
          </table:table-cell>
          <table:table-cell office:value-type="float" office:value="-0.053592976">
            <text:p>-0.053592976</text:p>
          </table:table-cell>
          <table:table-cell/>
          <table:table-cell table:formula="of:=([.D142]-[.E142])-([.D141]-[.E141])" office:value-type="float" office:value="0.01">
            <text:p>0.01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">
            <text:p>0.2</text:p>
          </table:table-cell>
          <table:table-cell office:value-type="float" office:value="0.2159636">
            <text:p>0.2159636</text:p>
          </table:table-cell>
          <table:table-cell office:value-type="float" office:value="1.1999992">
            <text:p>1.1999992</text:p>
          </table:table-cell>
          <table:table-cell office:value-type="float" office:value="-0.053592976">
            <text:p>-0.053592976</text:p>
          </table:table-cell>
          <table:table-cell/>
          <table:table-cell table:formula="of:=([.D143]-[.E143])-([.D142]-[.E142])" office:value-type="float" office:value="0.01">
            <text:p>0.01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2099992">
            <text:p>1.2099992</text:p>
          </table:table-cell>
          <table:table-cell office:value-type="float" office:value="-0.053592976">
            <text:p>-0.053592976</text:p>
          </table:table-cell>
          <table:table-cell/>
          <table:table-cell table:formula="of:=([.D144]-[.E144])-([.D143]-[.E143])" office:value-type="float" office:value="0.01">
            <text:p>0.01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2199992">
            <text:p>1.2199992</text:p>
          </table:table-cell>
          <table:table-cell office:value-type="float" office:value="-0.026796488">
            <text:p>-0.026796488</text:p>
          </table:table-cell>
          <table:table-cell/>
          <table:table-cell table:formula="of:=([.D145]-[.E145])-([.D144]-[.E144])" office:value-type="float" office:value="-0.016796488">
            <text:p>-0.016796488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2299992">
            <text:p>1.2299992</text:p>
          </table:table-cell>
          <table:table-cell office:value-type="float" office:value="-0.040194735">
            <text:p>-0.040194735</text:p>
          </table:table-cell>
          <table:table-cell/>
          <table:table-cell table:formula="of:=([.D146]-[.E146])-([.D145]-[.E145])" office:value-type="float" office:value="0.023398247">
            <text:p>0.023398247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2399992">
            <text:p>1.2399992</text:p>
          </table:table-cell>
          <table:table-cell office:value-type="float" office:value="-0.013398244">
            <text:p>-0.013398244</text:p>
          </table:table-cell>
          <table:table-cell/>
          <table:table-cell table:formula="of:=([.D147]-[.E147])-([.D146]-[.E146])" office:value-type="float" office:value="-0.016796491">
            <text:p>-0.01679649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2499992">
            <text:p>1.2499992</text:p>
          </table:table-cell>
          <table:table-cell office:value-type="float" office:value="0.013398244">
            <text:p>0.013398244</text:p>
          </table:table-cell>
          <table:table-cell/>
          <table:table-cell table:formula="of:=([.D148]-[.E148])-([.D147]-[.E147])" office:value-type="float" office:value="-0.016796488">
            <text:p>-0.01679648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2599992">
            <text:p>1.2599992</text:p>
          </table:table-cell>
          <table:table-cell office:value-type="float" office:value="0">
            <text:p>0</text:p>
          </table:table-cell>
          <table:table-cell/>
          <table:table-cell table:formula="of:=([.D149]-[.E149])-([.D148]-[.E148])" office:value-type="float" office:value="0.023398244">
            <text:p>0.023398244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2699991">
            <text:p>1.2699991</text:p>
          </table:table-cell>
          <table:table-cell office:value-type="float" office:value="0.013398244">
            <text:p>0.013398244</text:p>
          </table:table-cell>
          <table:table-cell/>
          <table:table-cell table:formula="of:=([.D150]-[.E150])-([.D149]-[.E149])" office:value-type="float" office:value="-0.00339834400000005">
            <text:p>-0.003398344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2799991">
            <text:p>1.2799991</text:p>
          </table:table-cell>
          <table:table-cell office:value-type="float" office:value="0">
            <text:p>0</text:p>
          </table:table-cell>
          <table:table-cell/>
          <table:table-cell table:formula="of:=([.D151]-[.E151])-([.D150]-[.E150])" office:value-type="float" office:value="0.023398244">
            <text:p>0.023398244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2899991">
            <text:p>1.2899991</text:p>
          </table:table-cell>
          <table:table-cell office:value-type="float" office:value="0">
            <text:p>0</text:p>
          </table:table-cell>
          <table:table-cell/>
          <table:table-cell table:formula="of:=([.D152]-[.E152])-([.D151]-[.E151])" office:value-type="float" office:value="0.01">
            <text:p>0.0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2999991">
            <text:p>1.2999991</text:p>
          </table:table-cell>
          <table:table-cell office:value-type="float" office:value="0.013398244">
            <text:p>0.013398244</text:p>
          </table:table-cell>
          <table:table-cell/>
          <table:table-cell table:formula="of:=([.D153]-[.E153])-([.D152]-[.E152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3099991">
            <text:p>1.3099991</text:p>
          </table:table-cell>
          <table:table-cell office:value-type="float" office:value="-0.013398244">
            <text:p>-0.013398244</text:p>
          </table:table-cell>
          <table:table-cell/>
          <table:table-cell table:formula="of:=([.D154]-[.E154])-([.D153]-[.E153])" office:value-type="float" office:value="0.036796488">
            <text:p>0.036796488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3199991">
            <text:p>1.3199991</text:p>
          </table:table-cell>
          <table:table-cell office:value-type="float" office:value="0.040194735">
            <text:p>0.040194735</text:p>
          </table:table-cell>
          <table:table-cell/>
          <table:table-cell table:formula="of:=([.D155]-[.E155])-([.D154]-[.E154])" office:value-type="float" office:value="-0.043592979">
            <text:p>-0.043592979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3299991">
            <text:p>1.3299991</text:p>
          </table:table-cell>
          <table:table-cell office:value-type="float" office:value="0.013398244">
            <text:p>0.013398244</text:p>
          </table:table-cell>
          <table:table-cell/>
          <table:table-cell table:formula="of:=([.D156]-[.E156])-([.D155]-[.E155])" office:value-type="float" office:value="0.036796491">
            <text:p>0.03679649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3399991">
            <text:p>1.3399991</text:p>
          </table:table-cell>
          <table:table-cell office:value-type="float" office:value="0.040194735">
            <text:p>0.040194735</text:p>
          </table:table-cell>
          <table:table-cell/>
          <table:table-cell table:formula="of:=([.D157]-[.E157])-([.D156]-[.E156])" office:value-type="float" office:value="-0.016796491">
            <text:p>-0.016796491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3499991">
            <text:p>1.3499991</text:p>
          </table:table-cell>
          <table:table-cell office:value-type="float" office:value="0.013398244">
            <text:p>0.013398244</text:p>
          </table:table-cell>
          <table:table-cell/>
          <table:table-cell table:formula="of:=([.D158]-[.E158])-([.D157]-[.E157])" office:value-type="float" office:value="0.036796491">
            <text:p>0.03679649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3599991">
            <text:p>1.3599991</text:p>
          </table:table-cell>
          <table:table-cell office:value-type="float" office:value="0.053592976">
            <text:p>0.053592976</text:p>
          </table:table-cell>
          <table:table-cell/>
          <table:table-cell table:formula="of:=([.D159]-[.E159])-([.D158]-[.E158])" office:value-type="float" office:value="-0.030194732">
            <text:p>-0.030194732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369999">
            <text:p>1.369999</text:p>
          </table:table-cell>
          <table:table-cell office:value-type="float" office:value="0.053592976">
            <text:p>0.053592976</text:p>
          </table:table-cell>
          <table:table-cell/>
          <table:table-cell table:formula="of:=([.D160]-[.E160])-([.D159]-[.E159])" office:value-type="float" office:value="0.00999989999999995">
            <text:p>0.009999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379999">
            <text:p>1.379999</text:p>
          </table:table-cell>
          <table:table-cell office:value-type="float" office:value="0.040194735">
            <text:p>0.040194735</text:p>
          </table:table-cell>
          <table:table-cell/>
          <table:table-cell table:formula="of:=([.D161]-[.E161])-([.D160]-[.E160])" office:value-type="float" office:value="0.023398241">
            <text:p>0.023398241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389999">
            <text:p>1.389999</text:p>
          </table:table-cell>
          <table:table-cell office:value-type="float" office:value="0.026796488">
            <text:p>0.026796488</text:p>
          </table:table-cell>
          <table:table-cell/>
          <table:table-cell table:formula="of:=([.D162]-[.E162])-([.D161]-[.E161])" office:value-type="float" office:value="0.023398247">
            <text:p>0.023398247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1.399999">
            <text:p>1.399999</text:p>
          </table:table-cell>
          <table:table-cell office:value-type="float" office:value="0.013398244">
            <text:p>0.013398244</text:p>
          </table:table-cell>
          <table:table-cell/>
          <table:table-cell table:formula="of:=([.D163]-[.E163])-([.D162]-[.E162])" office:value-type="float" office:value="0.023398244">
            <text:p>0.02339824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409999">
            <text:p>1.409999</text:p>
          </table:table-cell>
          <table:table-cell office:value-type="float" office:value="0.013398244">
            <text:p>0.013398244</text:p>
          </table:table-cell>
          <table:table-cell/>
          <table:table-cell table:formula="of:=([.D164]-[.E164])-([.D163]-[.E163])" office:value-type="float" office:value="0.01">
            <text:p>0.01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419999">
            <text:p>1.419999</text:p>
          </table:table-cell>
          <table:table-cell office:value-type="float" office:value="-0.040194735">
            <text:p>-0.040194735</text:p>
          </table:table-cell>
          <table:table-cell/>
          <table:table-cell table:formula="of:=([.D165]-[.E165])-([.D164]-[.E164])" office:value-type="float" office:value="0.0635929790000001">
            <text:p>0.063592979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429999">
            <text:p>1.429999</text:p>
          </table:table-cell>
          <table:table-cell office:value-type="float" office:value="-0.026796488">
            <text:p>-0.026796488</text:p>
          </table:table-cell>
          <table:table-cell/>
          <table:table-cell table:formula="of:=([.D166]-[.E166])-([.D165]-[.E165])" office:value-type="float" office:value="-0.00339824700000002">
            <text:p>-0.00339824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439999">
            <text:p>1.439999</text:p>
          </table:table-cell>
          <table:table-cell office:value-type="float" office:value="-0.053592976">
            <text:p>-0.053592976</text:p>
          </table:table-cell>
          <table:table-cell/>
          <table:table-cell table:formula="of:=([.D167]-[.E167])-([.D166]-[.E166])" office:value-type="float" office:value="0.036796488">
            <text:p>0.036796488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449999">
            <text:p>1.449999</text:p>
          </table:table-cell>
          <table:table-cell office:value-type="float" office:value="-0.013398244">
            <text:p>-0.013398244</text:p>
          </table:table-cell>
          <table:table-cell/>
          <table:table-cell table:formula="of:=([.D168]-[.E168])-([.D167]-[.E167])" office:value-type="float" office:value="-0.030194732">
            <text:p>-0.030194732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459999">
            <text:p>1.459999</text:p>
          </table:table-cell>
          <table:table-cell office:value-type="float" office:value="0">
            <text:p>0</text:p>
          </table:table-cell>
          <table:table-cell/>
          <table:table-cell table:formula="of:=([.D169]-[.E169])-([.D168]-[.E168])" office:value-type="float" office:value="-0.00339824399999999">
            <text:p>-0.003398244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469999">
            <text:p>1.469999</text:p>
          </table:table-cell>
          <table:table-cell office:value-type="float" office:value="0.053592976">
            <text:p>0.053592976</text:p>
          </table:table-cell>
          <table:table-cell/>
          <table:table-cell table:formula="of:=([.D170]-[.E170])-([.D169]-[.E169])" office:value-type="float" office:value="-0.043592976">
            <text:p>-0.043592976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479999">
            <text:p>1.479999</text:p>
          </table:table-cell>
          <table:table-cell office:value-type="float" office:value="0">
            <text:p>0</text:p>
          </table:table-cell>
          <table:table-cell/>
          <table:table-cell table:formula="of:=([.D171]-[.E171])-([.D170]-[.E170])" office:value-type="float" office:value="0.0635929759999998">
            <text:p>0.063592976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4899989">
            <text:p>1.4899989</text:p>
          </table:table-cell>
          <table:table-cell office:value-type="float" office:value="0.040194735">
            <text:p>0.040194735</text:p>
          </table:table-cell>
          <table:table-cell/>
          <table:table-cell table:formula="of:=([.D172]-[.E172])-([.D171]-[.E171])" office:value-type="float" office:value="-0.0301948349999999">
            <text:p>-0.030194835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1.4999989">
            <text:p>1.4999989</text:p>
          </table:table-cell>
          <table:table-cell office:value-type="float" office:value="0.026796488">
            <text:p>0.026796488</text:p>
          </table:table-cell>
          <table:table-cell/>
          <table:table-cell table:formula="of:=([.D173]-[.E173])-([.D172]-[.E172])" office:value-type="float" office:value="0.023398247">
            <text:p>0.023398247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5099989">
            <text:p>1.5099989</text:p>
          </table:table-cell>
          <table:table-cell office:value-type="float" office:value="0.08038947">
            <text:p>0.08038947</text:p>
          </table:table-cell>
          <table:table-cell/>
          <table:table-cell table:formula="of:=([.D174]-[.E174])-([.D173]-[.E173])" office:value-type="float" office:value="-0.0435929820000003">
            <text:p>-0.043592982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5199989">
            <text:p>1.5199989</text:p>
          </table:table-cell>
          <table:table-cell office:value-type="float" office:value="0.053592976">
            <text:p>0.053592976</text:p>
          </table:table-cell>
          <table:table-cell/>
          <table:table-cell table:formula="of:=([.D175]-[.E175])-([.D174]-[.E174])" office:value-type="float" office:value="0.0367964940000003">
            <text:p>0.036796494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5299989">
            <text:p>1.5299989</text:p>
          </table:table-cell>
          <table:table-cell office:value-type="float" office:value="0.053592976">
            <text:p>0.053592976</text:p>
          </table:table-cell>
          <table:table-cell/>
          <table:table-cell table:formula="of:=([.D176]-[.E176])-([.D175]-[.E175])" office:value-type="float" office:value="0.00999999999999979">
            <text:p>0.01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5399989">
            <text:p>1.5399989</text:p>
          </table:table-cell>
          <table:table-cell office:value-type="float" office:value="0.040194735">
            <text:p>0.040194735</text:p>
          </table:table-cell>
          <table:table-cell/>
          <table:table-cell table:formula="of:=([.D177]-[.E177])-([.D176]-[.E176])" office:value-type="float" office:value="0.0233982410000002">
            <text:p>0.023398241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5499989">
            <text:p>1.5499989</text:p>
          </table:table-cell>
          <table:table-cell office:value-type="float" office:value="0.040194735">
            <text:p>0.040194735</text:p>
          </table:table-cell>
          <table:table-cell/>
          <table:table-cell table:formula="of:=([.D178]-[.E178])-([.D177]-[.E177])" office:value-type="float" office:value="0.00999999999999979">
            <text:p>0.0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5599989">
            <text:p>1.5599989</text:p>
          </table:table-cell>
          <table:table-cell office:value-type="float" office:value="0.026796488">
            <text:p>0.026796488</text:p>
          </table:table-cell>
          <table:table-cell/>
          <table:table-cell table:formula="of:=([.D179]-[.E179])-([.D178]-[.E178])" office:value-type="float" office:value="0.0233982470000003">
            <text:p>0.023398247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5699989">
            <text:p>1.5699989</text:p>
          </table:table-cell>
          <table:table-cell office:value-type="float" office:value="0.040194735">
            <text:p>0.040194735</text:p>
          </table:table-cell>
          <table:table-cell/>
          <table:table-cell table:formula="of:=([.D180]-[.E180])-([.D179]-[.E179])" office:value-type="float" office:value="-0.00339824700000024">
            <text:p>-0.00339824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5799989">
            <text:p>1.5799989</text:p>
          </table:table-cell>
          <table:table-cell office:value-type="float" office:value="0">
            <text:p>0</text:p>
          </table:table-cell>
          <table:table-cell/>
          <table:table-cell table:formula="of:=([.D181]-[.E181])-([.D180]-[.E180])" office:value-type="float" office:value="0.0501947350000003">
            <text:p>0.050194735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5899988">
            <text:p>1.5899988</text:p>
          </table:table-cell>
          <table:table-cell office:value-type="float" office:value="0.013398244">
            <text:p>0.013398244</text:p>
          </table:table-cell>
          <table:table-cell/>
          <table:table-cell table:formula="of:=([.D182]-[.E182])-([.D181]-[.E181])" office:value-type="float" office:value="-0.00339834400000005">
            <text:p>-0.003398344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5999988">
            <text:p>1.5999988</text:p>
          </table:table-cell>
          <table:table-cell office:value-type="float" office:value="0.066991225">
            <text:p>0.066991225</text:p>
          </table:table-cell>
          <table:table-cell/>
          <table:table-cell table:formula="of:=([.D183]-[.E183])-([.D182]-[.E182])" office:value-type="float" office:value="-0.0435929810000002">
            <text:p>-0.043592981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.053592976">
            <text:p>0.053592976</text:p>
          </table:table-cell>
          <table:table-cell/>
          <table:table-cell table:formula="of:=([.D184]-[.E184])-([.D183]-[.E183])" office:value-type="float" office:value="0.0133994490000002">
            <text:p>0.013399449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.026796488">
            <text:p>0.026796488</text:p>
          </table:table-cell>
          <table:table-cell/>
          <table:table-cell table:formula="of:=([.D185]-[.E185])-([.D184]-[.E184])" office:value-type="float" office:value="0.026796488">
            <text:p>0.026796488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.053592976">
            <text:p>0.053592976</text:p>
          </table:table-cell>
          <table:table-cell/>
          <table:table-cell table:formula="of:=([.D186]-[.E186])-([.D185]-[.E185])" office:value-type="float" office:value="-0.026796488">
            <text:p>-0.026796488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2">
            <text:p>0.2</text:p>
          </table:table-cell>
          <table:table-cell office:value-type="float" office:value="0.1793596">
            <text:p>0.1793596</text:p>
          </table:table-cell>
          <table:table-cell office:value-type="float" office:value="1.6">
            <text:p>1.6</text:p>
          </table:table-cell>
          <table:table-cell office:value-type="float" office:value="0.093787715">
            <text:p>0.093787715</text:p>
          </table:table-cell>
          <table:table-cell/>
          <table:table-cell table:formula="of:=([.D187]-[.E187])-([.D186]-[.E186])" office:value-type="float" office:value="-0.0401947389999999">
            <text:p>-0.040194739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2">
            <text:p>0.2</text:p>
          </table:table-cell>
          <table:table-cell office:value-type="float" office:value="0.18302">
            <text:p>0.18302</text:p>
          </table:table-cell>
          <table:table-cell office:value-type="float" office:value="1.6">
            <text:p>1.6</text:p>
          </table:table-cell>
          <table:table-cell office:value-type="float" office:value="0.120584205">
            <text:p>0.120584205</text:p>
          </table:table-cell>
          <table:table-cell/>
          <table:table-cell table:formula="of:=([.D188]-[.E188])-([.D187]-[.E187])" office:value-type="float" office:value="-0.0267964900000002">
            <text:p>-0.02679649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2">
            <text:p>0.2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.10718595">
            <text:p>0.10718595</text:p>
          </table:table-cell>
          <table:table-cell/>
          <table:table-cell table:formula="of:=([.D189]-[.E189])-([.D188]-[.E188])" office:value-type="float" office:value="0.013398255">
            <text:p>0.013398255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.08038947">
            <text:p>0.08038947</text:p>
          </table:table-cell>
          <table:table-cell/>
          <table:table-cell table:formula="of:=([.D190]-[.E190])-([.D189]-[.E189])" office:value-type="float" office:value="0.02679648">
            <text:p>0.02679648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2">
            <text:p>0.2</text:p>
          </table:table-cell>
          <table:table-cell office:value-type="float" office:value="0.18302">
            <text:p>0.18302</text:p>
          </table:table-cell>
          <table:table-cell office:value-type="float" office:value="1.6">
            <text:p>1.6</text:p>
          </table:table-cell>
          <table:table-cell office:value-type="float" office:value="0.026796488">
            <text:p>0.026796488</text:p>
          </table:table-cell>
          <table:table-cell/>
          <table:table-cell table:formula="of:=([.D191]-[.E191])-([.D190]-[.E190])" office:value-type="float" office:value="0.0535929820000001">
            <text:p>0.053592982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2">
            <text:p>0.2</text:p>
          </table:table-cell>
          <table:table-cell office:value-type="float" office:value="0.1811898">
            <text:p>0.1811898</text:p>
          </table:table-cell>
          <table:table-cell office:value-type="float" office:value="1.6">
            <text:p>1.6</text:p>
          </table:table-cell>
          <table:table-cell office:value-type="float" office:value="0.10718595">
            <text:p>0.10718595</text:p>
          </table:table-cell>
          <table:table-cell/>
          <table:table-cell table:formula="of:=([.D192]-[.E192])-([.D191]-[.E191])" office:value-type="float" office:value="-0.0803894620000001">
            <text:p>-0.080389462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.10718595">
            <text:p>0.10718595</text:p>
          </table:table-cell>
          <table:table-cell/>
          <table:table-cell table:formula="of:=([.D193]-[.E193])-([.D192]-[.E192])" office:value-type="float" office:value="0">
            <text:p>0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.10718595">
            <text:p>0.10718595</text:p>
          </table:table-cell>
          <table:table-cell/>
          <table:table-cell table:formula="of:=([.D194]-[.E194])-([.D193]-[.E193])" office:value-type="float" office:value="0">
            <text:p>0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.066991225">
            <text:p>0.066991225</text:p>
          </table:table-cell>
          <table:table-cell/>
          <table:table-cell table:formula="of:=([.D195]-[.E195])-([.D194]-[.E194])" office:value-type="float" office:value="0.0401947250000001">
            <text:p>0.040194725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.066991225">
            <text:p>0.066991225</text:p>
          </table:table-cell>
          <table:table-cell/>
          <table:table-cell table:formula="of:=([.D196]-[.E196])-([.D195]-[.E195])" office:value-type="float" office:value="0">
            <text:p>0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.12058416">
            <text:p>0.12058416</text:p>
          </table:table-cell>
          <table:table-cell/>
          <table:table-cell table:formula="of:=([.D197]-[.E197])-([.D196]-[.E196])" office:value-type="float" office:value="-0.053592935">
            <text:p>-0.053592935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.08038947">
            <text:p>0.08038947</text:p>
          </table:table-cell>
          <table:table-cell/>
          <table:table-cell table:formula="of:=([.D198]-[.E198])-([.D197]-[.E197])" office:value-type="float" office:value="0.0401946899999999">
            <text:p>0.04019469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.053592976">
            <text:p>0.053592976</text:p>
          </table:table-cell>
          <table:table-cell/>
          <table:table-cell table:formula="of:=([.D199]-[.E199])-([.D198]-[.E198])" office:value-type="float" office:value="0.0267964940000001">
            <text:p>0.026796494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00]-[.E200])-([.D199]-[.E199])" office:value-type="float" office:value="0.053592976">
            <text:p>0.05359297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-0.013398244">
            <text:p>-0.013398244</text:p>
          </table:table-cell>
          <table:table-cell/>
          <table:table-cell table:formula="of:=([.D201]-[.E201])-([.D200]-[.E200])" office:value-type="float" office:value="0.013398244">
            <text:p>0.013398244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02]-[.E202])-([.D201]-[.E201])" office:value-type="float" office:value="-0.013398244">
            <text:p>-0.013398244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.040194735">
            <text:p>0.040194735</text:p>
          </table:table-cell>
          <table:table-cell/>
          <table:table-cell table:formula="of:=([.D203]-[.E203])-([.D202]-[.E202])" office:value-type="float" office:value="-0.040194735">
            <text:p>-0.040194735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04]-[.E204])-([.D203]-[.E203])" office:value-type="float" office:value="0.040194735">
            <text:p>0.040194735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13398244">
            <text:p>-0.013398244</text:p>
          </table:table-cell>
          <table:table-cell/>
          <table:table-cell table:formula="of:=([.D205]-[.E205])-([.D204]-[.E204])" office:value-type="float" office:value="0.013398244">
            <text:p>0.013398244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-0.013398244">
            <text:p>-0.013398244</text:p>
          </table:table-cell>
          <table:table-cell/>
          <table:table-cell table:formula="of:=([.D206]-[.E206])-([.D205]-[.E205])" office:value-type="float" office:value="0">
            <text:p>0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07]-[.E207])-([.D206]-[.E206])" office:value-type="float" office:value="-0.013398244">
            <text:p>-0.013398244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08]-[.E208])-([.D207]-[.E207])" office:value-type="float" office:value="0">
            <text:p>0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6">
            <text:p>1.6</text:p>
          </table:table-cell>
          <table:table-cell office:value-type="float" office:value="-0.026796488">
            <text:p>-0.026796488</text:p>
          </table:table-cell>
          <table:table-cell/>
          <table:table-cell table:formula="of:=([.D209]-[.E209])-([.D208]-[.E208])" office:value-type="float" office:value="0.026796488">
            <text:p>0.026796488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53592976">
            <text:p>-0.053592976</text:p>
          </table:table-cell>
          <table:table-cell/>
          <table:table-cell table:formula="of:=([.D210]-[.E210])-([.D209]-[.E209])" office:value-type="float" office:value="0.026796488">
            <text:p>0.026796488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66991225">
            <text:p>-0.066991225</text:p>
          </table:table-cell>
          <table:table-cell/>
          <table:table-cell table:formula="of:=([.D211]-[.E211])-([.D210]-[.E210])" office:value-type="float" office:value="0.013398249">
            <text:p>0.013398249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26796488">
            <text:p>-0.026796488</text:p>
          </table:table-cell>
          <table:table-cell/>
          <table:table-cell table:formula="of:=([.D212]-[.E212])-([.D211]-[.E211])" office:value-type="float" office:value="-0.040194737">
            <text:p>-0.040194737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-0.013398244">
            <text:p>-0.013398244</text:p>
          </table:table-cell>
          <table:table-cell/>
          <table:table-cell table:formula="of:=([.D213]-[.E213])-([.D212]-[.E212])" office:value-type="float" office:value="-0.013398244">
            <text:p>-0.013398244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-0.066991225">
            <text:p>-0.066991225</text:p>
          </table:table-cell>
          <table:table-cell/>
          <table:table-cell table:formula="of:=([.D214]-[.E214])-([.D213]-[.E213])" office:value-type="float" office:value="0.053592981">
            <text:p>0.053592981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-0.08038947">
            <text:p>-0.08038947</text:p>
          </table:table-cell>
          <table:table-cell/>
          <table:table-cell table:formula="of:=([.D215]-[.E215])-([.D214]-[.E214])" office:value-type="float" office:value="0.0133982450000001">
            <text:p>0.013398245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66991225">
            <text:p>-0.066991225</text:p>
          </table:table-cell>
          <table:table-cell/>
          <table:table-cell table:formula="of:=([.D216]-[.E216])-([.D215]-[.E215])" office:value-type="float" office:value="-0.0133982450000001">
            <text:p>-0.013398245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-0.040194735">
            <text:p>-0.040194735</text:p>
          </table:table-cell>
          <table:table-cell/>
          <table:table-cell table:formula="of:=([.D217]-[.E217])-([.D216]-[.E216])" office:value-type="float" office:value="-0.0267964899999999">
            <text:p>-0.02679649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6">
            <text:p>1.6</text:p>
          </table:table-cell>
          <table:table-cell office:value-type="float" office:value="-0.066991225">
            <text:p>-0.066991225</text:p>
          </table:table-cell>
          <table:table-cell/>
          <table:table-cell table:formula="of:=([.D218]-[.E218])-([.D217]-[.E217])" office:value-type="float" office:value="0.0267964899999999">
            <text:p>0.02679649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-0.066991225">
            <text:p>-0.066991225</text:p>
          </table:table-cell>
          <table:table-cell/>
          <table:table-cell table:formula="of:=([.D219]-[.E219])-([.D218]-[.E218])" office:value-type="float" office:value="0">
            <text:p>0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-0.10718595">
            <text:p>-0.10718595</text:p>
          </table:table-cell>
          <table:table-cell/>
          <table:table-cell table:formula="of:=([.D220]-[.E220])-([.D219]-[.E219])" office:value-type="float" office:value="0.0401947250000001">
            <text:p>0.04019472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-0.093787715">
            <text:p>-0.093787715</text:p>
          </table:table-cell>
          <table:table-cell/>
          <table:table-cell table:formula="of:=([.D221]-[.E221])-([.D220]-[.E220])" office:value-type="float" office:value="-0.0133982350000001">
            <text:p>-0.013398235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2]-[.E222])-([.D221]-[.E221])" office:value-type="float" office:value="-0.0937877149999999">
            <text:p>-0.093787715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3]-[.E223])-([.D222]-[.E222])" office:value-type="float" office:value="0">
            <text:p>0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4]-[.E224])-([.D223]-[.E223])" office:value-type="float" office:value="0">
            <text:p>0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5]-[.E225])-([.D224]-[.E224])" office:value-type="float" office:value="0">
            <text:p>0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6]-[.E226])-([.D225]-[.E225])" office:value-type="float" office:value="0">
            <text:p>0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2">
            <text:p>0.2</text:p>
          </table:table-cell>
          <table:table-cell office:value-type="float" office:value="0.2123032">
            <text:p>0.212303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7]-[.E227])-([.D226]-[.E226])" office:value-type="float" office:value="0">
            <text:p>0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8]-[.E228])-([.D227]-[.E227])"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29]-[.E229])-([.D228]-[.E228])" office:value-type="float" office:value="0">
            <text:p>0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0]-[.E230])-([.D229]-[.E229])" office:value-type="float" office:value="0">
            <text:p>0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1]-[.E231])-([.D230]-[.E230])" office:value-type="float" office:value="0">
            <text:p>0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2]-[.E232])-([.D231]-[.E231])"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3]-[.E233])-([.D232]-[.E232])" office:value-type="float" office:value="0">
            <text:p>0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4]-[.E234])-([.D233]-[.E233])" office:value-type="float" office:value="0">
            <text:p>0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5]-[.E235])-([.D234]-[.E234])" office:value-type="float" office:value="0">
            <text:p>0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6]-[.E236])-([.D235]-[.E235])"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7]-[.E237])-([.D236]-[.E236])" office:value-type="float" office:value="0">
            <text:p>0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8]-[.E238])-([.D237]-[.E237])"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39]-[.E239])-([.D238]-[.E238])" office:value-type="float" office:value="0">
            <text:p>0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0]-[.E240])-([.D239]-[.E239])" office:value-type="float" office:value="0">
            <text:p>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1]-[.E241])-([.D240]-[.E240])" office:value-type="float" office:value="0">
            <text:p>0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2]-[.E242])-([.D241]-[.E241])" office:value-type="float" office:value="0">
            <text:p>0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3]-[.E243])-([.D242]-[.E242])" office:value-type="float" office:value="0">
            <text:p>0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4]-[.E244])-([.D243]-[.E243])"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5]-[.E245])-([.D244]-[.E244])" office:value-type="float" office:value="0">
            <text:p>0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6]-[.E246])-([.D245]-[.E245])" office:value-type="float" office:value="0">
            <text:p>0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7]-[.E247])-([.D246]-[.E246])" office:value-type="float" office:value="0">
            <text:p>0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8]-[.E248])-([.D247]-[.E247])" office:value-type="float" office:value="0">
            <text:p>0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49]-[.E249])-([.D248]-[.E248])" office:value-type="float" office:value="0">
            <text:p>0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0]-[.E250])-([.D249]-[.E249])" office:value-type="float" office:value="0">
            <text:p>0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1]-[.E251])-([.D250]-[.E250])" office:value-type="float" office:value="0">
            <text:p>0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2]-[.E252])-([.D251]-[.E251])" office:value-type="float" office:value="0">
            <text:p>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3]-[.E253])-([.D252]-[.E252])" office:value-type="float" office:value="0">
            <text:p>0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4]-[.E254])-([.D253]-[.E253])" office:value-type="float" office:value="0">
            <text:p>0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5]-[.E255])-([.D254]-[.E254])" office:value-type="float" office:value="0">
            <text:p>0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6]-[.E256])-([.D255]-[.E255])" office:value-type="float" office:value="0">
            <text:p>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7]-[.E257])-([.D256]-[.E256])" office:value-type="float" office:value="0">
            <text:p>0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8]-[.E258])-([.D257]-[.E257])" office:value-type="float" office:value="0">
            <text:p>0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59]-[.E259])-([.D258]-[.E258])" office:value-type="float" office:value="0">
            <text:p>0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0]-[.E260])-([.D259]-[.E25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1]-[.E261])-([.D260]-[.E260])" office:value-type="float" office:value="0">
            <text:p>0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3]-[.E263])-([.D262]-[.E262])" office:value-type="float" office:value="0">
            <text:p>0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4]-[.E264])-([.D263]-[.E263])" office:value-type="float" office:value="0">
            <text:p>0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5]-[.E265])-([.D264]-[.E264])" office:value-type="float" office:value="0">
            <text:p>0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6]-[.E266])-([.D265]-[.E265])" office:value-type="float" office:value="0">
            <text:p>0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7]-[.E267])-([.D266]-[.E266])" office:value-type="float" office:value="0">
            <text:p>0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8]-[.E268])-([.D267]-[.E267])" office:value-type="float" office:value="0">
            <text:p>0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69]-[.E269])-([.D268]-[.E268])" office:value-type="float" office:value="0">
            <text:p>0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0]-[.E270])-([.D269]-[.E269])"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1]-[.E271])-([.D270]-[.E270])" office:value-type="float" office:value="0">
            <text:p>0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2]-[.E272])-([.D271]-[.E271])" office:value-type="float" office:value="0">
            <text:p>0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3]-[.E273])-([.D272]-[.E272])" office:value-type="float" office:value="0">
            <text:p>0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4]-[.E274])-([.D273]-[.E273])"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5]-[.E275])-([.D274]-[.E274])" office:value-type="float" office:value="0">
            <text:p>0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7]-[.E277])-([.D276]-[.E276])" office:value-type="float" office:value="0">
            <text:p>0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8]-[.E278])-([.D277]-[.E277])" office:value-type="float" office:value="0">
            <text:p>0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79]-[.E279])-([.D278]-[.E278])" office:value-type="float" office:value="0">
            <text:p>0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0]-[.E280])-([.D279]-[.E279])" office:value-type="float" office:value="0">
            <text:p>0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1]-[.E281])-([.D280]-[.E280])" office:value-type="float" office:value="0">
            <text:p>0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2]-[.E282])-([.D281]-[.E281])" office:value-type="float" office:value="0">
            <text:p>0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3]-[.E283])-([.D282]-[.E282])" office:value-type="float" office:value="0">
            <text:p>0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4]-[.E284])-([.D283]-[.E283])" office:value-type="float" office:value="0">
            <text:p>0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5]-[.E285])-([.D284]-[.E284])" office:value-type="float" office:value="0">
            <text:p>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6]-[.E286])-([.D285]-[.E285])" office:value-type="float" office:value="0">
            <text:p>0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7]-[.E287])-([.D286]-[.E286])" office:value-type="float" office:value="0">
            <text:p>0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8]-[.E288])-([.D287]-[.E287])"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89]-[.E289])-([.D288]-[.E288])" office:value-type="float" office:value="0">
            <text:p>0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0]-[.E290])-([.D289]-[.E289])" office:value-type="float" office:value="0">
            <text:p>0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1]-[.E291])-([.D290]-[.E290])" office:value-type="float" office:value="0">
            <text:p>0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2]-[.E292])-([.D291]-[.E291])" office:value-type="float" office:value="0">
            <text:p>0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3]-[.E293])-([.D292]-[.E292])" office:value-type="float" office:value="0">
            <text:p>0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4]-[.E294])-([.D293]-[.E293])" office:value-type="float" office:value="0">
            <text:p>0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5]-[.E295])-([.D294]-[.E294])" office:value-type="float" office:value="0">
            <text:p>0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6]-[.E296])-([.D295]-[.E295])"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2">
            <text:p>0.2</text:p>
          </table:table-cell>
          <table:table-cell office:value-type="float" office:value="0.2049824">
            <text:p>0.204982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7]-[.E297])-([.D296]-[.E296])" office:value-type="float" office:value="0">
            <text:p>0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8]-[.E298])-([.D297]-[.E297])" office:value-type="float" office:value="0">
            <text:p>0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299]-[.E299])-([.D298]-[.E298])" office:value-type="float" office:value="0">
            <text:p>0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0]-[.E300])-([.D299]-[.E299])" office:value-type="float" office:value="0">
            <text:p>0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2">
            <text:p>0.2</text:p>
          </table:table-cell>
          <table:table-cell office:value-type="float" office:value="0.20864281">
            <text:p>0.208642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1]-[.E301])-([.D300]-[.E300])" office:value-type="float" office:value="0">
            <text:p>0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2">
            <text:p>0.2</text:p>
          </table:table-cell>
          <table:table-cell office:value-type="float" office:value="0.21047299">
            <text:p>0.2104729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2]-[.E302])-([.D301]-[.E301])" office:value-type="float" office:value="0">
            <text:p>0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4]-[.E304])-([.D303]-[.E303])" office:value-type="float" office:value="0">
            <text:p>0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2">
            <text:p>0.2</text:p>
          </table:table-cell>
          <table:table-cell office:value-type="float" office:value="0.201322">
            <text:p>0.2013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5]-[.E305])-([.D304]-[.E304])" office:value-type="float" office:value="0">
            <text:p>0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2">
            <text:p>0.2</text:p>
          </table:table-cell>
          <table:table-cell office:value-type="float" office:value="0.20681262">
            <text:p>0.2068126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6]-[.E306])-([.D305]-[.E305])" office:value-type="float" office:value="0">
            <text:p>0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7]-[.E307])-([.D306]-[.E306])" office:value-type="float" office:value="0">
            <text:p>0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8]-[.E308])-([.D307]-[.E307])" office:value-type="float" office:value="0">
            <text:p>0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09]-[.E309])-([.D308]-[.E308])" office:value-type="float" office:value="0">
            <text:p>0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2">
            <text:p>0.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0]-[.E310])-([.D309]-[.E309])" office:value-type="float" office:value="0">
            <text:p>0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2">
            <text:p>0.2</text:p>
          </table:table-cell>
          <table:table-cell office:value-type="float" office:value="0.2031522">
            <text:p>0.203152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1]-[.E311])-([.D310]-[.E310])" office:value-type="float" office:value="0">
            <text:p>0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2]-[.E312])-([.D311]-[.E311])" office:value-type="float" office:value="0">
            <text:p>0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2">
            <text:p>0.2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3]-[.E313])-([.D312]-[.E312])" office:value-type="float" office:value="0">
            <text:p>0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4]-[.E314])-([.D313]-[.E313])" office:value-type="float" office:value="0">
            <text:p>0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5]-[.E315])-([.D314]-[.E314])" office:value-type="float" office:value="0">
            <text:p>0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2">
            <text:p>0.2</text:p>
          </table:table-cell>
          <table:table-cell office:value-type="float" office:value="0.19949181">
            <text:p>0.1994918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6]-[.E316])-([.D315]-[.E315])" office:value-type="float" office:value="0">
            <text:p>0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7]-[.E317])-([.D316]-[.E316])" office:value-type="float" office:value="0">
            <text:p>0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2">
            <text:p>0.2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8]-[.E318])-([.D317]-[.E317])" office:value-type="float" office:value="0">
            <text:p>0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19]-[.E319])-([.D318]-[.E318])" office:value-type="float" office:value="0">
            <text:p>0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0]-[.E320])-([.D319]-[.E319])" office:value-type="float" office:value="0">
            <text:p>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2">
            <text:p>0.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1]-[.E321])-([.D320]-[.E320])" office:value-type="float" office:value="0">
            <text:p>0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2]-[.E322])-([.D321]-[.E321])" office:value-type="float" office:value="0">
            <text:p>0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3]-[.E323])-([.D322]-[.E322])" office:value-type="float" office:value="0">
            <text:p>0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4]-[.E324])-([.D323]-[.E323])" office:value-type="float" office:value="0">
            <text:p>0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5]-[.E325])-([.D324]-[.E324])" office:value-type="float" office:value="0">
            <text:p>0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6]-[.E326])-([.D325]-[.E325])" office:value-type="float" office:value="0">
            <text:p>0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7]-[.E327])-([.D326]-[.E326])" office:value-type="float" office:value="0">
            <text:p>0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2">
            <text:p>0.2</text:p>
          </table:table-cell>
          <table:table-cell office:value-type="float" office:value="0.18302">
            <text:p>0.183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8]-[.E328])-([.D327]-[.E327])" office:value-type="float" office:value="0">
            <text:p>0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2">
            <text:p>0.2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29]-[.E329])-([.D328]-[.E328])" office:value-type="float" office:value="0">
            <text:p>0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2">
            <text:p>0.2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0]-[.E330])-([.D329]-[.E329])" office:value-type="float" office:value="0">
            <text:p>0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2">
            <text:p>0.2</text:p>
          </table:table-cell>
          <table:table-cell office:value-type="float" office:value="0.1885106">
            <text:p>0.188510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1]-[.E331])-([.D330]-[.E330])" office:value-type="float" office:value="0">
            <text:p>0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2">
            <text:p>0.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2]-[.E332])-([.D331]-[.E331])" office:value-type="float" office:value="0">
            <text:p>0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2">
            <text:p>0.2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3]-[.E333])-([.D332]-[.E332])" office:value-type="float" office:value="0">
            <text:p>0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1975">
            <text:p>0.1975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4]-[.E334])-([.D333]-[.E333])" office:value-type="float" office:value="0">
            <text:p>0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19500001">
            <text:p>0.19500001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5]-[.E335])-([.D334]-[.E334])" office:value-type="float" office:value="0">
            <text:p>0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19250001">
            <text:p>0.19250001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6]-[.E336])-([.D335]-[.E335])" office:value-type="float" office:value="0">
            <text:p>0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19000001">
            <text:p>0.19000001</text:p>
          </table:table-cell>
          <table:table-cell office:value-type="float" office:value="0.1885106">
            <text:p>0.188510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7]-[.E337])-([.D336]-[.E336])" office:value-type="float" office:value="0">
            <text:p>0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18750001">
            <text:p>0.18750001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8]-[.E338])-([.D337]-[.E337])" office:value-type="float" office:value="0">
            <text:p>0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18500002">
            <text:p>0.1850000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39]-[.E339])-([.D338]-[.E338])" office:value-type="float" office:value="0">
            <text:p>0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18250002">
            <text:p>0.18250002</text:p>
          </table:table-cell>
          <table:table-cell office:value-type="float" office:value="0.19766161">
            <text:p>0.1976616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0]-[.E340])-([.D339]-[.E339])" office:value-type="float" office:value="0">
            <text:p>0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18000002">
            <text:p>0.18000002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1]-[.E341])-([.D340]-[.E340])" office:value-type="float" office:value="0">
            <text:p>0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17750002">
            <text:p>0.17750002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2]-[.E342])-([.D341]-[.E341])" office:value-type="float" office:value="0">
            <text:p>0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17500003">
            <text:p>0.17500003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3]-[.E343])-([.D342]-[.E342])" office:value-type="float" office:value="0">
            <text:p>0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17250003">
            <text:p>0.17250003</text:p>
          </table:table-cell>
          <table:table-cell office:value-type="float" office:value="0.19583139">
            <text:p>0.19583139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4]-[.E344])-([.D343]-[.E343])" office:value-type="float" office:value="0">
            <text:p>0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17000003">
            <text:p>0.17000003</text:p>
          </table:table-cell>
          <table:table-cell office:value-type="float" office:value="0.1940012">
            <text:p>0.19400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5]-[.E345])-([.D344]-[.E344])" office:value-type="float" office:value="0">
            <text:p>0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16750003">
            <text:p>0.16750003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6]-[.E346])-([.D345]-[.E345])" office:value-type="float" office:value="0">
            <text:p>0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16500004">
            <text:p>0.16500004</text:p>
          </table:table-cell>
          <table:table-cell office:value-type="float" office:value="0.1903408">
            <text:p>0.1903408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7]-[.E347])-([.D346]-[.E346])" office:value-type="float" office:value="0">
            <text:p>0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16250004">
            <text:p>0.16250004</text:p>
          </table:table-cell>
          <table:table-cell office:value-type="float" office:value="0.1885106">
            <text:p>0.188510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8]-[.E348])-([.D347]-[.E347])" office:value-type="float" office:value="0">
            <text:p>0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16000004">
            <text:p>0.16000004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49]-[.E349])-([.D348]-[.E348])" office:value-type="float" office:value="0">
            <text:p>0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15750004">
            <text:p>0.15750004</text:p>
          </table:table-cell>
          <table:table-cell office:value-type="float" office:value="0.192171">
            <text:p>0.192171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50]-[.E350])-([.D349]-[.E349])" office:value-type="float" office:value="0">
            <text:p>0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15500005">
            <text:p>0.15500005</text:p>
          </table:table-cell>
          <table:table-cell office:value-type="float" office:value="0.1866804">
            <text:p>0.186680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51]-[.E351])-([.D350]-[.E350])" office:value-type="float" office:value="0">
            <text:p>0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15250005">
            <text:p>0.15250005</text:p>
          </table:table-cell>
          <table:table-cell office:value-type="float" office:value="0.1848502">
            <text:p>0.184850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  <table:table-cell table:formula="of:=([.D352]-[.E352])-([.D351]-[.E351])" office:value-type="float" office:value="0">
            <text:p>0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15000005">
            <text:p>0.15000005</text:p>
          </table:table-cell>
          <table:table-cell office:value-type="float" office:value="0.1811898">
            <text:p>0.1811898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/>
          <table:table-cell table:formula="of:=([.D353]-[.E353])-([.D352]-[.E352])" office:value-type="float" office:value="-0.0100000000000002">
            <text:p>-0.01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14750005">
            <text:p>0.14750005</text:p>
          </table:table-cell>
          <table:table-cell office:value-type="float" office:value="0.1866804">
            <text:p>0.1866804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/>
          <table:table-cell table:formula="of:=([.D354]-[.E354])-([.D353]-[.E353])" office:value-type="float" office:value="-0.00999999999999979">
            <text:p>-0.0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14500006">
            <text:p>0.14500006</text:p>
          </table:table-cell>
          <table:table-cell office:value-type="float" office:value="0.18302">
            <text:p>0.18302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/>
          <table:table-cell table:formula="of:=([.D355]-[.E355])-([.D354]-[.E354])" office:value-type="float" office:value="-0.01">
            <text:p>-0.01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14250006">
            <text:p>0.14250006</text:p>
          </table:table-cell>
          <table:table-cell office:value-type="float" office:value="0.1793596">
            <text:p>0.1793596</text:p>
          </table:table-cell>
          <table:table-cell office:value-type="float" office:value="1.5600001">
            <text:p>1.5600001</text:p>
          </table:table-cell>
          <table:table-cell office:value-type="float" office:value="0">
            <text:p>0</text:p>
          </table:table-cell>
          <table:table-cell/>
          <table:table-cell table:formula="of:=([.D356]-[.E356])-([.D355]-[.E355])" office:value-type="float" office:value="-0.00999990000000017">
            <text:p>-0.0099999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14000006">
            <text:p>0.14000006</text:p>
          </table:table-cell>
          <table:table-cell office:value-type="float" office:value="0.1793596">
            <text:p>0.1793596</text:p>
          </table:table-cell>
          <table:table-cell office:value-type="float" office:value="1.5500001">
            <text:p>1.5500001</text:p>
          </table:table-cell>
          <table:table-cell office:value-type="float" office:value="0">
            <text:p>0</text:p>
          </table:table-cell>
          <table:table-cell/>
          <table:table-cell table:formula="of:=([.D357]-[.E357])-([.D356]-[.E356])" office:value-type="float" office:value="-0.00999999999999979">
            <text:p>-0.01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13750006">
            <text:p>0.13750006</text:p>
          </table:table-cell>
          <table:table-cell office:value-type="float" office:value="0.1720388">
            <text:p>0.1720388</text:p>
          </table:table-cell>
          <table:table-cell office:value-type="float" office:value="1.5400001">
            <text:p>1.5400001</text:p>
          </table:table-cell>
          <table:table-cell office:value-type="float" office:value="0">
            <text:p>0</text:p>
          </table:table-cell>
          <table:table-cell/>
          <table:table-cell table:formula="of:=([.D358]-[.E358])-([.D357]-[.E357])" office:value-type="float" office:value="-0.0100000000000002">
            <text:p>-0.01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13500006">
            <text:p>0.13500006</text:p>
          </table:table-cell>
          <table:table-cell office:value-type="float" office:value="0.17386901">
            <text:p>0.17386901</text:p>
          </table:table-cell>
          <table:table-cell office:value-type="float" office:value="1.5300001">
            <text:p>1.5300001</text:p>
          </table:table-cell>
          <table:table-cell office:value-type="float" office:value="0">
            <text:p>0</text:p>
          </table:table-cell>
          <table:table-cell/>
          <table:table-cell table:formula="of:=([.D359]-[.E359])-([.D358]-[.E358])" office:value-type="float" office:value="-0.00999999999999979">
            <text:p>-0.01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13250007">
            <text:p>0.13250007</text:p>
          </table:table-cell>
          <table:table-cell office:value-type="float" office:value="0.1683784">
            <text:p>0.1683784</text:p>
          </table:table-cell>
          <table:table-cell office:value-type="float" office:value="1.5200001">
            <text:p>1.5200001</text:p>
          </table:table-cell>
          <table:table-cell office:value-type="float" office:value="0">
            <text:p>0</text:p>
          </table:table-cell>
          <table:table-cell/>
          <table:table-cell table:formula="of:=([.D360]-[.E360])-([.D359]-[.E359])" office:value-type="float" office:value="-0.0100000000000002">
            <text:p>-0.0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13000007">
            <text:p>0.13000007</text:p>
          </table:table-cell>
          <table:table-cell office:value-type="float" office:value="0.16837841">
            <text:p>0.16837841</text:p>
          </table:table-cell>
          <table:table-cell office:value-type="float" office:value="1.5100001">
            <text:p>1.5100001</text:p>
          </table:table-cell>
          <table:table-cell office:value-type="float" office:value="0">
            <text:p>0</text:p>
          </table:table-cell>
          <table:table-cell/>
          <table:table-cell table:formula="of:=([.D361]-[.E361])-([.D360]-[.E360])" office:value-type="float" office:value="-0.00999999999999979">
            <text:p>-0.01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12750007">
            <text:p>0.12750007</text:p>
          </table:table-cell>
          <table:table-cell office:value-type="float" office:value="0.16471802">
            <text:p>0.16471802</text:p>
          </table:table-cell>
          <table:table-cell office:value-type="float" office:value="1.5000001">
            <text:p>1.5000001</text:p>
          </table:table-cell>
          <table:table-cell office:value-type="float" office:value="0">
            <text:p>0</text:p>
          </table:table-cell>
          <table:table-cell/>
          <table:table-cell table:formula="of:=([.D362]-[.E362])-([.D361]-[.E361])" office:value-type="float" office:value="-0.0100000000000002">
            <text:p>-0.0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12500007">
            <text:p>0.12500007</text:p>
          </table:table-cell>
          <table:table-cell office:value-type="float" office:value="0.15922742">
            <text:p>0.15922742</text:p>
          </table:table-cell>
          <table:table-cell office:value-type="float" office:value="1.4900001">
            <text:p>1.4900001</text:p>
          </table:table-cell>
          <table:table-cell office:value-type="float" office:value="0">
            <text:p>0</text:p>
          </table:table-cell>
          <table:table-cell/>
          <table:table-cell table:formula="of:=([.D363]-[.E363])-([.D362]-[.E362])" office:value-type="float" office:value="-0.00999999999999979">
            <text:p>-0.01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12250008">
            <text:p>0.12250008</text:p>
          </table:table-cell>
          <table:table-cell office:value-type="float" office:value="0.1500764">
            <text:p>0.1500764</text:p>
          </table:table-cell>
          <table:table-cell office:value-type="float" office:value="1.4800001">
            <text:p>1.4800001</text:p>
          </table:table-cell>
          <table:table-cell office:value-type="float" office:value="0">
            <text:p>0</text:p>
          </table:table-cell>
          <table:table-cell/>
          <table:table-cell table:formula="of:=([.D364]-[.E364])-([.D363]-[.E363])" office:value-type="float" office:value="-0.01">
            <text:p>-0.01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12000008">
            <text:p>0.12000008</text:p>
          </table:table-cell>
          <table:table-cell office:value-type="float" office:value="0.14824621">
            <text:p>0.14824621</text:p>
          </table:table-cell>
          <table:table-cell office:value-type="float" office:value="1.4700001">
            <text:p>1.4700001</text:p>
          </table:table-cell>
          <table:table-cell office:value-type="float" office:value="0">
            <text:p>0</text:p>
          </table:table-cell>
          <table:table-cell/>
          <table:table-cell table:formula="of:=([.D365]-[.E365])-([.D364]-[.E364])" office:value-type="float" office:value="-0.01">
            <text:p>-0.01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11750008">
            <text:p>0.11750008</text:p>
          </table:table-cell>
          <table:table-cell office:value-type="float" office:value="0.13726501">
            <text:p>0.13726501</text:p>
          </table:table-cell>
          <table:table-cell office:value-type="float" office:value="1.4600002">
            <text:p>1.4600002</text:p>
          </table:table-cell>
          <table:table-cell office:value-type="float" office:value="0">
            <text:p>0</text:p>
          </table:table-cell>
          <table:table-cell/>
          <table:table-cell table:formula="of:=([.D366]-[.E366])-([.D365]-[.E365])" office:value-type="float" office:value="-0.00999989999999995">
            <text:p>-0.0099999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115000084">
            <text:p>0.115000084</text:p>
          </table:table-cell>
          <table:table-cell office:value-type="float" office:value="0.13726501">
            <text:p>0.13726501</text:p>
          </table:table-cell>
          <table:table-cell office:value-type="float" office:value="1.4500002">
            <text:p>1.4500002</text:p>
          </table:table-cell>
          <table:table-cell office:value-type="float" office:value="0">
            <text:p>0</text:p>
          </table:table-cell>
          <table:table-cell/>
          <table:table-cell table:formula="of:=([.D367]-[.E367])-([.D366]-[.E366])" office:value-type="float" office:value="-0.0100000000000002">
            <text:p>-0.01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11250009">
            <text:p>0.11250009</text:p>
          </table:table-cell>
          <table:table-cell office:value-type="float" office:value="0.1336046">
            <text:p>0.1336046</text:p>
          </table:table-cell>
          <table:table-cell office:value-type="float" office:value="1.4400002">
            <text:p>1.4400002</text:p>
          </table:table-cell>
          <table:table-cell office:value-type="float" office:value="0">
            <text:p>0</text:p>
          </table:table-cell>
          <table:table-cell/>
          <table:table-cell table:formula="of:=([.D368]-[.E368])-([.D367]-[.E367])" office:value-type="float" office:value="-0.00999999999999979">
            <text:p>-0.01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11000009">
            <text:p>0.11000009</text:p>
          </table:table-cell>
          <table:table-cell office:value-type="float" office:value="0.128114">
            <text:p>0.128114</text:p>
          </table:table-cell>
          <table:table-cell office:value-type="float" office:value="1.4300002">
            <text:p>1.4300002</text:p>
          </table:table-cell>
          <table:table-cell office:value-type="float" office:value="0">
            <text:p>0</text:p>
          </table:table-cell>
          <table:table-cell/>
          <table:table-cell table:formula="of:=([.D369]-[.E369])-([.D368]-[.E368])" office:value-type="float" office:value="-0.01">
            <text:p>-0.01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.10750009">
            <text:p>0.10750009</text:p>
          </table:table-cell>
          <table:table-cell office:value-type="float" office:value="0.128114">
            <text:p>0.128114</text:p>
          </table:table-cell>
          <table:table-cell office:value-type="float" office:value="1.4200002">
            <text:p>1.4200002</text:p>
          </table:table-cell>
          <table:table-cell office:value-type="float" office:value="0">
            <text:p>0</text:p>
          </table:table-cell>
          <table:table-cell/>
          <table:table-cell table:formula="of:=([.D370]-[.E370])-([.D369]-[.E369])" office:value-type="float" office:value="-0.01">
            <text:p>-0.01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10500009">
            <text:p>0.10500009</text:p>
          </table:table-cell>
          <table:table-cell office:value-type="float" office:value="0.117132805">
            <text:p>0.117132805</text:p>
          </table:table-cell>
          <table:table-cell office:value-type="float" office:value="1.4100002">
            <text:p>1.4100002</text:p>
          </table:table-cell>
          <table:table-cell office:value-type="float" office:value="0">
            <text:p>0</text:p>
          </table:table-cell>
          <table:table-cell/>
          <table:table-cell table:formula="of:=([.D371]-[.E371])-([.D370]-[.E370])" office:value-type="float" office:value="-0.01">
            <text:p>-0.01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.102500096">
            <text:p>0.102500096</text:p>
          </table:table-cell>
          <table:table-cell office:value-type="float" office:value="0.1134724">
            <text:p>0.1134724</text:p>
          </table:table-cell>
          <table:table-cell office:value-type="float" office:value="1.4000002">
            <text:p>1.4000002</text:p>
          </table:table-cell>
          <table:table-cell office:value-type="float" office:value="0">
            <text:p>0</text:p>
          </table:table-cell>
          <table:table-cell/>
          <table:table-cell table:formula="of:=([.D372]-[.E372])-([.D371]-[.E371])" office:value-type="float" office:value="-0.01">
            <text:p>-0.01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1000001">
            <text:p>0.1000001</text:p>
          </table:table-cell>
          <table:table-cell office:value-type="float" office:value="0.1061516">
            <text:p>0.1061516</text:p>
          </table:table-cell>
          <table:table-cell office:value-type="float" office:value="1.3900002">
            <text:p>1.3900002</text:p>
          </table:table-cell>
          <table:table-cell office:value-type="float" office:value="0">
            <text:p>0</text:p>
          </table:table-cell>
          <table:table-cell/>
          <table:table-cell table:formula="of:=([.D373]-[.E373])-([.D372]-[.E372])" office:value-type="float" office:value="-0.01">
            <text:p>-0.01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.0975001">
            <text:p>0.0975001</text:p>
          </table:table-cell>
          <table:table-cell office:value-type="float" office:value="0.098830804">
            <text:p>0.098830804</text:p>
          </table:table-cell>
          <table:table-cell office:value-type="float" office:value="1.3800002">
            <text:p>1.3800002</text:p>
          </table:table-cell>
          <table:table-cell office:value-type="float" office:value="0">
            <text:p>0</text:p>
          </table:table-cell>
          <table:table-cell/>
          <table:table-cell table:formula="of:=([.D374]-[.E374])-([.D373]-[.E373])" office:value-type="float" office:value="-0.01">
            <text:p>-0.01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0950001">
            <text:p>0.0950001</text:p>
          </table:table-cell>
          <table:table-cell office:value-type="float" office:value="0.0951704">
            <text:p>0.0951704</text:p>
          </table:table-cell>
          <table:table-cell office:value-type="float" office:value="1.3700002">
            <text:p>1.3700002</text:p>
          </table:table-cell>
          <table:table-cell office:value-type="float" office:value="0">
            <text:p>0</text:p>
          </table:table-cell>
          <table:table-cell/>
          <table:table-cell table:formula="of:=([.D375]-[.E375])-([.D374]-[.E374])" office:value-type="float" office:value="-0.01">
            <text:p>-0.01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.092500106">
            <text:p>0.092500106</text:p>
          </table:table-cell>
          <table:table-cell office:value-type="float" office:value="0.0896798">
            <text:p>0.0896798</text:p>
          </table:table-cell>
          <table:table-cell office:value-type="float" office:value="1.3600003">
            <text:p>1.3600003</text:p>
          </table:table-cell>
          <table:table-cell office:value-type="float" office:value="0">
            <text:p>0</text:p>
          </table:table-cell>
          <table:table-cell/>
          <table:table-cell table:formula="of:=([.D376]-[.E376])-([.D375]-[.E375])" office:value-type="float" office:value="-0.00999989999999995">
            <text:p>-0.0099999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09000011">
            <text:p>0.09000011</text:p>
          </table:table-cell>
          <table:table-cell office:value-type="float" office:value="0.0878496">
            <text:p>0.0878496</text:p>
          </table:table-cell>
          <table:table-cell office:value-type="float" office:value="1.3500003">
            <text:p>1.3500003</text:p>
          </table:table-cell>
          <table:table-cell office:value-type="float" office:value="0">
            <text:p>0</text:p>
          </table:table-cell>
          <table:table-cell/>
          <table:table-cell table:formula="of:=([.D377]-[.E377])-([.D376]-[.E376])" office:value-type="float" office:value="-0.01">
            <text:p>-0.01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08750011">
            <text:p>0.08750011</text:p>
          </table:table-cell>
          <table:table-cell office:value-type="float" office:value="0.082359">
            <text:p>0.082359</text:p>
          </table:table-cell>
          <table:table-cell office:value-type="float" office:value="1.3400003">
            <text:p>1.3400003</text:p>
          </table:table-cell>
          <table:table-cell office:value-type="float" office:value="0">
            <text:p>0</text:p>
          </table:table-cell>
          <table:table-cell/>
          <table:table-cell table:formula="of:=([.D378]-[.E378])-([.D377]-[.E377])" office:value-type="float" office:value="-0.01">
            <text:p>-0.01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08500011">
            <text:p>0.08500011</text:p>
          </table:table-cell>
          <table:table-cell office:value-type="float" office:value="0.0768684">
            <text:p>0.0768684</text:p>
          </table:table-cell>
          <table:table-cell office:value-type="float" office:value="1.3300003">
            <text:p>1.3300003</text:p>
          </table:table-cell>
          <table:table-cell office:value-type="float" office:value="0">
            <text:p>0</text:p>
          </table:table-cell>
          <table:table-cell/>
          <table:table-cell table:formula="of:=([.D379]-[.E379])-([.D378]-[.E378])" office:value-type="float" office:value="-0.01">
            <text:p>-0.01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082500115">
            <text:p>0.082500115</text:p>
          </table:table-cell>
          <table:table-cell office:value-type="float" office:value="0.07137781">
            <text:p>0.07137781</text:p>
          </table:table-cell>
          <table:table-cell office:value-type="float" office:value="1.3200003">
            <text:p>1.3200003</text:p>
          </table:table-cell>
          <table:table-cell office:value-type="float" office:value="0">
            <text:p>0</text:p>
          </table:table-cell>
          <table:table-cell/>
          <table:table-cell table:formula="of:=([.D380]-[.E380])-([.D379]-[.E379])" office:value-type="float" office:value="-0.01">
            <text:p>-0.0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08000012">
            <text:p>0.08000012</text:p>
          </table:table-cell>
          <table:table-cell office:value-type="float" office:value="0.0677174">
            <text:p>0.0677174</text:p>
          </table:table-cell>
          <table:table-cell office:value-type="float" office:value="1.3100003">
            <text:p>1.3100003</text:p>
          </table:table-cell>
          <table:table-cell office:value-type="float" office:value="0">
            <text:p>0</text:p>
          </table:table-cell>
          <table:table-cell/>
          <table:table-cell table:formula="of:=([.D381]-[.E381])-([.D380]-[.E380])" office:value-type="float" office:value="-0.01">
            <text:p>-0.01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.07750012">
            <text:p>0.07750012</text:p>
          </table:table-cell>
          <table:table-cell office:value-type="float" office:value="0.065887205">
            <text:p>0.065887205</text:p>
          </table:table-cell>
          <table:table-cell office:value-type="float" office:value="1.3000003">
            <text:p>1.3000003</text:p>
          </table:table-cell>
          <table:table-cell office:value-type="float" office:value="0">
            <text:p>0</text:p>
          </table:table-cell>
          <table:table-cell/>
          <table:table-cell table:formula="of:=([.D382]-[.E382])-([.D381]-[.E381])" office:value-type="float" office:value="-0.01">
            <text:p>-0.01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07500012">
            <text:p>0.07500012</text:p>
          </table:table-cell>
          <table:table-cell office:value-type="float" office:value="0.0603966">
            <text:p>0.0603966</text:p>
          </table:table-cell>
          <table:table-cell office:value-type="float" office:value="1.2900003">
            <text:p>1.2900003</text:p>
          </table:table-cell>
          <table:table-cell office:value-type="float" office:value="0">
            <text:p>0</text:p>
          </table:table-cell>
          <table:table-cell/>
          <table:table-cell table:formula="of:=([.D383]-[.E383])-([.D382]-[.E382])" office:value-type="float" office:value="-0.01">
            <text:p>-0.01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.072500125">
            <text:p>0.072500125</text:p>
          </table:table-cell>
          <table:table-cell office:value-type="float" office:value="0.0567362">
            <text:p>0.0567362</text:p>
          </table:table-cell>
          <table:table-cell office:value-type="float" office:value="1.2800003">
            <text:p>1.2800003</text:p>
          </table:table-cell>
          <table:table-cell office:value-type="float" office:value="0">
            <text:p>0</text:p>
          </table:table-cell>
          <table:table-cell/>
          <table:table-cell table:formula="of:=([.D384]-[.E384])-([.D383]-[.E383])" office:value-type="float" office:value="-0.01">
            <text:p>-0.0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07000013">
            <text:p>0.07000013</text:p>
          </table:table-cell>
          <table:table-cell office:value-type="float" office:value="0.0567362">
            <text:p>0.0567362</text:p>
          </table:table-cell>
          <table:table-cell office:value-type="float" office:value="1.2700003">
            <text:p>1.2700003</text:p>
          </table:table-cell>
          <table:table-cell office:value-type="float" office:value="0">
            <text:p>0</text:p>
          </table:table-cell>
          <table:table-cell/>
          <table:table-cell table:formula="of:=([.D385]-[.E385])-([.D384]-[.E384])" office:value-type="float" office:value="-0.01">
            <text:p>-0.0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.06750013">
            <text:p>0.06750013</text:p>
          </table:table-cell>
          <table:table-cell office:value-type="float" office:value="0.054906003">
            <text:p>0.054906003</text:p>
          </table:table-cell>
          <table:table-cell office:value-type="float" office:value="1.2600003">
            <text:p>1.2600003</text:p>
          </table:table-cell>
          <table:table-cell office:value-type="float" office:value="0">
            <text:p>0</text:p>
          </table:table-cell>
          <table:table-cell/>
          <table:table-cell table:formula="of:=([.D386]-[.E386])-([.D385]-[.E385])" office:value-type="float" office:value="-0.01">
            <text:p>-0.01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06500013">
            <text:p>0.06500013</text:p>
          </table:table-cell>
          <table:table-cell office:value-type="float" office:value="0.0512456">
            <text:p>0.0512456</text:p>
          </table:table-cell>
          <table:table-cell office:value-type="float" office:value="1.2500004">
            <text:p>1.2500004</text:p>
          </table:table-cell>
          <table:table-cell office:value-type="float" office:value="0">
            <text:p>0</text:p>
          </table:table-cell>
          <table:table-cell/>
          <table:table-cell table:formula="of:=([.D387]-[.E387])-([.D386]-[.E386])" office:value-type="float" office:value="-0.00999989999999995">
            <text:p>-0.0099999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.062500134">
            <text:p>0.062500134</text:p>
          </table:table-cell>
          <table:table-cell office:value-type="float" office:value="0.0512456">
            <text:p>0.0512456</text:p>
          </table:table-cell>
          <table:table-cell office:value-type="float" office:value="1.2400004">
            <text:p>1.2400004</text:p>
          </table:table-cell>
          <table:table-cell office:value-type="float" office:value="0">
            <text:p>0</text:p>
          </table:table-cell>
          <table:table-cell/>
          <table:table-cell table:formula="of:=([.D388]-[.E388])-([.D387]-[.E387])" office:value-type="float" office:value="-0.01">
            <text:p>-0.0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060000133">
            <text:p>0.060000133</text:p>
          </table:table-cell>
          <table:table-cell office:value-type="float" office:value="0.0475852">
            <text:p>0.0475852</text:p>
          </table:table-cell>
          <table:table-cell office:value-type="float" office:value="1.2300004">
            <text:p>1.2300004</text:p>
          </table:table-cell>
          <table:table-cell office:value-type="float" office:value="0">
            <text:p>0</text:p>
          </table:table-cell>
          <table:table-cell/>
          <table:table-cell table:formula="of:=([.D389]-[.E389])-([.D388]-[.E388])" office:value-type="float" office:value="-0.01">
            <text:p>-0.01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05750013">
            <text:p>0.05750013</text:p>
          </table:table-cell>
          <table:table-cell office:value-type="float" office:value="0.0439248">
            <text:p>0.0439248</text:p>
          </table:table-cell>
          <table:table-cell office:value-type="float" office:value="1.2200004">
            <text:p>1.2200004</text:p>
          </table:table-cell>
          <table:table-cell office:value-type="float" office:value="0">
            <text:p>0</text:p>
          </table:table-cell>
          <table:table-cell/>
          <table:table-cell table:formula="of:=([.D390]-[.E390])-([.D389]-[.E389])" office:value-type="float" office:value="-0.01">
            <text:p>-0.01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05500013">
            <text:p>0.05500013</text:p>
          </table:table-cell>
          <table:table-cell office:value-type="float" office:value="0.0420946">
            <text:p>0.0420946</text:p>
          </table:table-cell>
          <table:table-cell office:value-type="float" office:value="1.2100004">
            <text:p>1.2100004</text:p>
          </table:table-cell>
          <table:table-cell office:value-type="float" office:value="0">
            <text:p>0</text:p>
          </table:table-cell>
          <table:table-cell/>
          <table:table-cell table:formula="of:=([.D391]-[.E391])-([.D390]-[.E390])" office:value-type="float" office:value="-0.01">
            <text:p>-0.01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.05250013">
            <text:p>0.05250013</text:p>
          </table:table-cell>
          <table:table-cell office:value-type="float" office:value="0.0384342">
            <text:p>0.0384342</text:p>
          </table:table-cell>
          <table:table-cell office:value-type="float" office:value="1.2000004">
            <text:p>1.2000004</text:p>
          </table:table-cell>
          <table:table-cell office:value-type="float" office:value="0">
            <text:p>0</text:p>
          </table:table-cell>
          <table:table-cell/>
          <table:table-cell table:formula="of:=([.D392]-[.E392])-([.D391]-[.E391])" office:value-type="float" office:value="-0.01">
            <text:p>-0.01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050000127">
            <text:p>0.050000127</text:p>
          </table:table-cell>
          <table:table-cell office:value-type="float" office:value="0.038434204">
            <text:p>0.038434204</text:p>
          </table:table-cell>
          <table:table-cell office:value-type="float" office:value="1.1900004">
            <text:p>1.1900004</text:p>
          </table:table-cell>
          <table:table-cell office:value-type="float" office:value="0">
            <text:p>0</text:p>
          </table:table-cell>
          <table:table-cell/>
          <table:table-cell table:formula="of:=([.D393]-[.E393])-([.D392]-[.E392])" office:value-type="float" office:value="-0.01">
            <text:p>-0.01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.047500126">
            <text:p>0.047500126</text:p>
          </table:table-cell>
          <table:table-cell office:value-type="float" office:value="0.036604002">
            <text:p>0.036604002</text:p>
          </table:table-cell>
          <table:table-cell office:value-type="float" office:value="1.1800004">
            <text:p>1.1800004</text:p>
          </table:table-cell>
          <table:table-cell office:value-type="float" office:value="0">
            <text:p>0</text:p>
          </table:table-cell>
          <table:table-cell/>
          <table:table-cell table:formula="of:=([.D394]-[.E394])-([.D393]-[.E393])" office:value-type="float" office:value="-0.01">
            <text:p>-0.01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045000125">
            <text:p>0.045000125</text:p>
          </table:table-cell>
          <table:table-cell office:value-type="float" office:value="0.038434204">
            <text:p>0.038434204</text:p>
          </table:table-cell>
          <table:table-cell office:value-type="float" office:value="1.1700004">
            <text:p>1.1700004</text:p>
          </table:table-cell>
          <table:table-cell office:value-type="float" office:value="0">
            <text:p>0</text:p>
          </table:table-cell>
          <table:table-cell/>
          <table:table-cell table:formula="of:=([.D395]-[.E395])-([.D394]-[.E394])" office:value-type="float" office:value="-0.01">
            <text:p>-0.01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042500123">
            <text:p>0.042500123</text:p>
          </table:table-cell>
          <table:table-cell office:value-type="float" office:value="0.0347738">
            <text:p>0.0347738</text:p>
          </table:table-cell>
          <table:table-cell office:value-type="float" office:value="1.1600004">
            <text:p>1.1600004</text:p>
          </table:table-cell>
          <table:table-cell office:value-type="float" office:value="0">
            <text:p>0</text:p>
          </table:table-cell>
          <table:table-cell/>
          <table:table-cell table:formula="of:=([.D396]-[.E396])-([.D395]-[.E395])" office:value-type="float" office:value="-0.01">
            <text:p>-0.01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040000122">
            <text:p>0.040000122</text:p>
          </table:table-cell>
          <table:table-cell office:value-type="float" office:value="0.0347738">
            <text:p>0.0347738</text:p>
          </table:table-cell>
          <table:table-cell office:value-type="float" office:value="1.1500005">
            <text:p>1.1500005</text:p>
          </table:table-cell>
          <table:table-cell office:value-type="float" office:value="0">
            <text:p>0</text:p>
          </table:table-cell>
          <table:table-cell/>
          <table:table-cell table:formula="of:=([.D397]-[.E397])-([.D396]-[.E396])" office:value-type="float" office:value="-0.00999989999999995">
            <text:p>-0.0099999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03750012">
            <text:p>0.03750012</text:p>
          </table:table-cell>
          <table:table-cell office:value-type="float" office:value="0.031113401">
            <text:p>0.031113401</text:p>
          </table:table-cell>
          <table:table-cell office:value-type="float" office:value="1.1400005">
            <text:p>1.1400005</text:p>
          </table:table-cell>
          <table:table-cell office:value-type="float" office:value="0">
            <text:p>0</text:p>
          </table:table-cell>
          <table:table-cell/>
          <table:table-cell table:formula="of:=([.D398]-[.E398])-([.D397]-[.E397])" office:value-type="float" office:value="-0.01">
            <text:p>-0.0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03500012">
            <text:p>0.03500012</text:p>
          </table:table-cell>
          <table:table-cell office:value-type="float" office:value="0.032943603">
            <text:p>0.032943603</text:p>
          </table:table-cell>
          <table:table-cell office:value-type="float" office:value="1.1300005">
            <text:p>1.1300005</text:p>
          </table:table-cell>
          <table:table-cell office:value-type="float" office:value="0">
            <text:p>0</text:p>
          </table:table-cell>
          <table:table-cell/>
          <table:table-cell table:formula="of:=([.D399]-[.E399])-([.D398]-[.E398])" office:value-type="float" office:value="-0.01">
            <text:p>-0.01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.032500118">
            <text:p>0.032500118</text:p>
          </table:table-cell>
          <table:table-cell office:value-type="float" office:value="0.032943603">
            <text:p>0.032943603</text:p>
          </table:table-cell>
          <table:table-cell office:value-type="float" office:value="1.1200005">
            <text:p>1.1200005</text:p>
          </table:table-cell>
          <table:table-cell office:value-type="float" office:value="0">
            <text:p>0</text:p>
          </table:table-cell>
          <table:table-cell/>
          <table:table-cell table:formula="of:=([.D400]-[.E400])-([.D399]-[.E399])" office:value-type="float" office:value="-0.01">
            <text:p>-0.0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030000119">
            <text:p>0.030000119</text:p>
          </table:table-cell>
          <table:table-cell office:value-type="float" office:value="0.031113401">
            <text:p>0.031113401</text:p>
          </table:table-cell>
          <table:table-cell office:value-type="float" office:value="1.1100005">
            <text:p>1.1100005</text:p>
          </table:table-cell>
          <table:table-cell office:value-type="float" office:value="0">
            <text:p>0</text:p>
          </table:table-cell>
          <table:table-cell/>
          <table:table-cell table:formula="of:=([.D401]-[.E401])-([.D400]-[.E400])" office:value-type="float" office:value="-0.01">
            <text:p>-0.0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0.027500119">
            <text:p>0.027500119</text:p>
          </table:table-cell>
          <table:table-cell office:value-type="float" office:value="0.031113401">
            <text:p>0.031113401</text:p>
          </table:table-cell>
          <table:table-cell office:value-type="float" office:value="1.1000005">
            <text:p>1.10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02500012">
            <text:p>0.02500012</text:p>
          </table:table-cell>
          <table:table-cell office:value-type="float" office:value="0.0347738">
            <text:p>0.0347738</text:p>
          </table:table-cell>
          <table:table-cell office:value-type="float" office:value="1.0900005">
            <text:p>1.09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0.02250012">
            <text:p>0.02250012</text:p>
          </table:table-cell>
          <table:table-cell office:value-type="float" office:value="0.031113401">
            <text:p>0.031113401</text:p>
          </table:table-cell>
          <table:table-cell office:value-type="float" office:value="1.0800005">
            <text:p>1.08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02000012">
            <text:p>0.02000012</text:p>
          </table:table-cell>
          <table:table-cell office:value-type="float" office:value="0.0329436">
            <text:p>0.0329436</text:p>
          </table:table-cell>
          <table:table-cell office:value-type="float" office:value="1.0700005">
            <text:p>1.07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0.017500121">
            <text:p>0.017500121</text:p>
          </table:table-cell>
          <table:table-cell office:value-type="float" office:value="0.031113401">
            <text:p>0.031113401</text:p>
          </table:table-cell>
          <table:table-cell office:value-type="float" office:value="1.0600005">
            <text:p>1.06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015000122">
            <text:p>0.015000122</text:p>
          </table:table-cell>
          <table:table-cell office:value-type="float" office:value="0.027453002">
            <text:p>0.027453002</text:p>
          </table:table-cell>
          <table:table-cell office:value-type="float" office:value="1.0500005">
            <text:p>1.0500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0.012500122">
            <text:p>0.012500122</text:p>
          </table:table-cell>
          <table:table-cell office:value-type="float" office:value="0.0256228">
            <text:p>0.0256228</text:p>
          </table:table-cell>
          <table:table-cell office:value-type="float" office:value="1.0400006">
            <text:p>1.04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010000123">
            <text:p>0.010000123</text:p>
          </table:table-cell>
          <table:table-cell office:value-type="float" office:value="0.0237926">
            <text:p>0.0237926</text:p>
          </table:table-cell>
          <table:table-cell office:value-type="float" office:value="1.0300006">
            <text:p>1.03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0.0075001228">
            <text:p>0.0075001228</text:p>
          </table:table-cell>
          <table:table-cell office:value-type="float" office:value="0.0237926">
            <text:p>0.0237926</text:p>
          </table:table-cell>
          <table:table-cell office:value-type="float" office:value="1.0200006">
            <text:p>1.02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005000123">
            <text:p>0.005000123</text:p>
          </table:table-cell>
          <table:table-cell office:value-type="float" office:value="0.0256228">
            <text:p>0.0256228</text:p>
          </table:table-cell>
          <table:table-cell office:value-type="float" office:value="1.0100006">
            <text:p>1.01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0.0025001229">
            <text:p>0.0025001229</text:p>
          </table:table-cell>
          <table:table-cell office:value-type="float" office:value="0.0219624">
            <text:p>0.0219624</text:p>
          </table:table-cell>
          <table:table-cell office:value-type="float" office:value="1.0000006">
            <text:p>1.00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00000012293458">
            <text:p>1.2293458E-007</text:p>
          </table:table-cell>
          <table:table-cell office:value-type="float" office:value="0.020132199">
            <text:p>0.020132199</text:p>
          </table:table-cell>
          <table:table-cell office:value-type="float" office:value="0.9900006">
            <text:p>0.99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0">
            <text:p>0</text:p>
          </table:table-cell>
          <table:table-cell office:value-type="float" office:value="0.018302">
            <text:p>0.018302</text:p>
          </table:table-cell>
          <table:table-cell office:value-type="float" office:value="0.9800006">
            <text:p>0.98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0.018302">
            <text:p>0.018302</text:p>
          </table:table-cell>
          <table:table-cell office:value-type="float" office:value="0.9700006">
            <text:p>0.9700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0.014641601">
            <text:p>0.014641601</text:p>
          </table:table-cell>
          <table:table-cell office:value-type="float" office:value="0.96000063">
            <text:p>0.960000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0.014641601">
            <text:p>0.014641601</text:p>
          </table:table-cell>
          <table:table-cell office:value-type="float" office:value="0.95000064">
            <text:p>0.950000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0.0128114">
            <text:p>0.0128114</text:p>
          </table:table-cell>
          <table:table-cell office:value-type="float" office:value="0.94000065">
            <text:p>0.940000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0.0109812">
            <text:p>0.0109812</text:p>
          </table:table-cell>
          <table:table-cell office:value-type="float" office:value="0.93000066">
            <text:p>0.930000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0.0073208003">
            <text:p>0.0073208003</text:p>
          </table:table-cell>
          <table:table-cell office:value-type="float" office:value="0.9200007">
            <text:p>0.92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.9100007">
            <text:p>0.91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table:number-columns-repeated="2" office:value-type="float" office:value="0">
            <text:p>0</text:p>
          </table:table-cell>
          <table:table-cell office:value-type="float" office:value="0.9000007">
            <text:p>0.90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table:number-columns-repeated="2" office:value-type="float" office:value="0">
            <text:p>0</text:p>
          </table:table-cell>
          <table:table-cell office:value-type="float" office:value="0.8900007">
            <text:p>0.89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15">
            <text:p>21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800007">
            <text:p>0.88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.8700007">
            <text:p>0.87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.8600007">
            <text:p>0.86000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.85000074">
            <text:p>0.850000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35">
            <text:p>2135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00075">
            <text:p>0.840000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table:number-columns-repeated="2" office:value-type="float" office:value="0">
            <text:p>0</text:p>
          </table:table-cell>
          <table:table-cell office:value-type="float" office:value="0.83000076">
            <text:p>0.830000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82000077">
            <text:p>0.820000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table:number-columns-repeated="2" office:value-type="float" office:value="0">
            <text:p>0</text:p>
          </table:table-cell>
          <table:table-cell office:value-type="float" office:value="0.8100008">
            <text:p>0.81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8000008">
            <text:p>0.80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7900008">
            <text:p>0.79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7800008">
            <text:p>0.78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-0.0036604002">
            <text:p>-0.0036604002</text:p>
          </table:table-cell>
          <table:table-cell office:value-type="float" office:value="0.7700008">
            <text:p>0.77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-0.0036604002">
            <text:p>-0.0036604002</text:p>
          </table:table-cell>
          <table:table-cell office:value-type="float" office:value="0.7600008">
            <text:p>0.76000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-0.0054906">
            <text:p>-0.0054906</text:p>
          </table:table-cell>
          <table:table-cell office:value-type="float" office:value="0.75000083">
            <text:p>0.750000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0">
            <text:p>0</text:p>
          </table:table-cell>
          <table:table-cell office:value-type="float" office:value="-0.0054906">
            <text:p>-0.0054906</text:p>
          </table:table-cell>
          <table:table-cell office:value-type="float" office:value="0.74000084">
            <text:p>0.740000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-0.0073208003">
            <text:p>-0.0073208003</text:p>
          </table:table-cell>
          <table:table-cell office:value-type="float" office:value="0.73000085">
            <text:p>0.730000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-0.009151">
            <text:p>-0.009151</text:p>
          </table:table-cell>
          <table:table-cell office:value-type="float" office:value="0.72000086">
            <text:p>0.720000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-0.0109812">
            <text:p>-0.0109812</text:p>
          </table:table-cell>
          <table:table-cell office:value-type="float" office:value="0.7100009">
            <text:p>0.71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office:value-type="float" office:value="-0.009151">
            <text:p>-0.009151</text:p>
          </table:table-cell>
          <table:table-cell office:value-type="float" office:value="0.7000009">
            <text:p>0.70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-0.0073208003">
            <text:p>-0.0073208003</text:p>
          </table:table-cell>
          <table:table-cell office:value-type="float" office:value="0.6900009">
            <text:p>0.69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0">
            <text:p>0</text:p>
          </table:table-cell>
          <table:table-cell office:value-type="float" office:value="-0.0054906">
            <text:p>-0.0054906</text:p>
          </table:table-cell>
          <table:table-cell office:value-type="float" office:value="0.6800009">
            <text:p>0.68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-0.0036604002">
            <text:p>-0.0036604002</text:p>
          </table:table-cell>
          <table:table-cell office:value-type="float" office:value="0.6700009">
            <text:p>0.67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-0.0036604002">
            <text:p>-0.0036604002</text:p>
          </table:table-cell>
          <table:table-cell office:value-type="float" office:value="0.6600009">
            <text:p>0.66000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65000093">
            <text:p>0.650000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64000094">
            <text:p>0.640000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-0.0018302001">
            <text:p>-0.0018302001</text:p>
          </table:table-cell>
          <table:table-cell office:value-type="float" office:value="0.63000095">
            <text:p>0.630000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45">
            <text:p>2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62000096">
            <text:p>0.620000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table:number-columns-repeated="2" office:value-type="float" office:value="0">
            <text:p>0</text:p>
          </table:table-cell>
          <table:table-cell office:value-type="float" office:value="0.61000097">
            <text:p>0.610000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55">
            <text:p>2255</text:p>
          </table:table-cell>
          <table:table-cell table:number-columns-repeated="2" office:value-type="float" office:value="0">
            <text:p>0</text:p>
          </table:table-cell>
          <table:table-cell office:value-type="float" office:value="0.600001">
            <text:p>0.6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table:number-columns-repeated="2" office:value-type="float" office:value="0">
            <text:p>0</text:p>
          </table:table-cell>
          <table:table-cell office:value-type="float" office:value="0.590001">
            <text:p>0.59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65">
            <text:p>2265</text:p>
          </table:table-cell>
          <table:table-cell table:number-columns-repeated="2" office:value-type="float" office:value="0">
            <text:p>0</text:p>
          </table:table-cell>
          <table:table-cell office:value-type="float" office:value="0.580001">
            <text:p>0.58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table:number-columns-repeated="2" office:value-type="float" office:value="0">
            <text:p>0</text:p>
          </table:table-cell>
          <table:table-cell office:value-type="float" office:value="0.570001">
            <text:p>0.57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75">
            <text:p>2275</text:p>
          </table:table-cell>
          <table:table-cell table:number-columns-repeated="2" office:value-type="float" office:value="0">
            <text:p>0</text:p>
          </table:table-cell>
          <table:table-cell office:value-type="float" office:value="0.560001">
            <text:p>0.56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table:number-columns-repeated="2" office:value-type="float" office:value="0">
            <text:p>0</text:p>
          </table:table-cell>
          <table:table-cell office:value-type="float" office:value="0.550001">
            <text:p>0.55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85">
            <text:p>228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000103">
            <text:p>0.540001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table:number-columns-repeated="2" office:value-type="float" office:value="0">
            <text:p>0</text:p>
          </table:table-cell>
          <table:table-cell office:value-type="float" office:value="0.53000104">
            <text:p>0.530001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95">
            <text:p>2295</text:p>
          </table:table-cell>
          <table:table-cell table:number-columns-repeated="2" office:value-type="float" office:value="0">
            <text:p>0</text:p>
          </table:table-cell>
          <table:table-cell office:value-type="float" office:value="0.52000105">
            <text:p>0.520001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.51000106">
            <text:p>0.510001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05">
            <text:p>23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000011">
            <text:p>0.50000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table:number-columns-repeated="2" office:value-type="float" office:value="0">
            <text:p>0</text:p>
          </table:table-cell>
          <table:table-cell office:value-type="float" office:value="0.49000108">
            <text:p>0.490001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15">
            <text:p>2315</text:p>
          </table:table-cell>
          <table:table-cell table:number-columns-repeated="2" office:value-type="float" office:value="0">
            <text:p>0</text:p>
          </table:table-cell>
          <table:table-cell office:value-type="float" office:value="0.4800011">
            <text:p>0.48000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0011">
            <text:p>0.47000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25">
            <text:p>23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00011">
            <text:p>0.46000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000112">
            <text:p>0.450001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35">
            <text:p>2335</text:p>
          </table:table-cell>
          <table:table-cell table:number-columns-repeated="2" office:value-type="float" office:value="0">
            <text:p>0</text:p>
          </table:table-cell>
          <table:table-cell office:value-type="float" office:value="0.44000113">
            <text:p>0.440001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table:number-columns-repeated="2" office:value-type="float" office:value="0">
            <text:p>0</text:p>
          </table:table-cell>
          <table:table-cell office:value-type="float" office:value="0.43000114">
            <text:p>0.430001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45">
            <text:p>2345</text:p>
          </table:table-cell>
          <table:table-cell table:number-columns-repeated="2" office:value-type="float" office:value="0">
            <text:p>0</text:p>
          </table:table-cell>
          <table:table-cell office:value-type="float" office:value="0.42000115">
            <text:p>0.420001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41000116">
            <text:p>0.410001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55">
            <text:p>23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0000117">
            <text:p>0.400001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table:number-columns-repeated="2" office:value-type="float" office:value="0">
            <text:p>0</text:p>
          </table:table-cell>
          <table:table-cell office:value-type="float" office:value="0.39000118">
            <text:p>0.390001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65">
            <text:p>2365</text:p>
          </table:table-cell>
          <table:table-cell table:number-columns-repeated="2" office:value-type="float" office:value="0">
            <text:p>0</text:p>
          </table:table-cell>
          <table:table-cell office:value-type="float" office:value="0.3800012">
            <text:p>0.38000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table:number-columns-repeated="2" office:value-type="float" office:value="0">
            <text:p>0</text:p>
          </table:table-cell>
          <table:table-cell office:value-type="float" office:value="0.3700012">
            <text:p>0.37000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75">
            <text:p>2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3600012">
            <text:p>0.36000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table:number-columns-repeated="2" office:value-type="float" office:value="0">
            <text:p>0</text:p>
          </table:table-cell>
          <table:table-cell office:value-type="float" office:value="0.35000122">
            <text:p>0.350001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85">
            <text:p>2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34000123">
            <text:p>0.340001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table:number-columns-repeated="2" office:value-type="float" office:value="0">
            <text:p>0</text:p>
          </table:table-cell>
          <table:table-cell office:value-type="float" office:value="0.33000124">
            <text:p>0.330001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95">
            <text:p>2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32000124">
            <text:p>0.320001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31000125">
            <text:p>0.31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05">
            <text:p>2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30000126">
            <text:p>0.30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table:number-columns-repeated="2" office:value-type="float" office:value="0">
            <text:p>0</text:p>
          </table:table-cell>
          <table:table-cell office:value-type="float" office:value="0.29000127">
            <text:p>0.29000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15">
            <text:p>24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8000128">
            <text:p>0.280001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table:number-columns-repeated="2" office:value-type="float" office:value="0">
            <text:p>0</text:p>
          </table:table-cell>
          <table:table-cell office:value-type="float" office:value="0.2700013">
            <text:p>0.27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25">
            <text:p>24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600013">
            <text:p>0.26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table:number-columns-repeated="2" office:value-type="float" office:value="0">
            <text:p>0</text:p>
          </table:table-cell>
          <table:table-cell office:value-type="float" office:value="0.2500013">
            <text:p>0.25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0.2400013">
            <text:p>0.24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0013">
            <text:p>0.23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45">
            <text:p>244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00013">
            <text:p>0.2200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00129">
            <text:p>0.210001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55">
            <text:p>2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0000128">
            <text:p>0.200001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table:number-columns-repeated="2" office:value-type="float" office:value="0">
            <text:p>0</text:p>
          </table:table-cell>
          <table:table-cell office:value-type="float" office:value="0.19000128">
            <text:p>0.190001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65">
            <text:p>246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000127">
            <text:p>0.18000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table:number-columns-repeated="2" office:value-type="float" office:value="0">
            <text:p>0</text:p>
          </table:table-cell>
          <table:table-cell office:value-type="float" office:value="0.17000127">
            <text:p>0.17000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75">
            <text:p>2475</text:p>
          </table:table-cell>
          <table:table-cell table:number-columns-repeated="2" office:value-type="float" office:value="0">
            <text:p>0</text:p>
          </table:table-cell>
          <table:table-cell office:value-type="float" office:value="0.16000126">
            <text:p>0.16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table:number-columns-repeated="2" office:value-type="float" office:value="0">
            <text:p>0</text:p>
          </table:table-cell>
          <table:table-cell office:value-type="float" office:value="0.15000126">
            <text:p>0.15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85">
            <text:p>2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14000125">
            <text:p>0.14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table:number-columns-repeated="2" office:value-type="float" office:value="0">
            <text:p>0</text:p>
          </table:table-cell>
          <table:table-cell office:value-type="float" office:value="0.13000125">
            <text:p>0.13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95">
            <text:p>249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000125">
            <text:p>0.12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11000125">
            <text:p>0.11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05">
            <text:p>250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000125">
            <text:p>0.10000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001255">
            <text:p>0.0900012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15">
            <text:p>25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000126">
            <text:p>0.08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000126">
            <text:p>0.07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25">
            <text:p>2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00126">
            <text:p>0.060001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1264">
            <text:p>0.0500012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35">
            <text:p>2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0001266">
            <text:p>0.0400012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0001266">
            <text:p>0.0300012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45">
            <text:p>25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001266">
            <text:p>0.0200012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001266">
            <text:p>0.0100012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55">
            <text:p>25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12665987">
            <text:p>1.2665987E-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998733">
            <text:p>-0.00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5">
            <text:p>25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9998733">
            <text:p>-0.01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9998733">
            <text:p>-0.02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5">
            <text:p>25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9998733">
            <text:p>-0.03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999873">
            <text:p>-0.04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5">
            <text:p>25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999873">
            <text:p>-0.0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9998726">
            <text:p>-0.0699987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5">
            <text:p>25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79998724">
            <text:p>-0.0799987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999872">
            <text:p>-0.08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5">
            <text:p>26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9999872">
            <text:p>-0.09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999872">
            <text:p>-0.10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5">
            <text:p>26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19998716">
            <text:p>-0.1199987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2999871">
            <text:p>-0.129998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3999872">
            <text:p>-0.13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4999872">
            <text:p>-0.14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5">
            <text:p>26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999873">
            <text:p>-0.1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6999874">
            <text:p>-0.16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5">
            <text:p>26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7999874">
            <text:p>-0.17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table:number-columns-repeated="2" office:value-type="float" office:value="0">
            <text:p>0</text:p>
          </table:table-cell>
          <table:table-cell office:value-type="float" office:value="-0.18999875">
            <text:p>-0.18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5">
            <text:p>26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9999875">
            <text:p>-0.19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20999876">
            <text:p>-0.20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5">
            <text:p>26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1999876">
            <text:p>-0.21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table:number-columns-repeated="2" office:value-type="float" office:value="0">
            <text:p>0</text:p>
          </table:table-cell>
          <table:table-cell office:value-type="float" office:value="-0.22999877">
            <text:p>-0.22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5">
            <text:p>26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3999877">
            <text:p>-0.23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999878">
            <text:p>-0.249998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5">
            <text:p>26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5999877">
            <text:p>-0.25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table:number-columns-repeated="2" office:value-type="float" office:value="0">
            <text:p>0</text:p>
          </table:table-cell>
          <table:table-cell office:value-type="float" office:value="-0.26999876">
            <text:p>-0.26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95">
            <text:p>26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7999875">
            <text:p>-0.27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28999874">
            <text:p>-0.28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05">
            <text:p>27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29999873">
            <text:p>-0.29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30999872">
            <text:p>-0.30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15">
            <text:p>27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199987">
            <text:p>-0.31999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3299987">
            <text:p>-0.32999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25">
            <text:p>27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399987">
            <text:p>-0.33999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table:number-columns-repeated="2" office:value-type="float" office:value="0">
            <text:p>0</text:p>
          </table:table-cell>
          <table:table-cell office:value-type="float" office:value="-0.34999868">
            <text:p>-0.349998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35">
            <text:p>27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5999867">
            <text:p>-0.3599986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table:number-columns-repeated="2" office:value-type="float" office:value="0">
            <text:p>0</text:p>
          </table:table-cell>
          <table:table-cell office:value-type="float" office:value="-0.36999866">
            <text:p>-0.369998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45">
            <text:p>27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7999865">
            <text:p>-0.379998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float" office:value="-0.38999864">
            <text:p>-0.389998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55">
            <text:p>27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9999864">
            <text:p>-0.399998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0999863">
            <text:p>-0.409998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65">
            <text:p>27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1999862">
            <text:p>-0.419998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299986">
            <text:p>-0.42999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75">
            <text:p>27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399986">
            <text:p>-0.43999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499986">
            <text:p>-0.44999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85">
            <text:p>27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5999858">
            <text:p>-0.4599985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6999857">
            <text:p>-0.469998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95">
            <text:p>27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7999856">
            <text:p>-0.479998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8999855">
            <text:p>-0.489998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05">
            <text:p>28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49999854">
            <text:p>-0.499998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0999856">
            <text:p>-0.509998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15">
            <text:p>28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999855">
            <text:p>-0.519998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999854">
            <text:p>-0.529998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25">
            <text:p>28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3999853">
            <text:p>-0.539998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499985">
            <text:p>-0.54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35">
            <text:p>28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599985">
            <text:p>-0.55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699985">
            <text:p>-0.56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45">
            <text:p>28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799985">
            <text:p>-0.57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table:number-columns-repeated="2" office:value-type="float" office:value="0">
            <text:p>0</text:p>
          </table:table-cell>
          <table:table-cell office:value-type="float" office:value="-0.5899985">
            <text:p>-0.58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55">
            <text:p>28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999985">
            <text:p>-0.59999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60999846">
            <text:p>-0.609998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65">
            <text:p>28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1999846">
            <text:p>-0.619998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table:number-columns-repeated="2" office:value-type="float" office:value="0">
            <text:p>0</text:p>
          </table:table-cell>
          <table:table-cell office:value-type="float" office:value="-0.62999845">
            <text:p>-0.629998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75">
            <text:p>28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3999844">
            <text:p>-0.639998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6499984">
            <text:p>-0.64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85">
            <text:p>28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599984">
            <text:p>-0.65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table:number-columns-repeated="2" office:value-type="float" office:value="0">
            <text:p>0</text:p>
          </table:table-cell>
          <table:table-cell office:value-type="float" office:value="-0.6699984">
            <text:p>-0.66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95">
            <text:p>28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799984">
            <text:p>-0.67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6899984">
            <text:p>-0.68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05">
            <text:p>29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6999984">
            <text:p>-0.69999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0999837">
            <text:p>-0.7099983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15">
            <text:p>29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1999836">
            <text:p>-0.719998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2999835">
            <text:p>-0.729998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25">
            <text:p>29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3999834">
            <text:p>-0.739998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4999833">
            <text:p>-0.749998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35">
            <text:p>29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599983">
            <text:p>-0.75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699983">
            <text:p>-0.76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45">
            <text:p>29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799983">
            <text:p>-0.77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table:number-columns-repeated="2" office:value-type="float" office:value="0">
            <text:p>0</text:p>
          </table:table-cell>
          <table:table-cell office:value-type="float" office:value="-0.7899983">
            <text:p>-0.78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55">
            <text:p>29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7999983">
            <text:p>-0.79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8099983">
            <text:p>-0.80999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65">
            <text:p>2965</text:p>
          </table:table-cell>
          <table:table-cell table:number-columns-repeated="2" office:value-type="float" office:value="0">
            <text:p>0</text:p>
          </table:table-cell>
          <table:table-cell office:value-type="float" office:value="-0.81999826">
            <text:p>-0.819998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table:number-columns-repeated="2" office:value-type="float" office:value="0">
            <text:p>0</text:p>
          </table:table-cell>
          <table:table-cell office:value-type="float" office:value="-0.82999825">
            <text:p>-0.829998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75">
            <text:p>29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83999825">
            <text:p>-0.839998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table:number-columns-repeated="2" office:value-type="float" office:value="0">
            <text:p>0</text:p>
          </table:table-cell>
          <table:table-cell office:value-type="float" office:value="-0.84999824">
            <text:p>-0.849998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85">
            <text:p>2985</text:p>
          </table:table-cell>
          <table:table-cell table:number-columns-repeated="2" office:value-type="float" office:value="0">
            <text:p>0</text:p>
          </table:table-cell>
          <table:table-cell office:value-type="float" office:value="-0.8599982">
            <text:p>-0.85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table:number-columns-repeated="2" office:value-type="float" office:value="0">
            <text:p>0</text:p>
          </table:table-cell>
          <table:table-cell office:value-type="float" office:value="-0.8699982">
            <text:p>-0.86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95">
            <text:p>29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8799982">
            <text:p>-0.87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-0.8899982">
            <text:p>-0.88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05">
            <text:p>30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8999982">
            <text:p>-0.89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099982">
            <text:p>-0.90999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15">
            <text:p>30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1999817">
            <text:p>-0.919998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2999816">
            <text:p>-0.929998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25">
            <text:p>30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3999815">
            <text:p>-0.939998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4999814">
            <text:p>-0.949998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35">
            <text:p>30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5999813">
            <text:p>-0.959998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699981">
            <text:p>-0.96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45">
            <text:p>30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799981">
            <text:p>-0.97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table:number-columns-repeated="2" office:value-type="float" office:value="0">
            <text:p>0</text:p>
          </table:table-cell>
          <table:table-cell office:value-type="float" office:value="-0.9899981">
            <text:p>-0.98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55">
            <text:p>305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999981">
            <text:p>-0.99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099981">
            <text:p>-1.00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65">
            <text:p>30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0199981">
            <text:p>-1.01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299981">
            <text:p>-1.02999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75">
            <text:p>30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039998">
            <text:p>-1.03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49998">
            <text:p>-1.04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85">
            <text:p>30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059998">
            <text:p>-1.05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69998">
            <text:p>-1.06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95">
            <text:p>30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079998">
            <text:p>-1.07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089998">
            <text:p>-1.08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05">
            <text:p>31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099998">
            <text:p>-1.09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09998">
            <text:p>-1.10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15">
            <text:p>31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19998">
            <text:p>-1.11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29998">
            <text:p>-1.12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25">
            <text:p>31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39998">
            <text:p>-1.13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49998">
            <text:p>-1.1499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35">
            <text:p>31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599979">
            <text:p>-1.15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699979">
            <text:p>-1.16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45">
            <text:p>31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799979">
            <text:p>-1.17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1899979">
            <text:p>-1.18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55">
            <text:p>31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999979">
            <text:p>-1.19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099979">
            <text:p>-1.20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65">
            <text:p>31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199979">
            <text:p>-1.21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299979">
            <text:p>-1.22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75">
            <text:p>31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99979">
            <text:p>-1.23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499979">
            <text:p>-1.24999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85">
            <text:p>31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599978">
            <text:p>-1.25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699978">
            <text:p>-1.26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95">
            <text:p>31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799978">
            <text:p>-1.27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2899978">
            <text:p>-1.28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05">
            <text:p>32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2999978">
            <text:p>-1.29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099978">
            <text:p>-1.30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15">
            <text:p>32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3199978">
            <text:p>-1.31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299978">
            <text:p>-1.32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25">
            <text:p>32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3399978">
            <text:p>-1.33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499978">
            <text:p>-1.34999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35">
            <text:p>32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3599977">
            <text:p>-1.35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699977">
            <text:p>-1.36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45">
            <text:p>32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3799977">
            <text:p>-1.37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899977">
            <text:p>-1.38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55">
            <text:p>32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3999977">
            <text:p>-1.39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4099977">
            <text:p>-1.40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65">
            <text:p>32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199977">
            <text:p>-1.41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4299977">
            <text:p>-1.42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75">
            <text:p>32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399977">
            <text:p>-1.43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4499977">
            <text:p>-1.44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85">
            <text:p>32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599977">
            <text:p>-1.45999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4699976">
            <text:p>-1.46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95">
            <text:p>32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799976">
            <text:p>-1.47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4899976">
            <text:p>-1.48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05">
            <text:p>33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999976">
            <text:p>-1.49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099976">
            <text:p>-1.50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15">
            <text:p>33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199976">
            <text:p>-1.51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299976">
            <text:p>-1.52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25">
            <text:p>3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399976">
            <text:p>-1.53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499976">
            <text:p>-1.54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35">
            <text:p>33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599976">
            <text:p>-1.55999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699975">
            <text:p>-1.5699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45">
            <text:p>3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799975">
            <text:p>-1.5799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899975">
            <text:p>-1.5899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55">
            <text:p>33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999975">
            <text:p>-1.5999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65">
            <text:p>33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75">
            <text:p>33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85">
            <text:p>33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95">
            <text:p>33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05">
            <text:p>34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15">
            <text:p>34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25">
            <text:p>34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35">
            <text:p>34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45">
            <text:p>34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55">
            <text:p>3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65">
            <text:p>34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75">
            <text:p>34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85">
            <text:p>34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95">
            <text:p>34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05">
            <text:p>35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15">
            <text:p>35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25">
            <text:p>35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35">
            <text:p>35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45">
            <text:p>35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55">
            <text:p>35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65">
            <text:p>35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75">
            <text:p>35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85">
            <text:p>35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95">
            <text:p>35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05">
            <text:p>36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25">
            <text:p>36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35">
            <text:p>36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45">
            <text:p>36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55">
            <text:p>36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65">
            <text:p>36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75">
            <text:p>36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85">
            <text:p>36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95">
            <text:p>36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05">
            <text:p>37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15">
            <text:p>37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25">
            <text:p>37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35">
            <text:p>37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45">
            <text:p>37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55">
            <text:p>37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65">
            <text:p>37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75">
            <text:p>37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85">
            <text:p>37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95">
            <text:p>37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05">
            <text:p>38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15">
            <text:p>38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25">
            <text:p>38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35">
            <text:p>38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45">
            <text:p>38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55">
            <text:p>38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65">
            <text:p>38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75">
            <text:p>38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85">
            <text:p>38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95">
            <text:p>38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05">
            <text:p>390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15">
            <text:p>391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25">
            <text:p>39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35">
            <text:p>393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45">
            <text:p>39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55">
            <text:p>395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9">
            <text:p>-1.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8">
            <text:p>-1.5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65">
            <text:p>396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7">
            <text:p>-1.5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600001">
            <text:p>-1.56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75">
            <text:p>39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500001">
            <text:p>-1.55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400001">
            <text:p>-1.54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85">
            <text:p>398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300001">
            <text:p>-1.53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200001">
            <text:p>-1.52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95">
            <text:p>3995</text:p>
          </table:table-cell>
          <table:table-cell table:number-columns-repeated="2" office:value-type="float" office:value="0">
            <text:p>0</text:p>
          </table:table-cell>
          <table:table-cell office:value-type="float" office:value="-1.5100001">
            <text:p>-1.51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-1.5000001">
            <text:p>-1.5000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10477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T17:40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5-25T21:09:43</dc:date>
    <dc:creator>Matthieu Pizenberg</dc:creator>
    <meta:editing-duration>P1DT8H14M55S</meta:editing-duration>
    <meta:editing-cycles>30</meta:editing-cycles>
    <meta:generator>LibreOffice/4.0.2.2$Linux_X86_64 LibreOffice_project/400m0$Build-2</meta:generator>
    <meta:document-statistic meta:table-count="1" meta:cell-count="4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E801 Sheet1.B1:Sheet1.E1" chart:data-source-has-labels="row" svg:x="1.332cm" svg:y="1.651cm" svg:width="38.481cm" svg:height="16.516cm">
          <chartooo:coordinate-region svg:x="2.165cm" svg:y="1.851cm" svg:width="36.629cm" svg:height="16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801" chart:label-cell-address="Sheet1.B1:Sheet1.B1" chart:class="chart:scatter">
            <chart:domain table:cell-range-address="Sheet1.A2:Sheet1.A801"/>
            <chart:data-point chart:repeated="800"/>
          </chart:series>
          <chart:series chart:attached-axis="secondary-y" chart:style-name="ch8" chart:values-cell-range-address="Sheet1.C2:Sheet1.C801" chart:label-cell-address="Sheet1.C1:Sheet1.C1" chart:class="chart:scatter">
            <chart:data-point chart:repeated="800"/>
          </chart:series>
          <chart:series chart:attached-axis="primary-y" chart:style-name="ch9" chart:values-cell-range-address="Sheet1.D2:Sheet1.D801" chart:label-cell-address="Sheet1.D1:Sheet1.D1" chart:class="chart:scatter">
            <chart:data-point chart:repeated="800"/>
          </chart:series>
          <chart:series chart:attached-axis="primary-y" chart:style-name="ch10" chart:values-cell-range-address="Sheet1.E2:Sheet1.E801" chart:label-cell-address="Sheet1.E1:Sheet1.E1" chart:class="chart:scatter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801</svg:desc>
                </draw:g>
              </table:table-cell>
              <table:table-cell office:value-type="float" office:value="0">
                <text:p>0</text:p>
                <draw:g>
                  <svg:desc>Sheet1.B2:Sheet1.B801</svg:desc>
                </draw:g>
              </table:table-cell>
              <table:table-cell office:value-type="float" office:value="0">
                <text:p>0</text:p>
                <draw:g>
                  <svg:desc>Sheet1.C2:Sheet1.C801</svg:desc>
                </draw:g>
              </table:table-cell>
              <table:table-cell office:value-type="float" office:value="0">
                <text:p>0</text:p>
                <draw:g>
                  <svg:desc>Sheet1.D2:Sheet1.D801</svg:desc>
                </draw:g>
              </table:table-cell>
              <table:table-cell office:value-type="float" office:value="0">
                <text:p>0</text:p>
                <draw:g>
                  <svg:desc>Sheet1.E2:Sheet1.E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3398242">
                <text:p>-0.013398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3398242">
                <text:p>-0.013398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6796484">
                <text:p>-0.026796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4019473">
                <text:p>-0.04019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40194727">
                <text:p>-0.040194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038946">
                <text:p>-0.08038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45">
                <text:p>0.045</text:p>
              </table:table-cell>
              <table:table-cell office:value-type="float" office:value="0.0109812">
                <text:p>0.0109812</text:p>
              </table:table-cell>
              <table:table-cell office:value-type="float" office:value="0">
                <text:p>0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016471801">
                <text:p>0.016471801</text:p>
              </table:table-cell>
              <table:table-cell office:value-type="float" office:value="0">
                <text:p>0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">
                <text:p>0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">
                <text:p>0</text:p>
              </table:table-cell>
              <table:table-cell office:value-type="float" office:value="0.026796479">
                <text:p>0.02679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0.01">
                <text:p>0.01</text:p>
              </table:table-cell>
              <table:table-cell office:value-type="float" office:value="0.026796479">
                <text:p>0.026796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029283201">
                <text:p>0.029283201</text:p>
              </table:table-cell>
              <table:table-cell office:value-type="float" office:value="0.02">
                <text:p>0.02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.049999997">
                <text:p>0.049999997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675">
                <text:p>0.0675</text:p>
              </table:table-cell>
              <table:table-cell office:value-type="float" office:value="0.0402644">
                <text:p>0.0402644</text:p>
              </table:table-cell>
              <table:table-cell office:value-type="float" office:value="0.059999995">
                <text:p>0.059999995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7">
                <text:p>0.07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.06999999">
                <text:p>0.06999999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725">
                <text:p>0.0725</text:p>
              </table:table-cell>
              <table:table-cell office:value-type="float" office:value="0.045755">
                <text:p>0.045755</text:p>
              </table:table-cell>
              <table:table-cell office:value-type="float" office:value="0.07999999">
                <text:p>0.07999999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45755">
                <text:p>0.045755</text:p>
              </table:table-cell>
              <table:table-cell office:value-type="float" office:value="0.08999999">
                <text:p>0.08999999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0512456">
                <text:p>0.0512456</text:p>
              </table:table-cell>
              <table:table-cell office:value-type="float" office:value="0.09999999">
                <text:p>0.09999999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0530758">
                <text:p>0.0530758</text:p>
              </table:table-cell>
              <table:table-cell office:value-type="float" office:value="0.109999985">
                <text:p>0.109999985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0567362">
                <text:p>0.0567362</text:p>
              </table:table-cell>
              <table:table-cell office:value-type="float" office:value="0.11999998">
                <text:p>0.11999998</text:p>
              </table:table-cell>
              <table:table-cell office:value-type="float" office:value="0.053592958">
                <text:p>0.05359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0567362">
                <text:p>0.0567362</text:p>
              </table:table-cell>
              <table:table-cell office:value-type="float" office:value="0.12999998">
                <text:p>0.12999998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062226802">
                <text:p>0.062226802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0677174">
                <text:p>0.0677174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0695476">
                <text:p>0.0695476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07137781">
                <text:p>0.07137781</text:p>
              </table:table-cell>
              <table:table-cell office:value-type="float" office:value="0.17">
                <text:p>0.17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.18">
                <text:p>0.18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.19000001">
                <text:p>0.19000001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0805288">
                <text:p>0.0805288</text:p>
              </table:table-cell>
              <table:table-cell office:value-type="float" office:value="0.20000002">
                <text:p>0.20000002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08418921">
                <text:p>0.08418921</text:p>
              </table:table-cell>
              <table:table-cell office:value-type="float" office:value="0.21000002">
                <text:p>0.21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0841892">
                <text:p>0.0841892</text:p>
              </table:table-cell>
              <table:table-cell office:value-type="float" office:value="0.22000003">
                <text:p>0.22000003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0878496">
                <text:p>0.0878496</text:p>
              </table:table-cell>
              <table:table-cell office:value-type="float" office:value="0.23000003">
                <text:p>0.23000003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0878496">
                <text:p>0.0878496</text:p>
              </table:table-cell>
              <table:table-cell office:value-type="float" office:value="0.24000004">
                <text:p>0.24000004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0933402">
                <text:p>0.0933402</text:p>
              </table:table-cell>
              <table:table-cell office:value-type="float" office:value="0.25000003">
                <text:p>0.25000003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0970006">
                <text:p>0.0970006</text:p>
              </table:table-cell>
              <table:table-cell office:value-type="float" office:value="0.26000002">
                <text:p>0.26000002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0970006">
                <text:p>0.0970006</text:p>
              </table:table-cell>
              <table:table-cell office:value-type="float" office:value="0.27">
                <text:p>0.27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100661">
                <text:p>0.100661</text:p>
              </table:table-cell>
              <table:table-cell office:value-type="float" office:value="0.29">
                <text:p>0.29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100661">
                <text:p>0.100661</text:p>
              </table:table-cell>
              <table:table-cell office:value-type="float" office:value="0.29999998">
                <text:p>0.29999998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104321405">
                <text:p>0.104321405</text:p>
              </table:table-cell>
              <table:table-cell office:value-type="float" office:value="0.30999997">
                <text:p>0.30999997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100661">
                <text:p>0.100661</text:p>
              </table:table-cell>
              <table:table-cell office:value-type="float" office:value="0.31999996">
                <text:p>0.31999996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10981201">
                <text:p>0.10981201</text:p>
              </table:table-cell>
              <table:table-cell office:value-type="float" office:value="0.32999995">
                <text:p>0.32999995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33999994">
                <text:p>0.33999994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0.34999993">
                <text:p>0.34999993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1207932">
                <text:p>0.1207932</text:p>
              </table:table-cell>
              <table:table-cell office:value-type="float" office:value="0.35999992">
                <text:p>0.35999992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1207932">
                <text:p>0.1207932</text:p>
              </table:table-cell>
              <table:table-cell office:value-type="float" office:value="0.36999992">
                <text:p>0.36999992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1207932">
                <text:p>0.1207932</text:p>
              </table:table-cell>
              <table:table-cell office:value-type="float" office:value="0.3799999">
                <text:p>0.379999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.3899999">
                <text:p>0.389999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.3999999">
                <text:p>0.3999999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12628381">
                <text:p>0.12628381</text:p>
              </table:table-cell>
              <table:table-cell office:value-type="float" office:value="0.40999988">
                <text:p>0.409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128114">
                <text:p>0.128114</text:p>
              </table:table-cell>
              <table:table-cell office:value-type="float" office:value="0.41999987">
                <text:p>0.41999987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1354348">
                <text:p>0.1354348</text:p>
              </table:table-cell>
              <table:table-cell office:value-type="float" office:value="0.42999986">
                <text:p>0.42999986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43999985">
                <text:p>0.43999985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1390952">
                <text:p>0.1390952</text:p>
              </table:table-cell>
              <table:table-cell office:value-type="float" office:value="0.44999984">
                <text:p>0.44999984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1409254">
                <text:p>0.1409254</text:p>
              </table:table-cell>
              <table:table-cell office:value-type="float" office:value="0.45999983">
                <text:p>0.45999983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1390952">
                <text:p>0.1390952</text:p>
              </table:table-cell>
              <table:table-cell office:value-type="float" office:value="0.46999982">
                <text:p>0.46999982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1354348">
                <text:p>0.1354348</text:p>
              </table:table-cell>
              <table:table-cell office:value-type="float" office:value="0.4799998">
                <text:p>0.4799998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14641601">
                <text:p>0.14641601</text:p>
              </table:table-cell>
              <table:table-cell office:value-type="float" office:value="0.4899998">
                <text:p>0.4899998</text:p>
              </table:table-cell>
              <table:table-cell office:value-type="float" office:value="0.026796447">
                <text:p>0.026796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774999">
                <text:p>0.1774999</text:p>
              </table:table-cell>
              <table:table-cell office:value-type="float" office:value="0.1500764">
                <text:p>0.1500764</text:p>
              </table:table-cell>
              <table:table-cell office:value-type="float" office:value="0.4999998">
                <text:p>0.4999998</text:p>
              </table:table-cell>
              <table:table-cell office:value-type="float" office:value="0.026796447">
                <text:p>0.02679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799999">
                <text:p>0.1799999</text:p>
              </table:table-cell>
              <table:table-cell office:value-type="float" office:value="0.15739721">
                <text:p>0.15739721</text:p>
              </table:table-cell>
              <table:table-cell office:value-type="float" office:value="0.5099998">
                <text:p>0.5099998</text:p>
              </table:table-cell>
              <table:table-cell office:value-type="float" office:value="0.026796447">
                <text:p>0.0267964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824999">
                <text:p>0.1824999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5199998">
                <text:p>0.5199998</text:p>
              </table:table-cell>
              <table:table-cell office:value-type="float" office:value="0.013398202">
                <text:p>0.013398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849999">
                <text:p>0.1849999</text:p>
              </table:table-cell>
              <table:table-cell office:value-type="float" office:value="0.1500764">
                <text:p>0.1500764</text:p>
              </table:table-cell>
              <table:table-cell office:value-type="float" office:value="0.5299998">
                <text:p>0.5299998</text:p>
              </table:table-cell>
              <table:table-cell office:value-type="float" office:value="0.013398202">
                <text:p>0.013398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874999">
                <text:p>0.1874999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5399998">
                <text:p>0.5399998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899999">
                <text:p>0.1899999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5499998">
                <text:p>0.5499998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55999976">
                <text:p>0.559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.56999975">
                <text:p>0.56999975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16288781">
                <text:p>0.16288781</text:p>
              </table:table-cell>
              <table:table-cell office:value-type="float" office:value="0.57999974">
                <text:p>0.57999974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1610576">
                <text:p>0.1610576</text:p>
              </table:table-cell>
              <table:table-cell office:value-type="float" office:value="0.58999974">
                <text:p>0.58999974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2">
                <text:p>0.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.5999997">
                <text:p>0.5999997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2">
                <text:p>0.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.6099997">
                <text:p>0.6099997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2">
                <text:p>0.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.6199997">
                <text:p>0.6199997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2">
                <text:p>0.2</text:p>
              </table:table-cell>
              <table:table-cell office:value-type="float" office:value="0.1720388">
                <text:p>0.1720388</text:p>
              </table:table-cell>
              <table:table-cell office:value-type="float" office:value="0.6299997">
                <text:p>0.6299997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2">
                <text:p>0.2</text:p>
              </table:table-cell>
              <table:table-cell office:value-type="float" office:value="0.1720388">
                <text:p>0.1720388</text:p>
              </table:table-cell>
              <table:table-cell office:value-type="float" office:value="0.6399997">
                <text:p>0.6399997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2">
                <text:p>0.2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.6499997">
                <text:p>0.6499997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2">
                <text:p>0.2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.65999967">
                <text:p>0.65999967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2">
                <text:p>0.2</text:p>
              </table:table-cell>
              <table:table-cell office:value-type="float" office:value="0.1756992">
                <text:p>0.1756992</text:p>
              </table:table-cell>
              <table:table-cell office:value-type="float" office:value="0.66999966">
                <text:p>0.66999966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2">
                <text:p>0.2</text:p>
              </table:table-cell>
              <table:table-cell office:value-type="float" office:value="0.1775294">
                <text:p>0.1775294</text:p>
              </table:table-cell>
              <table:table-cell office:value-type="float" office:value="0.67999965">
                <text:p>0.67999965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2">
                <text:p>0.2</text:p>
              </table:table-cell>
              <table:table-cell office:value-type="float" office:value="0.1811898">
                <text:p>0.1811898</text:p>
              </table:table-cell>
              <table:table-cell office:value-type="float" office:value="0.68999964">
                <text:p>0.68999964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2">
                <text:p>0.2</text:p>
              </table:table-cell>
              <table:table-cell office:value-type="float" office:value="0.1793596">
                <text:p>0.1793596</text:p>
              </table:table-cell>
              <table:table-cell office:value-type="float" office:value="0.69999963">
                <text:p>0.69999963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2">
                <text:p>0.2</text:p>
              </table:table-cell>
              <table:table-cell office:value-type="float" office:value="0.1775294">
                <text:p>0.1775294</text:p>
              </table:table-cell>
              <table:table-cell office:value-type="float" office:value="0.7099996">
                <text:p>0.70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0.7199996">
                <text:p>0.7199996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2">
                <text:p>0.2</text:p>
              </table:table-cell>
              <table:table-cell office:value-type="float" office:value="0.1866804">
                <text:p>0.1866804</text:p>
              </table:table-cell>
              <table:table-cell office:value-type="float" office:value="0.7299996">
                <text:p>0.72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0.7399996">
                <text:p>0.7399996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0.7499996">
                <text:p>0.7499996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0.7599996">
                <text:p>0.7599996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0.76999956">
                <text:p>0.76999956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0.77999955">
                <text:p>0.77999955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0.78999954">
                <text:p>0.78999954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2">
                <text:p>0.2</text:p>
              </table:table-cell>
              <table:table-cell office:value-type="float" office:value="0.18302">
                <text:p>0.18302</text:p>
              </table:table-cell>
              <table:table-cell office:value-type="float" office:value="0.79999954">
                <text:p>0.79999954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">
                <text:p>0.2</text:p>
              </table:table-cell>
              <table:table-cell office:value-type="float" office:value="0.1866804">
                <text:p>0.1866804</text:p>
              </table:table-cell>
              <table:table-cell office:value-type="float" office:value="0.8099995">
                <text:p>0.8099995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0.8199995">
                <text:p>0.8199995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0.8299995">
                <text:p>0.82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8399995">
                <text:p>0.8399995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0.8499995">
                <text:p>0.84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0.8599995">
                <text:p>0.85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0.86999947">
                <text:p>0.86999947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87999946">
                <text:p>0.87999946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0.88999945">
                <text:p>0.88999945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89999944">
                <text:p>0.8999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0.90999943">
                <text:p>0.90999943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.9199994">
                <text:p>0.9199994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0.9299994">
                <text:p>0.9299994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9399994">
                <text:p>0.93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0.9499994">
                <text:p>0.9499994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599994">
                <text:p>0.9599994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.9699994">
                <text:p>0.96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.97999936">
                <text:p>0.97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8999935">
                <text:p>0.98999935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9999934">
                <text:p>0.99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">
                <text:p>0.2</text:p>
              </table:table-cell>
              <table:table-cell office:value-type="float" office:value="0.21413341">
                <text:p>0.21413341</text:p>
              </table:table-cell>
              <table:table-cell office:value-type="float" office:value="1.0099994">
                <text:p>1.0099994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">
                <text:p>0.2</text:p>
              </table:table-cell>
              <table:table-cell office:value-type="float" office:value="0.2159636">
                <text:p>0.2159636</text:p>
              </table:table-cell>
              <table:table-cell office:value-type="float" office:value="1.0199994">
                <text:p>1.01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0299994">
                <text:p>1.0299994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">
                <text:p>0.2</text:p>
              </table:table-cell>
              <table:table-cell office:value-type="float" office:value="0.2159636">
                <text:p>0.2159636</text:p>
              </table:table-cell>
              <table:table-cell office:value-type="float" office:value="1.0399994">
                <text:p>1.0399994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0499994">
                <text:p>1.04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">
                <text:p>0.2</text:p>
              </table:table-cell>
              <table:table-cell office:value-type="float" office:value="0.22145422">
                <text:p>0.22145422</text:p>
              </table:table-cell>
              <table:table-cell office:value-type="float" office:value="1.0599993">
                <text:p>1.05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0699993">
                <text:p>1.06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0799993">
                <text:p>1.07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0899993">
                <text:p>1.0899993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0999993">
                <text:p>1.09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1099993">
                <text:p>1.10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1199993">
                <text:p>1.1199993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1299993">
                <text:p>1.1299993</text:p>
              </table:table-cell>
              <table:table-cell office:value-type="float" office:value="-0.06699118">
                <text:p>-0.06699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1399993">
                <text:p>1.1399993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">
                <text:p>0.2</text:p>
              </table:table-cell>
              <table:table-cell office:value-type="float" office:value="0.21413341">
                <text:p>0.21413341</text:p>
              </table:table-cell>
              <table:table-cell office:value-type="float" office:value="1.1499993">
                <text:p>1.14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1599993">
                <text:p>1.1599993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1699992">
                <text:p>1.1699992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1799992">
                <text:p>1.1799992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1899992">
                <text:p>1.1899992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">
                <text:p>0.2</text:p>
              </table:table-cell>
              <table:table-cell office:value-type="float" office:value="0.2159636">
                <text:p>0.2159636</text:p>
              </table:table-cell>
              <table:table-cell office:value-type="float" office:value="1.1999992">
                <text:p>1.1999992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2099992">
                <text:p>1.2099992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2199992">
                <text:p>1.2199992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2299992">
                <text:p>1.2299992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2399992">
                <text:p>1.2399992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2499992">
                <text:p>1.2499992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2599992">
                <text:p>1.25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2699991">
                <text:p>1.2699991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2799991">
                <text:p>1.279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2899991">
                <text:p>1.289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2999991">
                <text:p>1.2999991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3099991">
                <text:p>1.3099991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3199991">
                <text:p>1.3199991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3299991">
                <text:p>1.3299991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3399991">
                <text:p>1.3399991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3499991">
                <text:p>1.3499991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3599991">
                <text:p>1.3599991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369999">
                <text:p>1.369999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379999">
                <text:p>1.37999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389999">
                <text:p>1.389999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1.399999">
                <text:p>1.399999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409999">
                <text:p>1.409999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419999">
                <text:p>1.419999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429999">
                <text:p>1.429999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439999">
                <text:p>1.439999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449999">
                <text:p>1.449999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459999">
                <text:p>1.45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469999">
                <text:p>1.469999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479999">
                <text:p>1.47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4899989">
                <text:p>1.489998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1.4999989">
                <text:p>1.4999989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5099989">
                <text:p>1.5099989</text:p>
              </table:table-cell>
              <table:table-cell office:value-type="float" office:value="0.08038947">
                <text:p>0.080389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5199989">
                <text:p>1.5199989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5299989">
                <text:p>1.5299989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5399989">
                <text:p>1.539998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5499989">
                <text:p>1.549998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5599989">
                <text:p>1.5599989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5699989">
                <text:p>1.5699989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5799989">
                <text:p>1.57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5899988">
                <text:p>1.5899988</text:p>
              </table:table-cell>
              <table:table-cell office:value-type="float" office:value="0.013398244">
                <text:p>0.013398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5999988">
                <text:p>1.5999988</text:p>
              </table:table-cell>
              <table:table-cell office:value-type="float" office:value="0.066991225">
                <text:p>0.066991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2">
                <text:p>0.2</text:p>
              </table:table-cell>
              <table:table-cell office:value-type="float" office:value="0.1793596">
                <text:p>0.1793596</text:p>
              </table:table-cell>
              <table:table-cell office:value-type="float" office:value="1.6">
                <text:p>1.6</text:p>
              </table:table-cell>
              <table:table-cell office:value-type="float" office:value="0.093787715">
                <text:p>0.0937877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2">
                <text:p>0.2</text:p>
              </table:table-cell>
              <table:table-cell office:value-type="float" office:value="0.18302">
                <text:p>0.18302</text:p>
              </table:table-cell>
              <table:table-cell office:value-type="float" office:value="1.6">
                <text:p>1.6</text:p>
              </table:table-cell>
              <table:table-cell office:value-type="float" office:value="0.120584205">
                <text:p>0.1205842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2">
                <text:p>0.2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.10718595">
                <text:p>0.107185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.08038947">
                <text:p>0.08038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2">
                <text:p>0.2</text:p>
              </table:table-cell>
              <table:table-cell office:value-type="float" office:value="0.18302">
                <text:p>0.18302</text:p>
              </table:table-cell>
              <table:table-cell office:value-type="float" office:value="1.6">
                <text:p>1.6</text:p>
              </table:table-cell>
              <table:table-cell office:value-type="float" office:value="0.026796488">
                <text:p>0.026796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2">
                <text:p>0.2</text:p>
              </table:table-cell>
              <table:table-cell office:value-type="float" office:value="0.1811898">
                <text:p>0.1811898</text:p>
              </table:table-cell>
              <table:table-cell office:value-type="float" office:value="1.6">
                <text:p>1.6</text:p>
              </table:table-cell>
              <table:table-cell office:value-type="float" office:value="0.10718595">
                <text:p>0.10718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.10718595">
                <text:p>0.107185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.10718595">
                <text:p>0.10718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.066991225">
                <text:p>0.066991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.066991225">
                <text:p>0.066991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.12058416">
                <text:p>0.12058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.08038947">
                <text:p>0.080389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.053592976">
                <text:p>0.053592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.040194735">
                <text:p>0.040194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6">
                <text:p>1.6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53592976">
                <text:p>-0.0535929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26796488">
                <text:p>-0.0267964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-0.013398244">
                <text:p>-0.0133982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-0.08038947">
                <text:p>-0.080389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-0.040194735">
                <text:p>-0.0401947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6">
                <text:p>1.6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-0.066991225">
                <text:p>-0.066991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-0.10718595">
                <text:p>-0.10718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-0.093787715">
                <text:p>-0.093787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2">
                <text:p>0.2</text:p>
              </table:table-cell>
              <table:table-cell office:value-type="float" office:value="0.2123032">
                <text:p>0.212303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2">
                <text:p>0.2</text:p>
              </table:table-cell>
              <table:table-cell office:value-type="float" office:value="0.2049824">
                <text:p>0.204982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2">
                <text:p>0.2</text:p>
              </table:table-cell>
              <table:table-cell office:value-type="float" office:value="0.20864281">
                <text:p>0.208642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2">
                <text:p>0.2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2">
                <text:p>0.2</text:p>
              </table:table-cell>
              <table:table-cell office:value-type="float" office:value="0.201322">
                <text:p>0.2013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2">
                <text:p>0.2</text:p>
              </table:table-cell>
              <table:table-cell office:value-type="float" office:value="0.20681262">
                <text:p>0.2068126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2">
                <text:p>0.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2">
                <text:p>0.2</text:p>
              </table:table-cell>
              <table:table-cell office:value-type="float" office:value="0.2031522">
                <text:p>0.203152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2">
                <text:p>0.2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2">
                <text:p>0.2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2">
                <text:p>0.2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2">
                <text:p>0.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2">
                <text:p>0.2</text:p>
              </table:table-cell>
              <table:table-cell office:value-type="float" office:value="0.18302">
                <text:p>0.183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2">
                <text:p>0.2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2">
                <text:p>0.2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2">
                <text:p>0.2</text:p>
              </table:table-cell>
              <table:table-cell office:value-type="float" office:value="0.1885106">
                <text:p>0.188510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2">
                <text:p>0.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2">
                <text:p>0.2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1975">
                <text:p>0.1975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19500001">
                <text:p>0.19500001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19250001">
                <text:p>0.19250001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19000001">
                <text:p>0.19000001</text:p>
              </table:table-cell>
              <table:table-cell office:value-type="float" office:value="0.1885106">
                <text:p>0.188510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18750001">
                <text:p>0.18750001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18500002">
                <text:p>0.1850000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18250002">
                <text:p>0.18250002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18000002">
                <text:p>0.18000002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17750002">
                <text:p>0.17750002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17500003">
                <text:p>0.17500003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17250003">
                <text:p>0.17250003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17000003">
                <text:p>0.17000003</text:p>
              </table:table-cell>
              <table:table-cell office:value-type="float" office:value="0.1940012">
                <text:p>0.194001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16750003">
                <text:p>0.16750003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16500004">
                <text:p>0.16500004</text:p>
              </table:table-cell>
              <table:table-cell office:value-type="float" office:value="0.1903408">
                <text:p>0.190340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16250004">
                <text:p>0.16250004</text:p>
              </table:table-cell>
              <table:table-cell office:value-type="float" office:value="0.1885106">
                <text:p>0.188510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16000004">
                <text:p>0.16000004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15750004">
                <text:p>0.15750004</text:p>
              </table:table-cell>
              <table:table-cell office:value-type="float" office:value="0.192171">
                <text:p>0.19217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15500005">
                <text:p>0.15500005</text:p>
              </table:table-cell>
              <table:table-cell office:value-type="float" office:value="0.1866804">
                <text:p>0.186680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15250005">
                <text:p>0.15250005</text:p>
              </table:table-cell>
              <table:table-cell office:value-type="float" office:value="0.1848502">
                <text:p>0.184850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15000005">
                <text:p>0.15000005</text:p>
              </table:table-cell>
              <table:table-cell office:value-type="float" office:value="0.1811898">
                <text:p>0.1811898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14750005">
                <text:p>0.14750005</text:p>
              </table:table-cell>
              <table:table-cell office:value-type="float" office:value="0.1866804">
                <text:p>0.1866804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14500006">
                <text:p>0.14500006</text:p>
              </table:table-cell>
              <table:table-cell office:value-type="float" office:value="0.18302">
                <text:p>0.18302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14250006">
                <text:p>0.14250006</text:p>
              </table:table-cell>
              <table:table-cell office:value-type="float" office:value="0.1793596">
                <text:p>0.1793596</text:p>
              </table:table-cell>
              <table:table-cell office:value-type="float" office:value="1.5600001">
                <text:p>1.56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14000006">
                <text:p>0.14000006</text:p>
              </table:table-cell>
              <table:table-cell office:value-type="float" office:value="0.1793596">
                <text:p>0.1793596</text:p>
              </table:table-cell>
              <table:table-cell office:value-type="float" office:value="1.5500001">
                <text:p>1.55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13750006">
                <text:p>0.13750006</text:p>
              </table:table-cell>
              <table:table-cell office:value-type="float" office:value="0.1720388">
                <text:p>0.1720388</text:p>
              </table:table-cell>
              <table:table-cell office:value-type="float" office:value="1.5400001">
                <text:p>1.54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13500006">
                <text:p>0.13500006</text:p>
              </table:table-cell>
              <table:table-cell office:value-type="float" office:value="0.17386901">
                <text:p>0.17386901</text:p>
              </table:table-cell>
              <table:table-cell office:value-type="float" office:value="1.5300001">
                <text:p>1.53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13250007">
                <text:p>0.13250007</text:p>
              </table:table-cell>
              <table:table-cell office:value-type="float" office:value="0.1683784">
                <text:p>0.1683784</text:p>
              </table:table-cell>
              <table:table-cell office:value-type="float" office:value="1.5200001">
                <text:p>1.52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13000007">
                <text:p>0.13000007</text:p>
              </table:table-cell>
              <table:table-cell office:value-type="float" office:value="0.16837841">
                <text:p>0.16837841</text:p>
              </table:table-cell>
              <table:table-cell office:value-type="float" office:value="1.5100001">
                <text:p>1.51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12750007">
                <text:p>0.12750007</text:p>
              </table:table-cell>
              <table:table-cell office:value-type="float" office:value="0.16471802">
                <text:p>0.16471802</text:p>
              </table:table-cell>
              <table:table-cell office:value-type="float" office:value="1.5000001">
                <text:p>1.5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12500007">
                <text:p>0.12500007</text:p>
              </table:table-cell>
              <table:table-cell office:value-type="float" office:value="0.15922742">
                <text:p>0.15922742</text:p>
              </table:table-cell>
              <table:table-cell office:value-type="float" office:value="1.4900001">
                <text:p>1.49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12250008">
                <text:p>0.12250008</text:p>
              </table:table-cell>
              <table:table-cell office:value-type="float" office:value="0.1500764">
                <text:p>0.1500764</text:p>
              </table:table-cell>
              <table:table-cell office:value-type="float" office:value="1.4800001">
                <text:p>1.48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12000008">
                <text:p>0.12000008</text:p>
              </table:table-cell>
              <table:table-cell office:value-type="float" office:value="0.14824621">
                <text:p>0.14824621</text:p>
              </table:table-cell>
              <table:table-cell office:value-type="float" office:value="1.4700001">
                <text:p>1.47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11750008">
                <text:p>0.11750008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4600002">
                <text:p>1.46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115000084">
                <text:p>0.115000084</text:p>
              </table:table-cell>
              <table:table-cell office:value-type="float" office:value="0.13726501">
                <text:p>0.13726501</text:p>
              </table:table-cell>
              <table:table-cell office:value-type="float" office:value="1.4500002">
                <text:p>1.45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11250009">
                <text:p>0.11250009</text:p>
              </table:table-cell>
              <table:table-cell office:value-type="float" office:value="0.1336046">
                <text:p>0.1336046</text:p>
              </table:table-cell>
              <table:table-cell office:value-type="float" office:value="1.4400002">
                <text:p>1.4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11000009">
                <text:p>0.11000009</text:p>
              </table:table-cell>
              <table:table-cell office:value-type="float" office:value="0.128114">
                <text:p>0.128114</text:p>
              </table:table-cell>
              <table:table-cell office:value-type="float" office:value="1.4300002">
                <text:p>1.43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10750009">
                <text:p>0.10750009</text:p>
              </table:table-cell>
              <table:table-cell office:value-type="float" office:value="0.128114">
                <text:p>0.128114</text:p>
              </table:table-cell>
              <table:table-cell office:value-type="float" office:value="1.4200002">
                <text:p>1.42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10500009">
                <text:p>0.10500009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1.4100002">
                <text:p>1.41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102500096">
                <text:p>0.102500096</text:p>
              </table:table-cell>
              <table:table-cell office:value-type="float" office:value="0.1134724">
                <text:p>0.1134724</text:p>
              </table:table-cell>
              <table:table-cell office:value-type="float" office:value="1.4000002">
                <text:p>1.4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1000001">
                <text:p>0.1000001</text:p>
              </table:table-cell>
              <table:table-cell office:value-type="float" office:value="0.1061516">
                <text:p>0.1061516</text:p>
              </table:table-cell>
              <table:table-cell office:value-type="float" office:value="1.3900002">
                <text:p>1.39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0975001">
                <text:p>0.0975001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1.3800002">
                <text:p>1.38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0950001">
                <text:p>0.0950001</text:p>
              </table:table-cell>
              <table:table-cell office:value-type="float" office:value="0.0951704">
                <text:p>0.0951704</text:p>
              </table:table-cell>
              <table:table-cell office:value-type="float" office:value="1.3700002">
                <text:p>1.37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092500106">
                <text:p>0.092500106</text:p>
              </table:table-cell>
              <table:table-cell office:value-type="float" office:value="0.0896798">
                <text:p>0.0896798</text:p>
              </table:table-cell>
              <table:table-cell office:value-type="float" office:value="1.3600003">
                <text:p>1.36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09000011">
                <text:p>0.09000011</text:p>
              </table:table-cell>
              <table:table-cell office:value-type="float" office:value="0.0878496">
                <text:p>0.0878496</text:p>
              </table:table-cell>
              <table:table-cell office:value-type="float" office:value="1.3500003">
                <text:p>1.35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08750011">
                <text:p>0.08750011</text:p>
              </table:table-cell>
              <table:table-cell office:value-type="float" office:value="0.082359">
                <text:p>0.082359</text:p>
              </table:table-cell>
              <table:table-cell office:value-type="float" office:value="1.3400003">
                <text:p>1.34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08500011">
                <text:p>0.08500011</text:p>
              </table:table-cell>
              <table:table-cell office:value-type="float" office:value="0.0768684">
                <text:p>0.0768684</text:p>
              </table:table-cell>
              <table:table-cell office:value-type="float" office:value="1.3300003">
                <text:p>1.33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082500115">
                <text:p>0.082500115</text:p>
              </table:table-cell>
              <table:table-cell office:value-type="float" office:value="0.07137781">
                <text:p>0.07137781</text:p>
              </table:table-cell>
              <table:table-cell office:value-type="float" office:value="1.3200003">
                <text:p>1.32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08000012">
                <text:p>0.08000012</text:p>
              </table:table-cell>
              <table:table-cell office:value-type="float" office:value="0.0677174">
                <text:p>0.0677174</text:p>
              </table:table-cell>
              <table:table-cell office:value-type="float" office:value="1.3100003">
                <text:p>1.31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07750012">
                <text:p>0.07750012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1.3000003">
                <text:p>1.3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07500012">
                <text:p>0.07500012</text:p>
              </table:table-cell>
              <table:table-cell office:value-type="float" office:value="0.0603966">
                <text:p>0.0603966</text:p>
              </table:table-cell>
              <table:table-cell office:value-type="float" office:value="1.2900003">
                <text:p>1.29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072500125">
                <text:p>0.072500125</text:p>
              </table:table-cell>
              <table:table-cell office:value-type="float" office:value="0.0567362">
                <text:p>0.0567362</text:p>
              </table:table-cell>
              <table:table-cell office:value-type="float" office:value="1.2800003">
                <text:p>1.28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07000013">
                <text:p>0.07000013</text:p>
              </table:table-cell>
              <table:table-cell office:value-type="float" office:value="0.0567362">
                <text:p>0.0567362</text:p>
              </table:table-cell>
              <table:table-cell office:value-type="float" office:value="1.2700003">
                <text:p>1.27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06750013">
                <text:p>0.06750013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1.2600003">
                <text:p>1.26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06500013">
                <text:p>0.06500013</text:p>
              </table:table-cell>
              <table:table-cell office:value-type="float" office:value="0.0512456">
                <text:p>0.0512456</text:p>
              </table:table-cell>
              <table:table-cell office:value-type="float" office:value="1.2500004">
                <text:p>1.25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062500134">
                <text:p>0.062500134</text:p>
              </table:table-cell>
              <table:table-cell office:value-type="float" office:value="0.0512456">
                <text:p>0.0512456</text:p>
              </table:table-cell>
              <table:table-cell office:value-type="float" office:value="1.2400004">
                <text:p>1.24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060000133">
                <text:p>0.060000133</text:p>
              </table:table-cell>
              <table:table-cell office:value-type="float" office:value="0.0475852">
                <text:p>0.0475852</text:p>
              </table:table-cell>
              <table:table-cell office:value-type="float" office:value="1.2300004">
                <text:p>1.23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05750013">
                <text:p>0.05750013</text:p>
              </table:table-cell>
              <table:table-cell office:value-type="float" office:value="0.0439248">
                <text:p>0.0439248</text:p>
              </table:table-cell>
              <table:table-cell office:value-type="float" office:value="1.2200004">
                <text:p>1.22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05500013">
                <text:p>0.05500013</text:p>
              </table:table-cell>
              <table:table-cell office:value-type="float" office:value="0.0420946">
                <text:p>0.0420946</text:p>
              </table:table-cell>
              <table:table-cell office:value-type="float" office:value="1.2100004">
                <text:p>1.21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05250013">
                <text:p>0.05250013</text:p>
              </table:table-cell>
              <table:table-cell office:value-type="float" office:value="0.0384342">
                <text:p>0.0384342</text:p>
              </table:table-cell>
              <table:table-cell office:value-type="float" office:value="1.2000004">
                <text:p>1.2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050000127">
                <text:p>0.050000127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1.1900004">
                <text:p>1.19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047500126">
                <text:p>0.047500126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1.1800004">
                <text:p>1.18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045000125">
                <text:p>0.045000125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1.1700004">
                <text:p>1.17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042500123">
                <text:p>0.042500123</text:p>
              </table:table-cell>
              <table:table-cell office:value-type="float" office:value="0.0347738">
                <text:p>0.0347738</text:p>
              </table:table-cell>
              <table:table-cell office:value-type="float" office:value="1.1600004">
                <text:p>1.16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040000122">
                <text:p>0.040000122</text:p>
              </table:table-cell>
              <table:table-cell office:value-type="float" office:value="0.0347738">
                <text:p>0.0347738</text:p>
              </table:table-cell>
              <table:table-cell office:value-type="float" office:value="1.1500005">
                <text:p>1.15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03750012">
                <text:p>0.03750012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1.1400005">
                <text:p>1.14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03500012">
                <text:p>0.03500012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1.1300005">
                <text:p>1.13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032500118">
                <text:p>0.032500118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1.1200005">
                <text:p>1.12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030000119">
                <text:p>0.030000119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1.1100005">
                <text:p>1.11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027500119">
                <text:p>0.027500119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1.1000005">
                <text:p>1.1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02500012">
                <text:p>0.02500012</text:p>
              </table:table-cell>
              <table:table-cell office:value-type="float" office:value="0.0347738">
                <text:p>0.0347738</text:p>
              </table:table-cell>
              <table:table-cell office:value-type="float" office:value="1.0900005">
                <text:p>1.09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02250012">
                <text:p>0.02250012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1.0800005">
                <text:p>1.08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02000012">
                <text:p>0.02000012</text:p>
              </table:table-cell>
              <table:table-cell office:value-type="float" office:value="0.0329436">
                <text:p>0.0329436</text:p>
              </table:table-cell>
              <table:table-cell office:value-type="float" office:value="1.0700005">
                <text:p>1.07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017500121">
                <text:p>0.017500121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1.0600005">
                <text:p>1.06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015000122">
                <text:p>0.015000122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1.0500005">
                <text:p>1.05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012500122">
                <text:p>0.012500122</text:p>
              </table:table-cell>
              <table:table-cell office:value-type="float" office:value="0.0256228">
                <text:p>0.0256228</text:p>
              </table:table-cell>
              <table:table-cell office:value-type="float" office:value="1.0400006">
                <text:p>1.04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010000123">
                <text:p>0.010000123</text:p>
              </table:table-cell>
              <table:table-cell office:value-type="float" office:value="0.0237926">
                <text:p>0.0237926</text:p>
              </table:table-cell>
              <table:table-cell office:value-type="float" office:value="1.0300006">
                <text:p>1.03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0075001228">
                <text:p>0.0075001228</text:p>
              </table:table-cell>
              <table:table-cell office:value-type="float" office:value="0.0237926">
                <text:p>0.0237926</text:p>
              </table:table-cell>
              <table:table-cell office:value-type="float" office:value="1.0200006">
                <text:p>1.02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005000123">
                <text:p>0.005000123</text:p>
              </table:table-cell>
              <table:table-cell office:value-type="float" office:value="0.0256228">
                <text:p>0.0256228</text:p>
              </table:table-cell>
              <table:table-cell office:value-type="float" office:value="1.0100006">
                <text:p>1.01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0025001229">
                <text:p>0.0025001229</text:p>
              </table:table-cell>
              <table:table-cell office:value-type="float" office:value="0.0219624">
                <text:p>0.0219624</text:p>
              </table:table-cell>
              <table:table-cell office:value-type="float" office:value="1.0000006">
                <text:p>1.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00000012293458">
                <text:p>0.00000012293458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.9900006">
                <text:p>0.99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">
                <text:p>0</text:p>
              </table:table-cell>
              <table:table-cell office:value-type="float" office:value="0.018302">
                <text:p>0.018302</text:p>
              </table:table-cell>
              <table:table-cell office:value-type="float" office:value="0.9800006">
                <text:p>0.98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0.018302">
                <text:p>0.018302</text:p>
              </table:table-cell>
              <table:table-cell office:value-type="float" office:value="0.9700006">
                <text:p>0.97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">
                <text:p>0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96000063">
                <text:p>0.9600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95000064">
                <text:p>0.9500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">
                <text:p>0</text:p>
              </table:table-cell>
              <table:table-cell office:value-type="float" office:value="0.0128114">
                <text:p>0.0128114</text:p>
              </table:table-cell>
              <table:table-cell office:value-type="float" office:value="0.94000065">
                <text:p>0.9400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.0109812">
                <text:p>0.0109812</text:p>
              </table:table-cell>
              <table:table-cell office:value-type="float" office:value="0.93000066">
                <text:p>0.93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">
                <text:p>0</text:p>
              </table:table-cell>
              <table:table-cell office:value-type="float" office:value="0.0073208003">
                <text:p>0.0073208003</text:p>
              </table:table-cell>
              <table:table-cell office:value-type="float" office:value="0.9200007">
                <text:p>0.9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9100007">
                <text:p>0.91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00007">
                <text:p>0.9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00007">
                <text:p>0.89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00007">
                <text:p>0.88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8700007">
                <text:p>0.87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8600007">
                <text:p>0.86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85000074">
                <text:p>0.85000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000075">
                <text:p>0.8400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000076">
                <text:p>0.8300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82000077">
                <text:p>0.8200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100008">
                <text:p>0.81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8000008">
                <text:p>0.8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7900008">
                <text:p>0.79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7800008">
                <text:p>0.78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7700008">
                <text:p>0.77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7600008">
                <text:p>0.76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75000083">
                <text:p>0.7500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74000084">
                <text:p>0.7400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-0.0073208003">
                <text:p>-0.0073208003</text:p>
              </table:table-cell>
              <table:table-cell office:value-type="float" office:value="0.73000085">
                <text:p>0.7300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-0.009151">
                <text:p>-0.009151</text:p>
              </table:table-cell>
              <table:table-cell office:value-type="float" office:value="0.72000086">
                <text:p>0.7200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-0.0109812">
                <text:p>-0.0109812</text:p>
              </table:table-cell>
              <table:table-cell office:value-type="float" office:value="0.7100009">
                <text:p>0.71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-0.009151">
                <text:p>-0.009151</text:p>
              </table:table-cell>
              <table:table-cell office:value-type="float" office:value="0.7000009">
                <text:p>0.7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-0.0073208003">
                <text:p>-0.0073208003</text:p>
              </table:table-cell>
              <table:table-cell office:value-type="float" office:value="0.6900009">
                <text:p>0.69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">
                <text:p>0</text:p>
              </table:table-cell>
              <table:table-cell office:value-type="float" office:value="-0.0054906">
                <text:p>-0.0054906</text:p>
              </table:table-cell>
              <table:table-cell office:value-type="float" office:value="0.6800009">
                <text:p>0.68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6700009">
                <text:p>0.67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6600009">
                <text:p>0.66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65000093">
                <text:p>0.65000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64000094">
                <text:p>0.64000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63000095">
                <text:p>0.6300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000096">
                <text:p>0.62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000097">
                <text:p>0.610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0001">
                <text:p>0.6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0001">
                <text:p>0.59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0001">
                <text:p>0.58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0001">
                <text:p>0.57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0001">
                <text:p>0.56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0001">
                <text:p>0.55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000103">
                <text:p>0.54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000104">
                <text:p>0.530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000105">
                <text:p>0.52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51000106">
                <text:p>0.51000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00011">
                <text:p>0.5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000108">
                <text:p>0.4900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00011">
                <text:p>0.48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00011">
                <text:p>0.47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00011">
                <text:p>0.46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000112">
                <text:p>0.4500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000113">
                <text:p>0.4400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000114">
                <text:p>0.43000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000115">
                <text:p>0.42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000116">
                <text:p>0.4100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000117">
                <text:p>0.4000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000118">
                <text:p>0.3900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00012">
                <text:p>0.38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00012">
                <text:p>0.37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00012">
                <text:p>0.36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000122">
                <text:p>0.3500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000123">
                <text:p>0.34000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000124">
                <text:p>0.33000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000124">
                <text:p>0.32000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000125">
                <text:p>0.31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00126">
                <text:p>0.30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000127">
                <text:p>0.2900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000128">
                <text:p>0.2800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00013">
                <text:p>0.27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00013">
                <text:p>0.26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00013">
                <text:p>0.25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00013">
                <text:p>0.24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00013">
                <text:p>0.23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00013">
                <text:p>0.22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00129">
                <text:p>0.2100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0128">
                <text:p>0.2000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000128">
                <text:p>0.1900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000127">
                <text:p>0.1800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000127">
                <text:p>0.1700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000126">
                <text:p>0.16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000126">
                <text:p>0.15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000125">
                <text:p>0.14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00125">
                <text:p>0.13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000125">
                <text:p>0.12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00125">
                <text:p>0.11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125">
                <text:p>0.100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001255">
                <text:p>0.09000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00126">
                <text:p>0.08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00126">
                <text:p>0.07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00126">
                <text:p>0.0600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001264">
                <text:p>0.05000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001266">
                <text:p>0.04000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001266">
                <text:p>0.03000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001266">
                <text:p>0.02000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01266">
                <text:p>0.01000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2665987">
                <text:p>0.000001266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9998733">
                <text:p>-0.00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9998733">
                <text:p>-0.01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9998733">
                <text:p>-0.02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9998733">
                <text:p>-0.03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4999873">
                <text:p>-0.04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999873">
                <text:p>-0.0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9998726">
                <text:p>-0.069998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9998724">
                <text:p>-0.07999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999872">
                <text:p>-0.08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999872">
                <text:p>-0.09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0999872">
                <text:p>-0.10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19998716">
                <text:p>-0.11999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2999871">
                <text:p>-0.12999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3999872">
                <text:p>-0.13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999872">
                <text:p>-0.14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5999873">
                <text:p>-0.1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999874">
                <text:p>-0.16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999874">
                <text:p>-0.17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8999875">
                <text:p>-0.18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9999875">
                <text:p>-0.19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0999876">
                <text:p>-0.20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1999876">
                <text:p>-0.21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2999877">
                <text:p>-0.22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3999877">
                <text:p>-0.23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4999878">
                <text:p>-0.2499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5999877">
                <text:p>-0.25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6999876">
                <text:p>-0.26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7999875">
                <text:p>-0.27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8999874">
                <text:p>-0.28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999873">
                <text:p>-0.29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0999872">
                <text:p>-0.30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199987">
                <text:p>-0.31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99987">
                <text:p>-0.32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99987">
                <text:p>-0.33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4999868">
                <text:p>-0.3499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5999867">
                <text:p>-0.3599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6999866">
                <text:p>-0.3699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7999865">
                <text:p>-0.37999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8999864">
                <text:p>-0.3899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9999864">
                <text:p>-0.3999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0999863">
                <text:p>-0.409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1999862">
                <text:p>-0.41999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299986">
                <text:p>-0.42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399986">
                <text:p>-0.43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499986">
                <text:p>-0.44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5999858">
                <text:p>-0.4599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6999857">
                <text:p>-0.46999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7999856">
                <text:p>-0.4799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8999855">
                <text:p>-0.4899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9999854">
                <text:p>-0.49999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0999856">
                <text:p>-0.5099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1999855">
                <text:p>-0.5199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2999854">
                <text:p>-0.52999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3999853">
                <text:p>-0.53999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499985">
                <text:p>-0.54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599985">
                <text:p>-0.55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699985">
                <text:p>-0.56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799985">
                <text:p>-0.57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99985">
                <text:p>-0.58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999985">
                <text:p>-0.5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0999846">
                <text:p>-0.6099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1999846">
                <text:p>-0.6199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2999845">
                <text:p>-0.62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3999844">
                <text:p>-0.6399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499984">
                <text:p>-0.64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99984">
                <text:p>-0.65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699984">
                <text:p>-0.66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799984">
                <text:p>-0.67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899984">
                <text:p>-0.68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999984">
                <text:p>-0.6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0999837">
                <text:p>-0.70999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1999836">
                <text:p>-0.71999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2999835">
                <text:p>-0.72999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3999834">
                <text:p>-0.7399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4999833">
                <text:p>-0.7499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599983">
                <text:p>-0.75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699983">
                <text:p>-0.76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799983">
                <text:p>-0.77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899983">
                <text:p>-0.78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999983">
                <text:p>-0.7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099983">
                <text:p>-0.80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1999826">
                <text:p>-0.81999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2999825">
                <text:p>-0.82999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3999825">
                <text:p>-0.83999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4999824">
                <text:p>-0.84999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599982">
                <text:p>-0.85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699982">
                <text:p>-0.86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799982">
                <text:p>-0.87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899982">
                <text:p>-0.88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999982">
                <text:p>-0.89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099982">
                <text:p>-0.90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1999817">
                <text:p>-0.9199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2999816">
                <text:p>-0.9299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3999815">
                <text:p>-0.9399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4999814">
                <text:p>-0.9499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5999813">
                <text:p>-0.9599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699981">
                <text:p>-0.96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799981">
                <text:p>-0.97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899981">
                <text:p>-0.98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9999981">
                <text:p>-0.9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099981">
                <text:p>-1.00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99981">
                <text:p>-1.01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299981">
                <text:p>-1.02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39998">
                <text:p>-1.03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49998">
                <text:p>-1.04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59998">
                <text:p>-1.05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69998">
                <text:p>-1.06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79998">
                <text:p>-1.07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89998">
                <text:p>-1.08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99998">
                <text:p>-1.0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09998">
                <text:p>-1.10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19998">
                <text:p>-1.11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29998">
                <text:p>-1.12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39998">
                <text:p>-1.13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49998">
                <text:p>-1.14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599979">
                <text:p>-1.15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699979">
                <text:p>-1.16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799979">
                <text:p>-1.17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899979">
                <text:p>-1.18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999979">
                <text:p>-1.1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099979">
                <text:p>-1.20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199979">
                <text:p>-1.21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299979">
                <text:p>-1.22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399979">
                <text:p>-1.23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499979">
                <text:p>-1.24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99978">
                <text:p>-1.25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699978">
                <text:p>-1.26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799978">
                <text:p>-1.27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899978">
                <text:p>-1.28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999978">
                <text:p>-1.2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099978">
                <text:p>-1.30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199978">
                <text:p>-1.31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299978">
                <text:p>-1.32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399978">
                <text:p>-1.33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499978">
                <text:p>-1.34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599977">
                <text:p>-1.35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699977">
                <text:p>-1.36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799977">
                <text:p>-1.37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899977">
                <text:p>-1.38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99977">
                <text:p>-1.3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099977">
                <text:p>-1.40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199977">
                <text:p>-1.41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299977">
                <text:p>-1.42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399977">
                <text:p>-1.43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499977">
                <text:p>-1.44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599977">
                <text:p>-1.45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699976">
                <text:p>-1.46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799976">
                <text:p>-1.47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899976">
                <text:p>-1.48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4999976">
                <text:p>-1.49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099976">
                <text:p>-1.50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199976">
                <text:p>-1.51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299976">
                <text:p>-1.52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399976">
                <text:p>-1.53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499976">
                <text:p>-1.54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599976">
                <text:p>-1.55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699975">
                <text:p>-1.56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799975">
                <text:p>-1.57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899975">
                <text:p>-1.58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999975">
                <text:p>-1.5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5">
                <text:p>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30">
                <text:p>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5">
                <text:p>3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40">
                <text:p>3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5">
                <text:p>3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50">
                <text:p>3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5">
                <text:p>3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9">
                <text:p>-1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60">
                <text:p>3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8">
                <text:p>-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5">
                <text:p>3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7">
                <text:p>-1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0">
                <text:p>3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600001">
                <text:p>-1.56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5">
                <text:p>3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500001">
                <text:p>-1.55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80">
                <text:p>3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400001">
                <text:p>-1.54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5">
                <text:p>3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300001">
                <text:p>-1.53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0">
                <text:p>3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200001">
                <text:p>-1.52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5">
                <text:p>3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100001">
                <text:p>-1.51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000001">
                <text:p>-1.5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